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9097in" table:align="left" style:writing-mode="lr-tb"/>
    </style:style>
    <style:style style:name="Table1.A" style:family="table-column">
      <style:table-column-properties style:column-width="0.3972in"/>
    </style:style>
    <style:style style:name="Table1.B" style:family="table-column">
      <style:table-column-properties style:column-width="0.3542in"/>
    </style:style>
    <style:style style:name="Table1.C" style:family="table-column">
      <style:table-column-properties style:column-width="0.4333in"/>
    </style:style>
    <style:style style:name="Table1.D" style:family="table-column">
      <style:table-column-properties style:column-width="0.3153in"/>
    </style:style>
    <style:style style:name="Table1.E" style:family="table-column">
      <style:table-column-properties style:column-width="0.3146in"/>
    </style:style>
    <style:style style:name="Table1.G" style:family="table-column">
      <style:table-column-properties style:column-width="0.4021in"/>
    </style:style>
    <style:style style:name="Table1.H" style:family="table-column">
      <style:table-column-properties style:column-width="0.3389in"/>
    </style:style>
    <style:style style:name="Table1.1" style:family="table-row">
      <style:table-row-properties style:row-height="0.1924in" style:keep-together="true" fo:keep-together="auto"/>
    </style:style>
    <style:style style:name="Table1.A1" style:family="table-cell">
      <style:table-cell-properties style:vertical-align="top" fo:padding="0in" fo:border="0.0069in solid #000000" style:writing-mode="lr-tb"/>
    </style:style>
    <style:style style:name="Table1.2" style:family="table-row">
      <style:table-row-properties style:row-height="0.2361in" style:keep-together="true" fo:keep-together="auto"/>
    </style:style>
    <style:style style:name="Table1.A2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1.3" style:family="table-row">
      <style:table-row-properties style:row-height="0.2847in" style:keep-together="true" fo:keep-together="auto"/>
    </style:style>
    <style:style style:name="Table2" style:family="table">
      <style:table-properties style:width="2.6972in" fo:margin-left="0.1in" table:align="left" style:writing-mode="lr-tb"/>
    </style:style>
    <style:style style:name="Table2.A" style:family="table-column">
      <style:table-column-properties style:column-width="0.2056in"/>
    </style:style>
    <style:style style:name="Table2.B" style:family="table-column">
      <style:table-column-properties style:column-width="0.234in"/>
    </style:style>
    <style:style style:name="Table2.C" style:family="table-column">
      <style:table-column-properties style:column-width="0.2208in"/>
    </style:style>
    <style:style style:name="Table2.D" style:family="table-column">
      <style:table-column-properties style:column-width="0.2556in"/>
    </style:style>
    <style:style style:name="Table2.E" style:family="table-column">
      <style:table-column-properties style:column-width="0.2326in"/>
    </style:style>
    <style:style style:name="Table2.F" style:family="table-column">
      <style:table-column-properties style:column-width="0.2757in"/>
    </style:style>
    <style:style style:name="Table2.G" style:family="table-column">
      <style:table-column-properties style:column-width="0.2444in"/>
    </style:style>
    <style:style style:name="Table2.H" style:family="table-column">
      <style:table-column-properties style:column-width="0.2438in"/>
    </style:style>
    <style:style style:name="Table2.J" style:family="table-column">
      <style:table-column-properties style:column-width="0.2597in"/>
    </style:style>
    <style:style style:name="Table2.K" style:family="table-column">
      <style:table-column-properties style:column-width="0.2493in"/>
    </style:style>
    <style:style style:name="Table2.1" style:family="table-row">
      <style:table-row-properties style:row-height="0.3146in" style:keep-together="true" fo:keep-together="auto"/>
    </style:style>
    <style:style style:name="Table2.A1" style:family="table-cell">
      <style:table-cell-properties style:vertical-align="top" fo:padding="0in" fo:border="0.0069in solid #000000" style:writing-mode="lr-tb"/>
    </style:style>
    <style:style style:name="Table2.2" style:family="table-row">
      <style:table-row-properties style:row-height="0.3986in" style:keep-together="true" fo:keep-together="auto"/>
    </style:style>
    <style:style style:name="Table2.A2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3" style:family="table">
      <style:table-properties style:width="6.5465in" table:align="left" style:writing-mode="lr-tb"/>
    </style:style>
    <style:style style:name="Table3.A" style:family="table-column">
      <style:table-column-properties style:column-width="3.6243in"/>
    </style:style>
    <style:style style:name="Table3.B" style:family="table-column">
      <style:table-column-properties style:column-width="1.9465in"/>
    </style:style>
    <style:style style:name="Table3.C" style:family="table-column">
      <style:table-column-properties style:column-width="0.9757in"/>
    </style:style>
    <style:style style:name="Table3.1" style:family="table-row">
      <style:table-row-properties style:row-height="0.2514in" style:keep-together="true" fo:keep-together="auto"/>
    </style:style>
    <style:style style:name="Table3.A1" style:family="table-cell">
      <style:table-cell-properties style:vertical-align="top" fo:padding="0in" fo:border="none" style:writing-mode="lr-tb"/>
    </style:style>
    <style:style style:name="Table3.C1" style:family="table-cell">
      <style:table-cell-properties style:vertical-align="top" fo:padding="0in" fo:border-left="none" fo:border-right="0.0069in solid #000000" fo:border-top="0.0069in solid #000000" fo:border-bottom="none" style:writing-mode="lr-tb"/>
    </style:style>
    <style:style style:name="Table3.2" style:family="table-row">
      <style:table-row-properties style:row-height="0.2146in" style:keep-together="true" fo:keep-together="auto"/>
    </style:style>
    <style:style style:name="Table3.3" style:family="table-row">
      <style:table-row-properties style:row-height="0.3924in" style:keep-together="true" fo:keep-together="auto"/>
    </style:style>
    <style:style style:name="Table4" style:family="table">
      <style:table-properties style:width="6.5035in" fo:margin-left="0.0951in" table:align="left" style:writing-mode="lr-tb"/>
    </style:style>
    <style:style style:name="Table4.A" style:family="table-column">
      <style:table-column-properties style:column-width="0.2757in"/>
    </style:style>
    <style:style style:name="Table4.B" style:family="table-column">
      <style:table-column-properties style:column-width="4.059in"/>
    </style:style>
    <style:style style:name="Table4.C" style:family="table-column">
      <style:table-column-properties style:column-width="1.1347in"/>
    </style:style>
    <style:style style:name="Table4.D" style:family="table-column">
      <style:table-column-properties style:column-width="1.034in"/>
    </style:style>
    <style:style style:name="Table4.1" style:family="table-row">
      <style:table-row-properties style:row-height="0.191in" style:keep-together="true" fo:keep-together="auto"/>
    </style:style>
    <style:style style:name="Table4.A1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4.D1" style:family="table-cell">
      <style:table-cell-properties style:vertical-align="top" fo:background-color="#363435" fo:padding="0in" fo:border="0.0069in solid #000000" style:writing-mode="lr-tb">
        <style:background-image/>
      </style:table-cell-properties>
    </style:style>
    <style:style style:name="Table4.2" style:family="table-row">
      <style:table-row-properties style:row-height="0.2in" style:keep-together="true" fo:keep-together="auto"/>
    </style:style>
    <style:style style:name="Table4.D2" style:family="table-cell">
      <style:table-cell-properties style:vertical-align="top" fo:padding="0in" fo:border="0.0069in solid #000000" style:writing-mode="lr-tb"/>
    </style:style>
    <style:style style:name="Table4.C6" style:family="table-cell">
      <style:table-cell-properties style:vertical-align="top" fo:background-color="#36343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7" style:family="table-row">
      <style:table-row-properties style:row-height="0.1778in" style:keep-together="true" fo:keep-together="auto"/>
    </style:style>
    <style:style style:name="Table5" style:family="table">
      <style:table-properties style:width="6.4847in" fo:margin-left="0.0951in" table:align="left" style:writing-mode="lr-tb"/>
    </style:style>
    <style:style style:name="Table5.A" style:family="table-column">
      <style:table-column-properties style:column-width="0.3194in"/>
    </style:style>
    <style:style style:name="Table5.B" style:family="table-column">
      <style:table-column-properties style:column-width="3.6549in"/>
    </style:style>
    <style:style style:name="Table5.C" style:family="table-column">
      <style:table-column-properties style:column-width="1.3229in"/>
    </style:style>
    <style:style style:name="Table5.D" style:family="table-column">
      <style:table-column-properties style:column-width="1.1875in"/>
    </style:style>
    <style:style style:name="Table5.1" style:family="table-row">
      <style:table-row-properties style:row-height="0.234in" style:keep-together="true" fo:keep-together="auto"/>
    </style:style>
    <style:style style:name="Table5.A1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background-color="#363435" fo:padding="0in" fo:border-left="none" fo:border-right="0.0069in solid #000000" fo:border-top="0.0069in solid #000000" fo:border-bottom="0.0069in solid #000000" style:writing-mode="lr-tb">
        <style:background-image/>
      </style:table-cell-properties>
    </style:style>
    <style:style style:name="Table5.2" style:family="table-row">
      <style:table-row-properties style:row-height="0.2in" style:keep-together="true" fo:keep-together="auto"/>
    </style:style>
    <style:style style:name="Table5.D4" style:family="table-cell">
      <style:table-cell-properties style:vertical-align="top" fo:padding="0in" fo:border="0.0069in solid #000000" style:writing-mode="lr-tb"/>
    </style:style>
    <style:style style:name="Table5.C7" style:family="table-cell">
      <style:table-cell-properties style:vertical-align="top" fo:background-color="#c7c8ca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5.D7" style:family="table-cell">
      <style:table-cell-properties style:vertical-align="top" fo:background-color="#c7c8ca" fo:padding="0in" fo:border="0.0069in solid #000000" style:writing-mode="lr-tb">
        <style:background-image/>
      </style:table-cell-properties>
    </style:style>
    <style:style style:name="Table5.9" style:family="table-row">
      <style:table-row-properties style:row-height="0.3813in" style:keep-together="true" fo:keep-together="auto"/>
    </style:style>
    <style:style style:name="Table5.C9" style:family="table-cell">
      <style:table-cell-properties style:vertical-align="top" fo:background-color="#36343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6" style:family="table">
      <style:table-properties style:width="6.4875in" fo:margin-left="0.0861in" table:align="left" style:writing-mode="lr-tb"/>
    </style:style>
    <style:style style:name="Table6.A" style:family="table-column">
      <style:table-column-properties style:column-width="1.3493in"/>
    </style:style>
    <style:style style:name="Table6.B" style:family="table-column">
      <style:table-column-properties style:column-width="1.1549in"/>
    </style:style>
    <style:style style:name="Table6.C" style:family="table-column">
      <style:table-column-properties style:column-width="0.5396in"/>
    </style:style>
    <style:style style:name="Table6.D" style:family="table-column">
      <style:table-column-properties style:column-width="0.816in"/>
    </style:style>
    <style:style style:name="Table6.E" style:family="table-column">
      <style:table-column-properties style:column-width="0.9403in"/>
    </style:style>
    <style:style style:name="Table6.F" style:family="table-column">
      <style:table-column-properties style:column-width="1.6875in"/>
    </style:style>
    <style:style style:name="Table6.1" style:family="table-row">
      <style:table-row-properties style:row-height="0.4257in" style:keep-together="true" fo:keep-together="auto"/>
    </style:style>
    <style:style style:name="Table6.A1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6.F1" style:family="table-cell">
      <style:table-cell-properties style:vertical-align="top" fo:padding="0in" fo:border="0.0069in solid #000000" style:writing-mode="lr-tb"/>
    </style:style>
    <style:style style:name="Table6.2" style:family="table-row">
      <style:table-row-properties style:row-height="1.1174in" style:keep-together="true" fo:keep-together="auto"/>
    </style:style>
    <style:style style:name="Table6.3" style:family="table-row">
      <style:table-row-properties style:row-height="0.3549in" style:keep-together="true" fo:keep-together="auto"/>
    </style:style>
    <style:style style:name="Table7" style:family="table">
      <style:table-properties style:width="6.4875in" fo:margin-left="0.0861in" table:align="left" style:writing-mode="lr-tb"/>
    </style:style>
    <style:style style:name="Table7.A" style:family="table-column">
      <style:table-column-properties style:column-width="2.1382in"/>
    </style:style>
    <style:style style:name="Table7.B" style:family="table-column">
      <style:table-column-properties style:column-width="2.491in"/>
    </style:style>
    <style:style style:name="Table7.C" style:family="table-column">
      <style:table-column-properties style:column-width="1.8583in"/>
    </style:style>
    <style:style style:name="Table7.1" style:family="table-row">
      <style:table-row-properties style:row-height="0.3229in" style:keep-together="true" fo:keep-together="auto"/>
    </style:style>
    <style:style style:name="Table7.A1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7.C1" style:family="table-cell">
      <style:table-cell-properties style:vertical-align="top" fo:padding="0in" fo:border="0.0069in solid #000000" style:writing-mode="lr-tb"/>
    </style:style>
    <style:style style:name="Table7.2" style:family="table-row">
      <style:table-row-properties style:row-height="0.5451in" style:keep-together="true" fo:keep-together="auto"/>
    </style:style>
    <style:style style:name="P1" style:family="paragraph" style:parent-style-name="Standard" style:master-page-name="Standard">
      <style:paragraph-properties fo:margin-left="4.0299in" fo:margin-right="0in" fo:margin-top="0.0429in" fo:margin-bottom="0in" fo:line-height="100%" fo:orphans="0" fo:widows="0" fo:text-indent="0in" style:auto-text-indent="false" style:page-number="auto" style:text-autospace="none"/>
    </style:style>
    <style:style style:name="P2" style:family="paragraph" style:parent-style-name="Standard">
      <style:paragraph-properties fo:margin-left="3.8736in" fo:margin-right="0in" fo:margin-top="0in" fo:margin-bottom="0in" fo:line-height="0.2016in" fo:orphans="0" fo:widows="0" fo:text-indent="0in" style:auto-text-indent="false" style:text-autospace="none"/>
    </style:style>
    <style:style style:name="P3" style:family="paragraph" style:parent-style-name="Standard">
      <style:paragraph-properties fo:margin-top="0.0008in" fo:margin-bottom="0in" fo:line-height="0.1043in" fo:orphans="0" fo:widows="0" style:text-autospace="none"/>
      <style:text-properties fo:color="#000000" style:font-name="Arial" fo:font-size="7.5pt" style:font-size-asian="7.5pt" style:font-name-complex="Arial" style:font-size-complex="7.5pt"/>
    </style:style>
    <style:style style:name="P4" style:family="paragraph" style:parent-style-name="Standard">
      <style:paragraph-properties fo:margin-top="0.0008in" fo:margin-bottom="0in" fo:line-height="0.0693in" fo:orphans="0" fo:widows="0" style:text-autospace="none"/>
      <style:text-properties fo:color="#000000" style:font-name="Times New Roman" fo:font-size="5pt" style:font-size-asian="5pt" style:font-size-complex="5pt"/>
    </style:style>
    <style:style style:name="P5" style:family="paragraph" style:parent-style-name="Standard">
      <style:paragraph-properties fo:margin-top="0.0008in" fo:margin-bottom="0in" fo:line-height="0.0626in" fo:orphans="0" fo:widows="0" style:text-autospace="none"/>
      <style:text-properties fo:color="#000000" style:font-name="Times New Roman" fo:font-size="4.5pt" style:font-size-asian="4.5pt" style:font-size-complex="4.5pt"/>
    </style:style>
    <style:style style:name="P6" style:family="paragraph" style:parent-style-name="Standard">
      <style:paragraph-properties fo:margin-top="0.0008in" fo:margin-bottom="0in" fo:line-height="0.0764in" fo:orphans="0" fo:widows="0" style:text-autospace="none"/>
      <style:text-properties fo:color="#000000" style:font-name="Times New Roman" fo:font-size="5.5pt" style:font-size-asian="5.5pt" style:font-size-complex="5.5pt"/>
    </style:style>
    <style:style style:name="P7" style:family="paragraph" style:parent-style-name="Standard">
      <style:paragraph-properties fo:margin-top="0.0008in" fo:margin-bottom="0in" fo:line-height="0.0693in" fo:orphans="0" fo:widows="0" style:text-autospace="none"/>
    </style:style>
    <style:style style:name="P8" style:family="paragraph" style:parent-style-name="Standard">
      <style:paragraph-properties fo:margin-top="0in" fo:margin-bottom="0in" fo:line-height="0.139in" fo:orphans="0" fo:widows="0" style:text-autospace="none"/>
      <style:text-properties fo:color="#000000"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in" fo:margin-bottom="0in" fo:line-height="0.139in" fo:orphans="0" fo:widows="0" style:text-autospace="none"/>
      <style:text-properties fo:color="#000000" style:font-name="Times New Roman" fo:font-size="10pt" style:font-size-asian="10pt" style:font-size-complex="10pt"/>
    </style:style>
    <style:style style:name="P10" style:family="paragraph" style:parent-style-name="Standard">
      <style:paragraph-properties fo:margin-top="0in" fo:margin-bottom="0in" fo:line-height="0.0693in" fo:orphans="0" fo:widows="0" style:text-autospace="none"/>
      <style:text-properties fo:color="#000000" style:font-name="Times New Roman" fo:font-size="5pt" style:font-size-asian="5pt" style:font-size-complex="5pt"/>
    </style:style>
    <style:style style:name="P11" style:family="paragraph" style:parent-style-name="Standard">
      <style:paragraph-properties fo:margin-top="0in" fo:margin-bottom="0in" fo:line-height="0.1701in" fo:orphans="0" fo:widows="0" style:text-autospace="none"/>
      <style:text-properties fo:color="#000000" style:font-name="Times New Roman" fo:font-size="12pt" style:font-size-asian="12pt" style:font-size-complex="12pt"/>
    </style:style>
    <style:style style:name="P12" style:family="paragraph" style:parent-style-name="Standard">
      <style:paragraph-properties fo:margin-top="0in" fo:margin-bottom="0in" fo:line-height="100%" fo:orphans="0" fo:widows="0" style:text-autospace="none"/>
    </style:style>
    <style:style style:name="P13" style:family="paragraph" style:parent-style-name="Standard">
      <style:paragraph-properties fo:margin-top="0in" fo:margin-bottom="0in" fo:line-height="100%" fo:orphans="0" fo:widows="0" style:text-autospace="none" style:snap-to-layout-grid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top="0in" fo:margin-bottom="0in" fo:line-height="100%" fo:orphans="0" fo:widows="0" style:text-autospace="none"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in" fo:margin-bottom="0in" fo:line-height="0.139in" fo:orphans="0" fo:widows="0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top="0in" fo:margin-bottom="0in" fo:line-height="0.1701in" fo:orphans="0" fo:widows="0" fo:break-before="column" style:text-autospace="none"/>
    </style:style>
    <style:style style:name="P17" style:family="paragraph" style:parent-style-name="Standard">
      <style:paragraph-properties fo:margin-left="0.0366in" fo:margin-right="0in" fo:margin-top="0.0063in" fo:margin-bottom="0in" fo:line-height="100%" fo:orphans="0" fo:widows="0" fo:text-indent="0in" style:auto-text-indent="false" style:text-autospace="none" style:snap-to-layout-grid="false">
        <style:tab-stops>
          <style:tab-stop style:position="0.6201in"/>
        </style:tab-stops>
      </style:paragraph-properties>
    </style:style>
    <style:style style:name="P18" style:family="paragraph" style:parent-style-name="Standard">
      <style:paragraph-properties fo:margin-left="0.0366in" fo:margin-right="0in" fo:margin-top="0.0402in" fo:margin-bottom="0in" fo:line-height="100%" fo:orphans="0" fo:widows="0" fo:text-indent="0in" style:auto-text-indent="false" style:text-autospace="none" style:snap-to-layout-grid="false"/>
      <style:text-properties fo:color="#363435" style:font-name="Times New Roman" fo:font-size="10pt" fo:letter-spacing="-0.0071in" style:font-size-asian="10pt" style:font-size-complex="10pt"/>
    </style:style>
    <style:style style:name="P19" style:family="paragraph" style:parent-style-name="Standard">
      <style:paragraph-properties fo:margin-left="0.0902in" fo:margin-right="0in" fo:margin-top="0.0402in" fo:margin-bottom="0in" fo:line-height="100%" fo:orphans="0" fo:widows="0" fo:text-indent="0in" style:auto-text-indent="false" style:text-autospace="none" style:snap-to-layout-grid="false"/>
    </style:style>
    <style:style style:name="P20" style:family="paragraph" style:parent-style-name="Standard">
      <style:paragraph-properties fo:margin-left="0.0902in" fo:margin-right="0in" fo:margin-top="0.0402in" fo:margin-bottom="0in" fo:line-height="100%" fo:orphans="0" fo:widows="0" fo:text-indent="0in" style:auto-text-indent="false" style:text-autospace="none" style:snap-to-layout-gri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left="0.0917in" fo:margin-right="0in" fo:margin-top="0.0402in" fo:margin-bottom="0in" fo:line-height="100%" fo:orphans="0" fo:widows="0" fo:text-indent="0in" style:auto-text-indent="false" style:text-autospace="none" style:snap-to-layout-grid="false"/>
    </style:style>
    <style:style style:name="P22" style:family="paragraph" style:parent-style-name="Standard">
      <style:paragraph-properties fo:margin-left="0.0555in" fo:margin-right="0in" fo:margin-top="0.0402in" fo:margin-bottom="0in" fo:line-height="100%" fo:orphans="0" fo:widows="0" fo:text-indent="0in" style:auto-text-indent="false" style:text-autospace="none" style:snap-to-layout-grid="false"/>
    </style:style>
    <style:style style:name="P23" style:family="paragraph" style:parent-style-name="Standard">
      <style:paragraph-properties fo:margin-left="0.0945in" fo:margin-right="0in" fo:margin-top="0.0402in" fo:margin-bottom="0in" fo:line-height="100%" fo:orphans="0" fo:widows="0" fo:text-indent="0in" style:auto-text-indent="false" style:text-autospace="none" style:snap-to-layout-grid="false"/>
    </style:style>
    <style:style style:name="P24" style:family="paragraph" style:parent-style-name="Standard">
      <style:paragraph-properties fo:margin-left="0.0945in" fo:margin-right="0in" fo:margin-top="0in" fo:margin-bottom="0in" fo:line-height="0.1693in" fo:orphans="0" fo:widows="0" fo:text-indent="0in" style:auto-text-indent="false" style:text-autospace="none" style:snap-to-layout-grid="false"/>
    </style:style>
    <style:style style:name="P25" style:family="paragraph" style:parent-style-name="Standard">
      <style:paragraph-properties fo:margin-left="0.0953in" fo:margin-right="0in" fo:margin-top="0.0402in" fo:margin-bottom="0in" fo:line-height="100%" fo:orphans="0" fo:widows="0" fo:text-indent="0in" style:auto-text-indent="false" style:text-autospace="none" style:snap-to-layout-grid="false"/>
    </style:style>
    <style:style style:name="P26" style:family="paragraph" style:parent-style-name="Standard">
      <style:paragraph-properties fo:margin-left="0.8634in" fo:margin-right="0in" fo:margin-top="0.0209in" fo:margin-bottom="0in" fo:line-height="0.1602in" fo:orphans="0" fo:widows="0" fo:text-indent="0in" style:auto-text-indent="false" style:text-autospace="none"/>
    </style:style>
    <style:style style:name="P27" style:family="paragraph" style:parent-style-name="Standard">
      <style:paragraph-properties fo:margin-left="2.1028in" fo:margin-right="0in" fo:margin-top="0in" fo:margin-bottom="0in" fo:line-height="0.228in" fo:orphans="0" fo:widows="0" fo:text-indent="0in" style:auto-text-indent="false" style:text-autospace="none">
        <style:tab-stops>
          <style:tab-stop style:position="7.422in"/>
        </style:tab-stops>
      </style:paragraph-properties>
    </style:style>
    <style:style style:name="P28" style:family="paragraph" style:parent-style-name="Standard">
      <style:paragraph-properties fo:margin-top="0.0047in" fo:margin-bottom="0in" fo:line-height="0.0835in" fo:orphans="0" fo:widows="0" style:text-autospace="none"/>
      <style:text-properties fo:color="#000000" style:font-name="Times New Roman" fo:font-size="6pt" style:font-size-asian="6pt" style:font-size-complex="6pt"/>
    </style:style>
    <style:style style:name="P29" style:family="paragraph" style:parent-style-name="Standard">
      <style:paragraph-properties fo:margin-top="0.0047in" fo:margin-bottom="0in" fo:line-height="0.0972in" fo:orphans="0" fo:widows="0" style:text-autospace="none" style:snap-to-layout-grid="false"/>
      <style:text-properties style:font-name="Times New Roman" fo:font-size="7pt" style:font-size-asian="7pt" style:font-size-complex="7pt"/>
    </style:style>
    <style:style style:name="P30" style:family="paragraph" style:parent-style-name="Standard">
      <style:paragraph-properties fo:margin-left="0.0327in" fo:margin-right="0in" fo:margin-top="0.0437in" fo:margin-bottom="0in" fo:line-height="100%" fo:orphans="0" fo:widows="0" fo:text-indent="0in" style:auto-text-indent="false" style:text-autospace="none" style:snap-to-layout-grid="false">
        <style:tab-stops>
          <style:tab-stop style:position="1.3102in"/>
        </style:tab-stops>
      </style:paragraph-properties>
    </style:style>
    <style:style style:name="P31" style:family="paragraph" style:parent-style-name="Standard">
      <style:paragraph-properties fo:margin-top="0.0063in" fo:margin-bottom="0in" fo:line-height="0.1252in" fo:orphans="0" fo:widows="0" style:text-autospace="none"/>
    </style:style>
    <style:style style:name="P32" style:family="paragraph" style:parent-style-name="Standard">
      <style:paragraph-properties fo:margin-top="0.0063in" fo:margin-bottom="0in" fo:line-height="0.0972in" fo:orphans="0" fo:widows="0" style:text-autospace="none"/>
      <style:text-properties fo:color="#000000" style:font-name="Times New Roman" fo:font-size="7pt" style:font-size-asian="7pt" style:font-size-complex="7pt"/>
    </style:style>
    <style:style style:name="P33" style:family="paragraph" style:parent-style-name="Standard">
      <style:paragraph-properties fo:margin-left="0.2909in" fo:margin-right="4.9752in" fo:margin-top="0.0201in" fo:margin-bottom="0in" fo:line-height="130%" fo:orphans="0" fo:widows="0" fo:text-indent="-0.1555in" style:auto-text-indent="false" style:text-autospace="none"/>
    </style:style>
    <style:style style:name="P34" style:family="paragraph" style:parent-style-name="Standard">
      <style:paragraph-properties fo:margin-left="0.1846in" fo:margin-right="0in" fo:margin-top="0.0154in" fo:margin-bottom="0in" fo:line-height="0.172in" fo:orphans="0" fo:widows="0" fo:text-indent="0in" style:auto-text-indent="false" style:text-autospace="none">
        <style:tab-stops>
          <style:tab-stop style:position="3.7402in"/>
        </style:tab-stops>
      </style:paragraph-properties>
    </style:style>
    <style:style style:name="P35" style:family="paragraph" style:parent-style-name="Standard">
      <style:paragraph-properties fo:margin-left="0.1055in" fo:margin-right="0in" fo:margin-top="0.0201in" fo:margin-bottom="0in" fo:line-height="100%" fo:orphans="0" fo:widows="0" fo:text-indent="0in" style:auto-text-indent="false" style:text-autospace="none">
        <style:tab-stops>
          <style:tab-stop style:position="5.078in"/>
        </style:tab-stops>
      </style:paragraph-properties>
    </style:style>
    <style:style style:name="P36" style:family="paragraph" style:parent-style-name="Standard">
      <style:paragraph-properties fo:margin-left="0.1055in" fo:margin-right="0in" fo:margin-top="0in" fo:margin-bottom="0in" fo:line-height="100%" fo:orphans="0" fo:widows="0" fo:text-indent="0in" style:auto-text-indent="false" style:text-autospace="none"/>
    </style:style>
    <style:style style:name="P37" style:family="paragraph" style:parent-style-name="Standard">
      <style:paragraph-properties fo:margin-left="0.1055in" fo:margin-right="0in" fo:margin-top="0.0083in" fo:margin-bottom="0in" fo:line-height="0.1866in" fo:orphans="0" fo:widows="0" fo:text-indent="0in" style:auto-text-indent="false" style:text-autospace="none"/>
    </style:style>
    <style:style style:name="P38" style:family="paragraph" style:parent-style-name="Standard">
      <style:paragraph-properties fo:margin-left="0.028in" fo:margin-right="0in" fo:margin-top="0.0457in" fo:margin-bottom="0in" fo:line-height="100%" fo:orphans="0" fo:widows="0" fo:text-indent="0in" style:auto-text-indent="false" style:text-autospace="none" style:snap-to-layout-grid="false"/>
    </style:style>
    <style:style style:name="P39" style:family="paragraph" style:parent-style-name="Standard">
      <style:paragraph-properties fo:margin-left="0.028in" fo:margin-right="0in" fo:margin-top="0in" fo:margin-bottom="0in" fo:line-height="0.1866in" fo:orphans="0" fo:widows="0" fo:text-indent="0in" style:auto-text-indent="false" style:text-autospace="none" style:snap-to-layout-grid="false"/>
    </style:style>
    <style:style style:name="P40" style:family="paragraph" style:parent-style-name="Standard">
      <style:paragraph-properties fo:margin-left="1.2374in" fo:margin-right="0in" fo:margin-top="0.0457in" fo:margin-bottom="0in" fo:line-height="100%" fo:orphans="0" fo:widows="0" fo:text-indent="0in" style:auto-text-indent="false" style:text-autospace="none" style:snap-to-layout-grid="false"/>
    </style:style>
    <style:style style:name="P41" style:family="paragraph" style:parent-style-name="Standard">
      <style:paragraph-properties fo:margin-left="0.028in" fo:margin-right="1.8299in" fo:margin-top="0.0217in" fo:margin-bottom="0in" fo:line-height="0.1528in" fo:orphans="0" fo:widows="0" fo:text-indent="0in" style:auto-text-indent="false" style:text-autospace="none" style:snap-to-layout-grid="false"/>
    </style:style>
    <style:style style:name="P42" style:family="paragraph" style:parent-style-name="Standard">
      <style:paragraph-properties fo:margin-left="1.1965in" fo:margin-right="0.0634in" fo:margin-top="0.0217in" fo:margin-bottom="0in" fo:line-height="0.1528in" fo:orphans="0" fo:widows="0" fo:text-indent="-0.4839in" style:auto-text-indent="false" style:text-autospace="none" style:snap-to-layout-grid="false"/>
    </style:style>
    <style:style style:name="P43" style:family="paragraph" style:parent-style-name="Standard">
      <style:paragraph-properties fo:margin-left="0.061in" fo:margin-right="0.1409in" fo:margin-top="0.0146in" fo:margin-bottom="0in" fo:line-height="100%" fo:text-align="center" style:justify-single-word="false" fo:orphans="0" fo:widows="0" fo:text-indent="0in" style:auto-text-indent="false" style:text-autospace="none" style:snap-to-layout-grid="false"/>
    </style:style>
    <style:style style:name="P44" style:family="paragraph" style:parent-style-name="Standard">
      <style:paragraph-properties fo:margin-left="0.328in" fo:margin-right="0.4083in" fo:margin-top="0in" fo:margin-bottom="0in" fo:line-height="0.1528in" fo:text-align="center" style:justify-single-word="false" fo:orphans="0" fo:widows="0" fo:text-indent="0in" style:auto-text-indent="false" style:text-autospace="none"/>
    </style:style>
    <style:style style:name="P45" style:family="paragraph" style:parent-style-name="Standard">
      <style:paragraph-properties fo:margin-left="0.0709in" fo:margin-right="0in" fo:margin-top="0in" fo:margin-bottom="0in" fo:line-height="0.1602in" fo:orphans="0" fo:widows="0" fo:text-indent="0in" style:auto-text-indent="false" style:text-autospace="none" style:snap-to-layout-grid="false"/>
      <style:text-properties fo:color="#363435" style:text-position="4% 100%" style:font-name="Times New Roman" fo:font-size="12pt" style:font-size-asian="12pt" style:font-size-complex="12pt"/>
    </style:style>
    <style:style style:name="P46" style:family="paragraph" style:parent-style-name="Standard">
      <style:paragraph-properties fo:margin-left="0.0709in" fo:margin-right="0in" fo:margin-top="0in" fo:margin-bottom="0in" fo:line-height="0.1693in" fo:orphans="0" fo:widows="0" fo:text-indent="0in" style:auto-text-indent="false" style:text-autospace="none" style:snap-to-layout-grid="false"/>
      <style:text-properties fo:color="#363435" style:font-name="Times New Roman" fo:font-size="12pt" style:font-size-asian="12pt" style:font-size-complex="12pt"/>
    </style:style>
    <style:style style:name="P47" style:family="paragraph" style:parent-style-name="Standard">
      <style:paragraph-properties fo:margin-left="0.0709in" fo:margin-right="0in" fo:margin-top="0in" fo:margin-bottom="0in" fo:line-height="0.1693in" fo:orphans="0" fo:widows="0" fo:text-indent="0in" style:auto-text-indent="false" style:text-autospace="none" style:snap-to-layout-grid="false"/>
    </style:style>
    <style:style style:name="P48" style:family="paragraph" style:parent-style-name="Standard">
      <style:paragraph-properties fo:margin-left="0.1102in" fo:margin-right="0in" fo:margin-top="0in" fo:margin-bottom="0in" fo:line-height="0.1602in" fo:orphans="0" fo:widows="0" fo:text-indent="0in" style:auto-text-indent="false" style:text-autospace="none" style:snap-to-layout-grid="false"/>
    </style:style>
    <style:style style:name="P49" style:family="paragraph" style:parent-style-name="Standard">
      <style:paragraph-properties fo:margin-left="0.1102in" fo:margin-right="0in" fo:margin-top="0in" fo:margin-bottom="0in" fo:line-height="0.1693in" fo:orphans="0" fo:widows="0" fo:text-indent="0in" style:auto-text-indent="false" style:text-autospace="none" style:snap-to-layout-grid="false"/>
    </style:style>
    <style:style style:name="P50" style:family="paragraph" style:parent-style-name="Standard">
      <style:paragraph-properties fo:margin-left="0.3563in" fo:margin-right="0in" fo:margin-top="0in" fo:margin-bottom="0in" fo:line-height="0.1602in" fo:orphans="0" fo:widows="0" fo:text-indent="0in" style:auto-text-indent="false" style:text-autospace="none" style:snap-to-layout-grid="false"/>
    </style:style>
    <style:style style:name="P51" style:family="paragraph" style:parent-style-name="Standard">
      <style:paragraph-properties fo:margin-left="0.3571in" fo:margin-right="0in" fo:margin-top="0in" fo:margin-bottom="0in" fo:line-height="0.1693in" fo:orphans="0" fo:widows="0" fo:text-indent="0in" style:auto-text-indent="false" style:text-autospace="none" style:snap-to-layout-grid="false"/>
    </style:style>
    <style:style style:name="P52" style:family="paragraph" style:parent-style-name="Standard">
      <style:paragraph-properties fo:margin-left="0.0228in" fo:margin-right="0in" fo:margin-top="0in" fo:margin-bottom="0in" fo:line-height="0.1693in" fo:orphans="0" fo:widows="0" fo:text-indent="0in" style:auto-text-indent="false" style:text-autospace="none" style:snap-to-layout-grid="false"/>
    </style:style>
    <style:style style:name="P53" style:family="paragraph" style:parent-style-name="Standard">
      <style:paragraph-properties fo:margin-top="0.0035in" fo:margin-bottom="0in" fo:line-height="0.111in" fo:orphans="0" fo:widows="0" style:text-autospace="none"/>
    </style:style>
    <style:style style:name="P54" style:family="paragraph" style:parent-style-name="Standard">
      <style:paragraph-properties fo:margin-top="0.0035in" fo:margin-bottom="0in" fo:line-height="0.0138in" fo:orphans="0" fo:widows="0" style:text-autospace="none"/>
      <style:text-properties fo:color="#000000" style:font-name="Times New Roman" fo:font-size="1pt" style:font-size-asian="1pt" style:font-size-complex="1pt"/>
    </style:style>
    <style:style style:name="P55" style:family="paragraph" style:parent-style-name="Standard">
      <style:paragraph-properties fo:margin-left="0.0764in" fo:margin-right="0in" fo:margin-top="0in" fo:margin-bottom="0in" fo:line-height="0.1744in" fo:orphans="0" fo:widows="0" fo:text-indent="0in" style:auto-text-indent="false" style:text-autospace="none">
        <style:tab-stops>
          <style:tab-stop style:position="1.5209in"/>
        </style:tab-stops>
      </style:paragraph-properties>
    </style:style>
    <style:style style:name="P56" style:family="paragraph" style:parent-style-name="Standard">
      <style:paragraph-properties fo:margin-top="0.0138in" fo:margin-bottom="0in" fo:line-height="0.1807in" fo:orphans="0" fo:widows="0" style:text-autospace="none"/>
      <style:text-properties style:font-name="Times New Roman" fo:font-size="13pt" style:font-size-asian="13pt" style:font-size-complex="13pt"/>
    </style:style>
    <style:style style:name="P57" style:family="paragraph" style:parent-style-name="Standard">
      <style:paragraph-properties fo:margin-left="0.7055in" fo:margin-right="0in" fo:margin-top="0in" fo:margin-bottom="0in" fo:line-height="100%" fo:orphans="0" fo:widows="0" fo:text-indent="0in" style:auto-text-indent="false" style:text-autospace="none"/>
    </style:style>
    <style:style style:name="P58" style:family="paragraph" style:parent-style-name="Standard">
      <style:paragraph-properties fo:margin-left="0.1839in" fo:margin-right="0in" fo:margin-top="0.0244in" fo:margin-bottom="0in" fo:line-height="0.1575in" fo:orphans="0" fo:widows="0" fo:text-indent="0in" style:auto-text-indent="false" style:text-autospace="none">
        <style:tab-stops>
          <style:tab-stop style:position="4.3508in"/>
          <style:tab-stop style:position="5.9201in"/>
        </style:tab-stops>
      </style:paragraph-properties>
    </style:style>
    <style:style style:name="P59" style:family="paragraph" style:parent-style-name="Standard">
      <style:paragraph-properties fo:margin-left="0.1839in" fo:margin-right="0in" fo:margin-top="0.0201in" fo:margin-bottom="0in" fo:line-height="0.2354in" fo:orphans="0" fo:widows="0" fo:text-indent="0in" style:auto-text-indent="false" style:text-autospace="none">
        <style:tab-stops>
          <style:tab-stop style:position="4.9756in"/>
        </style:tab-stops>
      </style:paragraph-properties>
    </style:style>
    <style:style style:name="P60" style:family="paragraph" style:parent-style-name="Standard">
      <style:paragraph-properties fo:margin-left="0.6189in" fo:margin-right="0in" fo:margin-top="0in" fo:margin-bottom="0in" fo:line-height="0.1366in" fo:orphans="0" fo:widows="0" fo:text-indent="0in" style:auto-text-indent="false" style:text-autospace="none">
        <style:tab-stops>
          <style:tab-stop style:position="5.2717in"/>
          <style:tab-stop style:position="6.4937in"/>
        </style:tab-stops>
      </style:paragraph-properties>
    </style:style>
    <style:style style:name="P61" style:family="paragraph" style:parent-style-name="Standard">
      <style:paragraph-properties fo:margin-left="0.0575in" fo:margin-right="0in" fo:margin-top="0.011in" fo:margin-bottom="0in" fo:line-height="100%" fo:orphans="0" fo:widows="0" fo:text-indent="0in" style:auto-text-indent="false" style:text-autospace="none" style:snap-to-layout-grid="false"/>
      <style:text-properties fo:color="#363435" style:font-name="Times New Roman" fo:font-size="12pt" style:font-size-asian="12pt" style:font-size-complex="12pt"/>
    </style:style>
    <style:style style:name="P62" style:family="paragraph" style:parent-style-name="Standard">
      <style:paragraph-properties fo:margin-left="0.0575in" fo:margin-right="0in" fo:margin-top="0in" fo:margin-bottom="0in" fo:line-height="0.1693in" fo:orphans="0" fo:widows="0" fo:text-indent="0in" style:auto-text-indent="false" style:text-autospace="none" style:snap-to-layout-grid="false"/>
      <style:text-properties fo:color="#363435" style:font-name="Times New Roman" fo:font-size="12pt" style:font-size-asian="12pt" style:font-size-complex="12pt"/>
    </style:style>
    <style:style style:name="P63" style:family="paragraph" style:parent-style-name="Standard">
      <style:paragraph-properties fo:margin-left="0.0575in" fo:margin-right="0in" fo:margin-top="0in" fo:margin-bottom="0in" fo:line-height="0.1693in" fo:orphans="0" fo:widows="0" fo:text-indent="0in" style:auto-text-indent="false" style:text-autospace="none" style:snap-to-layout-grid="false"/>
      <style:text-properties fo:color="#363435" style:font-name="Times New Roman" fo:font-size="12pt" fo:letter-spacing="-0.0008in" style:font-size-asian="12pt" style:font-size-complex="12pt"/>
    </style:style>
    <style:style style:name="P64" style:family="paragraph" style:parent-style-name="Standard">
      <style:paragraph-properties fo:margin-left="0.0535in" fo:margin-right="0in" fo:margin-top="0.011in" fo:margin-bottom="0in" fo:line-height="100%" fo:orphans="0" fo:widows="0" fo:text-indent="0in" style:auto-text-indent="false" style:text-autospace="none" style:snap-to-layout-grid="false"/>
    </style:style>
    <style:style style:name="P65" style:family="paragraph" style:parent-style-name="Standard">
      <style:paragraph-properties fo:margin-left="0.0535in" fo:margin-right="0in" fo:margin-top="0in" fo:margin-bottom="0in" fo:line-height="0.1693in" fo:orphans="0" fo:widows="0" fo:text-indent="0in" style:auto-text-indent="false" style:text-autospace="none" style:snap-to-layout-grid="false"/>
    </style:style>
    <style:style style:name="P66" style:family="paragraph" style:parent-style-name="Standard">
      <style:paragraph-properties fo:margin-left="0.0535in" fo:margin-right="0in" fo:margin-top="0.0083in" fo:margin-bottom="0in" fo:line-height="100%" fo:orphans="0" fo:widows="0" fo:text-indent="0in" style:auto-text-indent="false" style:text-autospace="none"/>
    </style:style>
    <style:style style:name="P67" style:family="paragraph" style:parent-style-name="Standard">
      <style:paragraph-properties fo:margin-left="0.0728in" fo:margin-right="0in" fo:margin-top="0.011in" fo:margin-bottom="0in" fo:line-height="100%" fo:orphans="0" fo:widows="0" fo:text-indent="0in" style:auto-text-indent="false" style:text-autospace="none" style:snap-to-layout-grid="false"/>
    </style:style>
    <style:style style:name="P68" style:family="paragraph" style:parent-style-name="Standard">
      <style:paragraph-properties fo:margin-left="0.0736in" fo:margin-right="0in" fo:margin-top="0in" fo:margin-bottom="0in" fo:line-height="0.1693in" fo:orphans="0" fo:widows="0" fo:text-indent="0in" style:auto-text-indent="false" style:text-autospace="none" style:snap-to-layout-grid="false"/>
    </style:style>
    <style:style style:name="P69" style:family="paragraph" style:parent-style-name="Standard">
      <style:paragraph-properties fo:margin-left="0.0736in" fo:margin-right="0in" fo:margin-top="0in" fo:margin-bottom="0in" fo:line-height="0.1693in" fo:orphans="0" fo:widows="0" fo:text-indent="0in" style:auto-text-indent="false" style:text-autospace="none" style:snap-to-layout-grid="false"/>
      <style:text-properties style:font-name="Times New Roman" fo:font-size="12pt" style:font-size-asian="12pt" style:font-size-complex="12pt"/>
    </style:style>
    <style:style style:name="P70" style:family="paragraph" style:parent-style-name="Standard">
      <style:paragraph-properties fo:margin-left="0.052in" fo:margin-right="0in" fo:margin-top="0in" fo:margin-bottom="0in" fo:line-height="0.1693in" fo:orphans="0" fo:widows="0" fo:text-indent="0in" style:auto-text-indent="false" style:text-autospace="none" style:snap-to-layout-grid="false"/>
    </style:style>
    <style:style style:name="P71" style:family="paragraph" style:parent-style-name="Standard">
      <style:paragraph-properties fo:margin-left="0.1291in" fo:margin-right="0in" fo:margin-top="0in" fo:margin-bottom="0in" fo:line-height="0.1693in" fo:orphans="0" fo:widows="0" fo:text-indent="0in" style:auto-text-indent="false" style:text-autospace="none" style:snap-to-layout-grid="false"/>
    </style:style>
    <style:style style:name="P72" style:family="paragraph" style:parent-style-name="Standard">
      <style:paragraph-properties fo:margin-top="0.0043in" fo:margin-bottom="0in" fo:line-height="0.0902in" fo:orphans="0" fo:widows="0" style:text-autospace="none"/>
    </style:style>
    <style:style style:name="P73" style:family="paragraph" style:parent-style-name="Standard">
      <style:paragraph-properties fo:margin-top="0.0043in" fo:margin-bottom="0in" fo:line-height="0.0764in" fo:orphans="0" fo:widows="0" style:text-autospace="none"/>
      <style:text-properties fo:color="#000000" style:font-name="Times New Roman" fo:font-size="5.5pt" style:font-size-asian="5.5pt" style:font-size-complex="5.5pt"/>
    </style:style>
    <style:style style:name="P74" style:family="paragraph" style:parent-style-name="Standard">
      <style:paragraph-properties fo:margin-top="0.0043in" fo:margin-bottom="0in" fo:line-height="0.0417in" fo:orphans="0" fo:widows="0" style:text-autospace="none"/>
      <style:text-properties fo:color="#000000" style:font-name="Times New Roman" fo:font-size="3pt" style:font-size-asian="3pt" style:font-size-complex="3pt"/>
    </style:style>
    <style:style style:name="P75" style:family="paragraph" style:parent-style-name="Standard">
      <style:paragraph-properties fo:margin-top="0.0043in" fo:margin-bottom="0in" fo:line-height="0.0693in" fo:orphans="0" fo:widows="0" style:text-autospace="none" style:snap-to-layout-grid="false"/>
      <style:text-properties style:font-name="Times New Roman" fo:font-size="5pt" style:font-size-asian="5pt" style:font-size-complex="5pt"/>
    </style:style>
    <style:style style:name="P76" style:family="paragraph" style:parent-style-name="Standard">
      <style:paragraph-properties fo:margin-left="3.2693in" fo:margin-right="3.2374in" fo:margin-top="0.0264in" fo:margin-bottom="0in" fo:line-height="100%" fo:text-align="center" style:justify-single-word="false" fo:orphans="0" fo:widows="0" fo:text-indent="0in" style:auto-text-indent="false" style:text-autospace="none"/>
      <style:text-properties fo:color="#fdfdfd" style:font-name="Arial" fo:font-size="8pt" fo:letter-spacing="0.0028in" style:font-size-asian="8pt" style:font-name-complex="Arial" style:font-size-complex="8pt"/>
    </style:style>
    <style:style style:name="P77" style:family="paragraph" style:parent-style-name="Standard" style:master-page-name="Convert_20_1">
      <style:paragraph-properties fo:margin-left="0.1752in" fo:margin-right="0in" fo:margin-top="0.0445in" fo:margin-bottom="0in" fo:line-height="0.1882in" fo:orphans="0" fo:widows="0" fo:text-indent="0in" style:auto-text-indent="false" style:page-number="auto" style:text-autospace="none"/>
    </style:style>
    <style:style style:name="P78" style:family="paragraph" style:parent-style-name="Standard">
      <style:paragraph-properties fo:margin-left="0.0717in" fo:margin-right="0in" fo:margin-top="0.0118in" fo:margin-bottom="0in" fo:line-height="100%" fo:orphans="0" fo:widows="0" fo:text-indent="0in" style:auto-text-indent="false" style:text-autospace="none" style:snap-to-layout-grid="false"/>
      <style:text-properties fo:color="#363435" style:font-name="Times New Roman" fo:font-size="12pt" fo:letter-spacing="-0.0075in" style:font-size-asian="12pt" style:font-size-complex="12pt"/>
    </style:style>
    <style:style style:name="P79" style:family="paragraph" style:parent-style-name="Standard">
      <style:paragraph-properties fo:margin-left="0.0717in" fo:margin-right="0in" fo:margin-top="0.0654in" fo:margin-bottom="0in" fo:line-height="100%" fo:orphans="0" fo:widows="0" fo:text-indent="0in" style:auto-text-indent="false" style:text-autospace="none" style:snap-to-layout-grid="false"/>
    </style:style>
    <style:style style:name="P80" style:family="paragraph" style:parent-style-name="Standard">
      <style:paragraph-properties fo:margin-left="0.0717in" fo:margin-right="0in" fo:margin-top="0in" fo:margin-bottom="0in" fo:line-height="100%" fo:orphans="0" fo:widows="0" fo:text-indent="0in" style:auto-text-indent="false" style:text-autospace="none"/>
    </style:style>
    <style:style style:name="P81" style:family="paragraph" style:parent-style-name="Standard">
      <style:paragraph-properties fo:margin-left="0.0717in" fo:margin-right="0in" fo:margin-top="0in" fo:margin-bottom="0in" fo:line-height="100%" fo:orphans="0" fo:widows="0" fo:text-indent="0in" style:auto-text-indent="false" style:text-autospace="none"/>
      <style:text-properties fo:color="#363435" style:font-name="Times New Roman" fo:font-size="12pt" fo:letter-spacing="-0.0063in" style:font-size-asian="12pt" style:font-size-complex="12pt"/>
    </style:style>
    <style:style style:name="P82" style:family="paragraph" style:parent-style-name="Standard">
      <style:paragraph-properties fo:margin-left="0.0717in" fo:margin-right="0in" fo:margin-top="0.0083in" fo:margin-bottom="0in" fo:line-height="100%" fo:orphans="0" fo:widows="0" fo:text-indent="0in" style:auto-text-indent="false" style:text-autospace="none"/>
    </style:style>
    <style:style style:name="P83" style:family="paragraph" style:parent-style-name="Standard">
      <style:paragraph-properties fo:margin-left="0.1791in" fo:margin-right="-0.0043in" fo:margin-top="0.0118in" fo:margin-bottom="0in" fo:line-height="103%" fo:orphans="0" fo:widows="0" fo:text-indent="0in" style:auto-text-indent="false" style:text-autospace="none" style:snap-to-layout-grid="false"/>
    </style:style>
    <style:style style:name="P84" style:family="paragraph" style:parent-style-name="Standard">
      <style:paragraph-properties fo:margin-left="0.089in" fo:margin-right="0in" fo:margin-top="0.0118in" fo:margin-bottom="0in" fo:line-height="100%" fo:orphans="0" fo:widows="0" fo:text-indent="0in" style:auto-text-indent="false" style:text-autospace="none" style:snap-to-layout-grid="false"/>
      <style:text-properties fo:color="#363435" style:font-name="Times New Roman" fo:font-size="12pt" fo:letter-spacing="-0.0055in" style:font-size-asian="12pt" style:font-size-complex="12pt"/>
    </style:style>
    <style:style style:name="P85" style:family="paragraph" style:parent-style-name="Standard">
      <style:paragraph-properties fo:margin-left="0.0984in" fo:margin-right="0.1465in" fo:margin-top="0.0118in" fo:margin-bottom="0in" fo:line-height="103%" fo:orphans="0" fo:widows="0" fo:text-indent="-0.0016in" style:auto-text-indent="false" style:text-autospace="none" style:snap-to-layout-grid="false"/>
    </style:style>
    <style:style style:name="P86" style:family="paragraph" style:parent-style-name="Standard">
      <style:paragraph-properties fo:margin-left="0.1453in" fo:margin-right="0in" fo:margin-top="0.0118in" fo:margin-bottom="0in" fo:line-height="100%" fo:orphans="0" fo:widows="0" fo:text-indent="0in" style:auto-text-indent="false" style:text-autospace="none" style:snap-to-layout-grid="false"/>
      <style:text-properties fo:color="#363435" style:font-name="Times New Roman" fo:font-size="12pt" fo:letter-spacing="-0.0071in" style:font-size-asian="12pt" style:font-size-complex="12pt"/>
    </style:style>
    <style:style style:name="P87" style:family="paragraph" style:parent-style-name="Standard">
      <style:paragraph-properties fo:margin-left="0.1453in" fo:margin-right="0in" fo:margin-top="0.0083in" fo:margin-bottom="0in" fo:line-height="100%" fo:orphans="0" fo:widows="0" fo:text-indent="0in" style:auto-text-indent="false" style:text-autospace="none"/>
      <style:text-properties fo:color="#363435" style:font-name="Times New Roman" fo:font-size="12pt" fo:letter-spacing="0.0008in" style:font-size-asian="12pt" style:font-size-complex="12pt"/>
    </style:style>
    <style:style style:name="P88" style:family="paragraph" style:parent-style-name="Standard">
      <style:paragraph-properties fo:margin-left="0.1929in" fo:margin-right="0in" fo:margin-top="0.0118in" fo:margin-bottom="0in" fo:line-height="100%" fo:orphans="0" fo:widows="0" fo:text-indent="0in" style:auto-text-indent="false" style:text-autospace="none" style:snap-to-layout-grid="false"/>
      <style:text-properties fo:color="#363435" style:font-name="Times New Roman" fo:font-size="12pt" fo:letter-spacing="-0.0091in" style:font-size-asian="12pt" style:font-size-complex="12pt"/>
    </style:style>
    <style:style style:name="P89" style:family="paragraph" style:parent-style-name="Standard">
      <style:paragraph-properties fo:margin-top="0.0134in" fo:margin-bottom="0in" fo:line-height="0.1528in" fo:orphans="0" fo:widows="0" style:text-autospace="none"/>
      <style:text-properties style:font-name="Times New Roman"/>
    </style:style>
    <style:style style:name="P90" style:family="paragraph" style:parent-style-name="Standard">
      <style:paragraph-properties fo:margin-left="2.5654in" fo:margin-right="1.8209in" fo:margin-top="0in" fo:margin-bottom="0in" fo:line-height="100%" fo:text-align="center" style:justify-single-word="false" fo:orphans="0" fo:widows="0" fo:text-indent="0in" style:auto-text-indent="false" style:text-autospace="none"/>
    </style:style>
    <style:style style:name="P91" style:family="paragraph" style:parent-style-name="Standard">
      <style:paragraph-properties fo:margin-left="0.0965in" fo:margin-right="0in" fo:margin-top="0.0654in" fo:margin-bottom="0in" fo:line-height="0.1882in" fo:orphans="0" fo:widows="0" fo:text-indent="0in" style:auto-text-indent="false" style:text-autospace="none"/>
    </style:style>
    <style:style style:name="P92" style:family="paragraph" style:parent-style-name="Standard">
      <style:paragraph-properties fo:margin-left="0.0965in" fo:margin-right="0in" fo:margin-top="0.0398in" fo:margin-bottom="0in" fo:line-height="100%" fo:orphans="0" fo:widows="0" fo:text-indent="0in" style:auto-text-indent="false" style:text-autospace="none"/>
    </style:style>
    <style:style style:name="P93" style:family="paragraph" style:parent-style-name="Standard">
      <style:paragraph-properties fo:margin-left="0.65in" fo:margin-right="0in" fo:margin-top="0in" fo:margin-bottom="0in" fo:line-height="100%" fo:orphans="0" fo:widows="0" fo:text-indent="0in" style:auto-text-indent="false" style:text-autospace="none"/>
      <style:text-properties fo:color="#363435" style:font-name="Times New Roman" fo:font-size="12pt" fo:letter-spacing="-0.0075in" style:font-size-asian="12pt" style:font-size-complex="12pt"/>
    </style:style>
    <style:style style:name="P94" style:family="paragraph" style:parent-style-name="Standard">
      <style:paragraph-properties fo:margin-left="0.0882in" fo:margin-right="0in" fo:margin-top="0in" fo:margin-bottom="0in" fo:line-height="100%" fo:orphans="0" fo:widows="0" fo:text-indent="0in" style:auto-text-indent="false" style:text-autospace="none"/>
      <style:text-properties fo:color="#363435" style:font-name="Times New Roman" fo:font-size="12pt" fo:letter-spacing="-0.0091in" style:font-size-asian="12pt" style:font-size-complex="12pt"/>
    </style:style>
    <style:style style:name="P95" style:family="paragraph" style:parent-style-name="Standard">
      <style:paragraph-properties fo:margin-left="0.0965in" fo:margin-right="0.0465in" fo:margin-top="0in" fo:margin-bottom="0in" fo:line-height="103%" fo:text-align="justify" style:justify-single-word="false" fo:orphans="0" fo:widows="0" fo:text-indent="0in" style:auto-text-indent="false" style:text-autospace="none"/>
    </style:style>
    <style:style style:name="P96" style:family="paragraph" style:parent-style-name="Standard">
      <style:paragraph-properties fo:margin-left="0.0965in" fo:margin-right="0.048in" fo:margin-top="0.0398in" fo:margin-bottom="0in" fo:line-height="103%" fo:text-align="justify" style:justify-single-word="false" fo:orphans="0" fo:widows="0" fo:text-indent="0in" style:auto-text-indent="false" style:text-autospace="none"/>
    </style:style>
    <style:style style:name="P97" style:family="paragraph" style:parent-style-name="Standard">
      <style:paragraph-properties fo:margin-top="0.002in" fo:margin-bottom="0in" fo:line-height="0.1945in" fo:orphans="0" fo:widows="0" style:text-autospace="none"/>
      <style:text-properties fo:color="#000000" style:font-name="Times New Roman" fo:font-size="14pt" style:font-size-asian="14pt" style:font-size-complex="14pt"/>
    </style:style>
    <style:style style:name="P98" style:family="paragraph" style:parent-style-name="Standard">
      <style:paragraph-properties fo:margin-top="0.002in" fo:margin-bottom="0in" fo:line-height="0.0835in" fo:orphans="0" fo:widows="0" style:text-autospace="none"/>
      <style:text-properties fo:color="#000000" style:font-name="Times New Roman" fo:font-size="6pt" style:font-size-asian="6pt" style:font-size-complex="6pt"/>
    </style:style>
    <style:style style:name="P99" style:family="paragraph" style:parent-style-name="Standard">
      <style:paragraph-properties fo:margin-left="0.0965in" fo:margin-right="1.202in" fo:margin-top="0in" fo:margin-bottom="0in" fo:line-height="100%" fo:text-align="justify" style:justify-single-word="false" fo:orphans="0" fo:widows="0" fo:text-indent="0in" style:auto-text-indent="false" style:text-autospace="none">
        <style:tab-stops>
          <style:tab-stop style:position="2.3882in"/>
          <style:tab-stop style:position="5.0134in"/>
        </style:tab-stops>
      </style:paragraph-properties>
    </style:style>
    <style:style style:name="P100" style:family="paragraph" style:parent-style-name="Standard">
      <style:paragraph-properties fo:margin-top="0.0016in" fo:margin-bottom="0in" fo:line-height="0.1252in" fo:orphans="0" fo:widows="0" style:text-autospace="none"/>
      <style:text-properties fo:color="#000000" style:font-name="Times New Roman" fo:font-size="9pt" style:font-size-asian="9pt" style:font-size-complex="9pt"/>
    </style:style>
    <style:style style:name="P101" style:family="paragraph" style:parent-style-name="Standard">
      <style:paragraph-properties fo:margin-top="0.0016in" fo:margin-bottom="0in" fo:line-height="0.1043in" fo:orphans="0" fo:widows="0" style:text-autospace="none"/>
      <style:text-properties fo:color="#000000" style:font-name="Times New Roman" fo:font-size="12pt" style:font-size-asian="12pt" style:font-size-complex="12pt"/>
    </style:style>
    <style:style style:name="P102" style:family="paragraph" style:parent-style-name="Standard">
      <style:paragraph-properties fo:margin-top="0.0016in" fo:margin-bottom="0in" fo:line-height="0.1319in" fo:orphans="0" fo:widows="0" style:text-autospace="none"/>
      <style:text-properties fo:color="#000000" style:font-name="Times New Roman" fo:font-size="9.5pt" style:font-size-asian="9.5pt" style:font-size-complex="9.5pt"/>
    </style:style>
    <style:style style:name="P103" style:family="paragraph" style:parent-style-name="Standard">
      <style:paragraph-properties fo:margin-top="0.0016in" fo:margin-bottom="0in" fo:line-height="0.1043in" fo:orphans="0" fo:widows="0" fo:break-before="column" style:text-autospace="none"/>
      <style:text-properties fo:color="#000000" style:font-name="Times New Roman" fo:font-size="7.5pt" style:font-size-asian="7.5pt" style:font-size-complex="7.5pt"/>
    </style:style>
    <style:style style:name="P104" style:family="paragraph" style:parent-style-name="Standard">
      <style:paragraph-properties fo:margin-left="0.0965in" fo:margin-right="2.2217in" fo:margin-top="0in" fo:margin-bottom="0in" fo:line-height="0.1228in" fo:text-align="justify" style:justify-single-word="false" fo:orphans="0" fo:widows="0" fo:text-indent="0in" style:auto-text-indent="false" style:text-autospace="none"/>
    </style:style>
    <style:style style:name="P105" style:family="paragraph" style:parent-style-name="Standard">
      <style:paragraph-properties fo:margin-left="0.4902in" fo:margin-right="-0.0283in" fo:margin-top="0in" fo:margin-bottom="0in" fo:line-height="103%" fo:orphans="0" fo:widows="0" fo:text-indent="0in" style:auto-text-indent="false" style:text-autospace="none"/>
    </style:style>
    <style:style style:name="P106" style:family="paragraph" style:parent-style-name="Standard">
      <style:paragraph-properties fo:margin-left="0.4118in" fo:margin-right="0in" fo:margin-top="0in" fo:margin-bottom="0in" fo:line-height="0.1866in" fo:orphans="0" fo:widows="0" fo:text-indent="0in" style:auto-text-indent="false" style:text-autospace="none"/>
    </style:style>
    <style:style style:name="P107" style:family="paragraph" style:parent-style-name="Standard">
      <style:paragraph-properties fo:margin-top="0.0075in" fo:margin-bottom="0in" fo:line-height="0.1528in" fo:orphans="0" fo:widows="0" style:text-autospace="none"/>
      <style:text-properties fo:color="#000000" style:font-name="Times New Roman"/>
    </style:style>
    <style:style style:name="P108" style:family="paragraph" style:parent-style-name="Standard">
      <style:paragraph-properties fo:margin-left="0.4118in" fo:margin-right="0.128in" fo:margin-top="0in" fo:margin-bottom="0in" fo:line-height="130%" fo:orphans="0" fo:widows="0" fo:text-indent="-0.2717in" style:auto-text-indent="false" style:text-autospace="none"/>
    </style:style>
    <style:style style:name="P109" style:family="paragraph" style:parent-style-name="Standard">
      <style:paragraph-properties fo:margin-left="0.0807in" fo:margin-right="0in" fo:margin-top="0.0083in" fo:margin-bottom="0in" fo:line-height="100%" fo:orphans="0" fo:widows="0" fo:text-indent="0in" style:auto-text-indent="false" style:text-autospace="none"/>
    </style:style>
    <style:style style:name="P110" style:family="paragraph" style:parent-style-name="Standard">
      <style:paragraph-properties fo:margin-left="0.0807in" fo:margin-right="0.9425in" fo:margin-top="0.0339in" fo:margin-bottom="0in" style:line-height-at-least="0.278in" fo:orphans="0" fo:widows="0" fo:text-indent="0.3311in" style:auto-text-indent="false" style:text-autospace="none">
        <style:tab-stops>
          <style:tab-stop style:position="3.2335in"/>
        </style:tab-stops>
      </style:paragraph-properties>
    </style:style>
    <style:style style:name="P111" style:family="paragraph" style:parent-style-name="Standard">
      <style:paragraph-properties fo:margin-left="0.5807in" fo:margin-right="0in" fo:margin-top="0.0083in" fo:margin-bottom="0in" fo:line-height="100%" fo:orphans="0" fo:widows="0" fo:text-indent="0in" style:auto-text-indent="false" style:text-autospace="none">
        <style:tab-stops>
          <style:tab-stop style:position="1.65in"/>
        </style:tab-stops>
      </style:paragraph-properties>
    </style:style>
    <style:style style:name="P112" style:family="paragraph" style:parent-style-name="Standard">
      <style:paragraph-properties fo:margin-left="0.5807in" fo:margin-right="0in" fo:margin-top="0.0083in" fo:margin-bottom="0in" fo:line-height="0.1882in" fo:orphans="0" fo:widows="0" fo:text-indent="0in" style:auto-text-indent="false" style:text-autospace="none">
        <style:tab-stops>
          <style:tab-stop style:position="1.65in"/>
        </style:tab-stops>
      </style:paragraph-properties>
    </style:style>
    <style:style style:name="P113" style:family="paragraph" style:parent-style-name="Standard">
      <style:paragraph-properties fo:margin-top="0.0091in" fo:margin-bottom="0in" fo:line-height="0.139in" fo:orphans="0" fo:widows="0" style:text-autospace="none"/>
      <style:text-properties fo:color="#000000" style:font-name="Times New Roman" fo:font-size="10pt" style:font-size-asian="10pt" style:font-size-complex="10pt"/>
    </style:style>
    <style:style style:name="P114" style:family="paragraph" style:parent-style-name="Standard">
      <style:paragraph-properties fo:margin-left="0.1591in" fo:margin-right="0in" fo:margin-top="0in" fo:margin-bottom="0in" fo:line-height="0.1535in" fo:orphans="0" fo:widows="0" fo:text-indent="0in" style:auto-text-indent="false" style:text-autospace="none"/>
    </style:style>
    <style:style style:name="P115" style:family="paragraph" style:parent-style-name="Standard">
      <style:paragraph-properties fo:margin-left="0.1591in" fo:margin-right="-0.0283in" fo:margin-top="0.0209in" fo:margin-bottom="0in" fo:line-height="125%" fo:orphans="0" fo:widows="0" fo:text-indent="0in" style:auto-text-indent="false" style:text-autospace="none"/>
    </style:style>
    <style:style style:name="P116" style:family="paragraph" style:parent-style-name="Standard">
      <style:paragraph-properties fo:margin-left="-0.0425in" fo:margin-right="0.1591in" fo:margin-top="0in" fo:margin-bottom="0in" fo:line-height="100%" fo:text-align="end" style:justify-single-word="false" fo:orphans="0" fo:widows="0" fo:text-indent="0in" style:auto-text-indent="false" style:text-autospace="none"/>
    </style:style>
    <style:style style:name="P117" style:family="paragraph" style:parent-style-name="Standard">
      <style:paragraph-properties fo:margin-left="0in" fo:margin-right="0.1547in" fo:margin-top="0.0083in" fo:margin-bottom="0in" fo:line-height="0.1882in" fo:text-align="end" style:justify-single-word="false" fo:orphans="0" fo:widows="0" fo:text-indent="0in" style:auto-text-indent="false" style:text-autospace="none"/>
    </style:style>
    <style:style style:name="P118" style:family="paragraph" style:parent-style-name="Standard">
      <style:paragraph-properties fo:margin-left="3.2437in" fo:margin-right="3.2354in" fo:margin-top="0.0264in" fo:margin-bottom="0in" fo:line-height="100%" fo:text-align="center" style:justify-single-word="false" fo:orphans="0" fo:widows="0" fo:text-indent="0in" style:auto-text-indent="false" style:text-autospace="none"/>
      <style:text-properties fo:color="#fdfdfd" style:font-name="Arial" fo:font-size="8pt" fo:letter-spacing="0.0028in" style:font-size-asian="8pt" style:font-name-complex="Arial" style:font-size-complex="8pt"/>
    </style:style>
    <style:style style:name="P119" style:family="paragraph">
      <style:paragraph-properties style:writing-mode="lr-tb"/>
    </style:style>
    <style:style style:name="T1" style:family="text">
      <style:text-properties fo:color="#363435" style:font-name="Times New Roman" fo:font-size="13pt" fo:letter-spacing="0.0008in" fo:font-weight="bold" style:font-size-asian="13pt" style:font-weight-asian="bold" style:font-size-complex="13pt" style:font-weight-complex="bold"/>
    </style:style>
    <style:style style:name="T2" style:family="text">
      <style:text-properties fo:color="#363435" style:font-name="Times New Roman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363435" style:font-name="Times New Roman" fo:font-size="13pt" fo:letter-spacing="0.0134in" fo:font-weight="bold" style:font-size-asian="13pt" style:font-weight-asian="bold" style:font-size-complex="13pt" style:font-weight-complex="bold"/>
    </style:style>
    <style:style style:name="T4" style:family="text">
      <style:text-properties fo:color="#363435" style:font-name="Times New Roman" fo:font-size="10pt" style:font-size-asian="10pt" style:font-size-complex="10pt"/>
    </style:style>
    <style:style style:name="T5" style:family="text">
      <style:text-properties fo:color="#363435" style:font-name="Times New Roman" fo:font-size="10pt" fo:letter-spacing="-0.0035in" style:font-size-asian="10pt" style:font-size-complex="10pt"/>
    </style:style>
    <style:style style:name="T6" style:family="text">
      <style:text-properties fo:color="#363435" style:font-name="Times New Roman" fo:font-size="10pt" fo:letter-spacing="-0.0035in" fo:font-weight="bold" style:font-size-asian="10pt" style:font-weight-asian="bold" style:font-size-complex="10pt" style:font-weight-complex="bold"/>
    </style:style>
    <style:style style:name="T7" style:family="text">
      <style:text-properties fo:color="#363435" style:font-name="Times New Roman" fo:font-size="10pt" fo:letter-spacing="-0.0134in" style:font-size-asian="10pt" style:font-size-complex="10pt"/>
    </style:style>
    <style:style style:name="T8" style:family="text">
      <style:text-properties fo:color="#363435" style:font-name="Times New Roman" fo:font-size="10pt" fo:letter-spacing="0.0028in" style:font-size-asian="10pt" style:font-size-complex="10pt"/>
    </style:style>
    <style:style style:name="T9" style:family="text">
      <style:text-properties fo:color="#363435" style:font-name="Times New Roman" fo:font-size="10pt" fo:letter-spacing="-0.0339in" style:font-size-asian="10pt" style:font-size-complex="10pt"/>
    </style:style>
    <style:style style:name="T10" style:family="text">
      <style:text-properties fo:color="#363435" style:font-name="Times New Roman" fo:font-size="10pt" fo:letter-spacing="-0.0075in" style:font-size-asian="10pt" style:font-size-complex="10pt"/>
    </style:style>
    <style:style style:name="T11" style:family="text">
      <style:text-properties fo:color="#363435" style:font-name="Times New Roman" fo:font-size="10pt" fo:letter-spacing="-0.0075in" fo:font-weight="bold" style:font-size-asian="10pt" style:font-weight-asian="bold" style:font-size-complex="10pt" style:font-weight-complex="bold"/>
    </style:style>
    <style:style style:name="T12" style:family="text">
      <style:text-properties fo:color="#363435" style:font-name="Times New Roman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363435" style:font-name="Times New Roman" fo:font-size="10pt" fo:letter-spacing="-0.0236in" fo:font-weight="bold" style:font-size-asian="10pt" style:font-weight-asian="bold" style:font-size-complex="10pt" style:font-weight-complex="bold"/>
    </style:style>
    <style:style style:name="T14" style:family="text">
      <style:text-properties fo:color="#363435" style:font-name="Times New Roman" fo:font-size="10pt" fo:letter-spacing="-0.0091in" fo:font-weight="bold" style:font-size-asian="10pt" style:font-weight-asian="bold" style:font-size-complex="10pt" style:font-weight-complex="bold"/>
    </style:style>
    <style:style style:name="T15" style:family="text">
      <style:text-properties fo:color="#363435" style:font-name="Times New Roman" fo:font-size="10pt" fo:letter-spacing="-0.0154in" fo:font-weight="bold" style:font-size-asian="10pt" style:font-weight-asian="bold" style:font-size-complex="10pt" style:font-weight-complex="bold"/>
    </style:style>
    <style:style style:name="T16" style:family="text">
      <style:text-properties fo:color="#363435" style:font-name="Times New Roman" fo:font-size="10pt" fo:letter-spacing="-0.0201in" fo:font-weight="bold" style:font-size-asian="10pt" style:font-weight-asian="bold" style:font-size-complex="10pt" style:font-weight-complex="bold"/>
    </style:style>
    <style:style style:name="T17" style:family="text">
      <style:text-properties fo:color="#363435" style:font-name="Times New Roman" fo:font-size="10pt" fo:letter-spacing="-0.0138in" fo:font-weight="bold" style:font-size-asian="10pt" style:font-weight-asian="bold" style:font-size-complex="10pt" style:font-weight-complex="bold"/>
    </style:style>
    <style:style style:name="T18" style:family="text">
      <style:text-properties fo:color="#363435" style:font-name="Times New Roman" fo:font-size="10pt" fo:letter-spacing="-0.0228in" fo:font-weight="bold" style:font-size-asian="10pt" style:font-weight-asian="bold" style:font-size-complex="10pt" style:font-weight-complex="bold"/>
    </style:style>
    <style:style style:name="T19" style:family="text">
      <style:text-properties fo:color="#363435" style:font-name="Times New Roman" fo:font-size="10pt" fo:letter-spacing="-0.0146in" fo:font-weight="bold" style:font-size-asian="10pt" style:font-weight-asian="bold" style:font-size-complex="10pt" style:font-weight-complex="bold"/>
    </style:style>
    <style:style style:name="T20" style:family="text">
      <style:text-properties fo:color="#363435" style:font-name="Times New Roman" fo:font-size="10pt" fo:letter-spacing="-0.0173in" fo:font-weight="bold" style:font-size-asian="10pt" style:font-weight-asian="bold" style:font-size-complex="10pt" style:font-weight-complex="bold"/>
    </style:style>
    <style:style style:name="T21" style:family="text">
      <style:text-properties fo:color="#363435" style:font-name="Times New Roman" fo:font-size="10pt" fo:letter-spacing="-0.0047in" fo:font-weight="bold" style:font-size-asian="10pt" style:font-weight-asian="bold" style:font-size-complex="10pt" style:font-weight-complex="bold"/>
    </style:style>
    <style:style style:name="T22" style:family="text">
      <style:text-properties fo:color="#363435" style:font-name="Times New Roman" fo:font-size="10pt" fo:letter-spacing="-0.0043in" fo:font-weight="bold" style:font-size-asian="10pt" style:font-weight-asian="bold" style:font-size-complex="10pt" style:font-weight-complex="bold"/>
    </style:style>
    <style:style style:name="T23" style:family="text">
      <style:text-properties fo:color="#363435" style:font-name="Times New Roman" fo:font-size="10pt" fo:letter-spacing="-0.0071in" fo:font-weight="bold" style:font-size-asian="10pt" style:font-weight-asian="bold" style:font-size-complex="10pt" style:font-weight-complex="bold"/>
    </style:style>
    <style:style style:name="T24" style:family="text">
      <style:text-properties fo:color="#363435" style:font-name="Times New Roman" fo:font-size="10pt" fo:letter-spacing="-0.0244in" fo:font-weight="bold" style:font-size-asian="10pt" style:font-weight-asian="bold" style:font-size-complex="10pt" style:font-weight-complex="bold"/>
    </style:style>
    <style:style style:name="T25" style:family="text">
      <style:text-properties fo:color="#363435" style:font-name="Times New Roman" fo:font-size="10pt" fo:letter-spacing="-0.0209in" fo:font-weight="bold" style:font-size-asian="10pt" style:font-weight-asian="bold" style:font-size-complex="10pt" style:font-weight-complex="bold"/>
    </style:style>
    <style:style style:name="T26" style:family="text">
      <style:text-properties fo:color="#363435" style:font-name="Times New Roman" fo:font-size="10pt" fo:letter-spacing="-0.0063in" fo:font-weight="bold" style:font-size-asian="10pt" style:font-weight-asian="bold" style:font-size-complex="10pt" style:font-weight-complex="bold"/>
    </style:style>
    <style:style style:name="T27" style:family="text">
      <style:text-properties fo:color="#363435" style:font-name="Times New Roman" fo:font-size="12pt" style:font-size-asian="12pt" style:font-size-complex="12pt"/>
    </style:style>
    <style:style style:name="T28" style:family="text">
      <style:text-properties fo:color="#363435" style:font-name="Times New Roman" fo:font-size="12pt" fo:letter-spacing="-0.0016in" style:font-size-asian="12pt" style:font-size-complex="12pt"/>
    </style:style>
    <style:style style:name="T29" style:family="text">
      <style:text-properties fo:color="#363435" style:font-name="Times New Roman" fo:font-size="12pt" fo:letter-spacing="-0.0028in" style:font-size-asian="12pt" style:font-size-complex="12pt"/>
    </style:style>
    <style:style style:name="T30" style:family="text">
      <style:text-properties fo:color="#363435" style:font-name="Times New Roman" fo:font-size="12pt" fo:letter-spacing="-0.0028in" fo:font-weight="bold" style:font-size-asian="12pt" style:font-weight-asian="bold" style:font-size-complex="12pt" style:font-weight-complex="bold"/>
    </style:style>
    <style:style style:name="T31" style:family="text">
      <style:text-properties fo:color="#363435" style:font-name="Times New Roman" fo:font-size="12pt" fo:letter-spacing="-0.0161in" style:font-size-asian="12pt" style:font-size-complex="12pt"/>
    </style:style>
    <style:style style:name="T32" style:family="text">
      <style:text-properties fo:color="#363435" style:font-name="Times New Roman" fo:font-size="12pt" fo:letter-spacing="-0.0008in" style:font-size-asian="12pt" style:font-size-complex="12pt"/>
    </style:style>
    <style:style style:name="T33" style:family="text">
      <style:text-properties fo:color="#363435" style:font-name="Times New Roman" fo:font-size="12pt" fo:letter-spacing="-0.0008in" fo:font-weight="bold" style:font-size-asian="12pt" style:font-weight-asian="bold" style:font-size-complex="12pt" style:font-weight-complex="bold"/>
    </style:style>
    <style:style style:name="T34" style:family="text">
      <style:text-properties fo:color="#363435" style:font-name="Times New Roman" fo:font-size="12pt" fo:letter-spacing="-0.002in" style:font-size-asian="12pt" style:font-size-complex="12pt"/>
    </style:style>
    <style:style style:name="T35" style:family="text">
      <style:text-properties fo:color="#363435" style:font-name="Times New Roman" fo:font-size="12pt" fo:letter-spacing="-0.0138in" style:font-size-asian="12pt" style:font-size-complex="12pt"/>
    </style:style>
    <style:style style:name="T36" style:family="text">
      <style:text-properties fo:color="#363435" style:font-name="Times New Roman" fo:font-size="12pt" fo:font-weight="bold" style:font-size-asian="12pt" style:font-weight-asian="bold" style:font-size-complex="12pt" style:font-weight-complex="bold"/>
    </style:style>
    <style:style style:name="T37" style:family="text">
      <style:text-properties fo:color="#363435" style:font-name="Times New Roman" fo:font-size="12pt" fo:letter-spacing="-0.0055in" fo:font-weight="bold" style:font-size-asian="12pt" style:font-weight-asian="bold" style:font-size-complex="12pt" style:font-weight-complex="bold"/>
    </style:style>
    <style:style style:name="T38" style:family="text">
      <style:text-properties fo:color="#363435" style:font-name="Times New Roman" fo:font-size="12pt" fo:letter-spacing="-0.0055in" style:font-size-asian="12pt" style:font-size-complex="12pt"/>
    </style:style>
    <style:style style:name="T39" style:family="text">
      <style:text-properties fo:color="#363435" style:font-name="Times New Roman" fo:font-size="12pt" fo:letter-spacing="0.0252in" fo:font-weight="bold" style:font-size-asian="12pt" style:font-weight-asian="bold" style:font-size-complex="12pt" style:font-weight-complex="bold"/>
    </style:style>
    <style:style style:name="T40" style:family="text">
      <style:text-properties fo:color="#363435" style:font-name="Times New Roman" fo:font-size="12pt" fo:letter-spacing="-0.0043in" style:font-size-asian="12pt" style:font-size-complex="12pt"/>
    </style:style>
    <style:style style:name="T41" style:family="text">
      <style:text-properties fo:color="#363435" style:font-name="Times New Roman" fo:font-size="12pt" fo:letter-spacing="-0.0043in" fo:font-weight="bold" style:font-size-asian="12pt" style:font-weight-asian="bold" style:font-size-complex="12pt" style:font-weight-complex="bold"/>
    </style:style>
    <style:style style:name="T42" style:family="text">
      <style:text-properties fo:color="#363435" style:font-name="Times New Roman" fo:font-size="12pt" fo:letter-spacing="-0.0181in" style:font-size-asian="12pt" style:font-size-complex="12pt"/>
    </style:style>
    <style:style style:name="T43" style:family="text">
      <style:text-properties fo:color="#363435" style:font-name="Times New Roman" fo:font-size="12pt" fo:letter-spacing="-0.0181in" fo:font-weight="bold" style:font-size-asian="12pt" style:font-weight-asian="bold" style:font-size-complex="12pt" style:font-weight-complex="bold"/>
    </style:style>
    <style:style style:name="T44" style:family="text">
      <style:text-properties fo:color="#363435" style:font-name="Times New Roman" fo:font-size="12pt" fo:letter-spacing="-0.0134in" style:font-size-asian="12pt" style:font-size-complex="12pt"/>
    </style:style>
    <style:style style:name="T45" style:family="text">
      <style:text-properties fo:color="#363435" style:font-name="Times New Roman" fo:font-size="12pt" fo:letter-spacing="-0.0047in" style:font-size-asian="12pt" style:font-size-complex="12pt"/>
    </style:style>
    <style:style style:name="T46" style:family="text">
      <style:text-properties fo:color="#363435" style:font-name="Times New Roman" fo:font-size="12pt" fo:letter-spacing="-0.0154in" style:font-size-asian="12pt" style:font-size-complex="12pt"/>
    </style:style>
    <style:style style:name="T47" style:family="text">
      <style:text-properties fo:color="#363435" style:font-name="Times New Roman" fo:font-size="12pt" fo:letter-spacing="-0.0098in" style:font-size-asian="12pt" style:font-size-complex="12pt"/>
    </style:style>
    <style:style style:name="T48" style:family="text">
      <style:text-properties fo:color="#363435" style:font-name="Times New Roman" fo:font-size="12pt" fo:letter-spacing="-0.0035in" style:font-size-asian="12pt" style:font-size-complex="12pt"/>
    </style:style>
    <style:style style:name="T49" style:family="text">
      <style:text-properties fo:color="#363435" style:font-name="Times New Roman" fo:font-size="12pt" fo:letter-spacing="-0.0035in" fo:font-weight="bold" style:font-size-asian="12pt" style:font-weight-asian="bold" style:font-size-complex="12pt" style:font-weight-complex="bold"/>
    </style:style>
    <style:style style:name="T50" style:family="text">
      <style:text-properties fo:color="#363435" style:font-name="Times New Roman" fo:font-size="12pt" fo:letter-spacing="-0.0165in" style:font-size-asian="12pt" style:font-size-complex="12pt"/>
    </style:style>
    <style:style style:name="T51" style:family="text">
      <style:text-properties fo:color="#363435" style:font-name="Times New Roman" fo:font-size="12pt" fo:letter-spacing="-0.0193in" style:font-size-asian="12pt" style:font-size-complex="12pt"/>
    </style:style>
    <style:style style:name="T52" style:family="text">
      <style:text-properties fo:color="#363435" style:font-name="Times New Roman" fo:font-size="12pt" fo:letter-spacing="-0.0118in" style:font-size-asian="12pt" style:font-size-complex="12pt"/>
    </style:style>
    <style:style style:name="T53" style:family="text">
      <style:text-properties fo:color="#363435" style:font-name="Times New Roman" fo:font-size="12pt" fo:letter-spacing="-0.0126in" style:font-size-asian="12pt" style:font-size-complex="12pt"/>
    </style:style>
    <style:style style:name="T54" style:family="text">
      <style:text-properties fo:color="#363435" style:font-name="Times New Roman" fo:font-size="12pt" fo:letter-spacing="-0.0146in" style:font-size-asian="12pt" style:font-size-complex="12pt"/>
    </style:style>
    <style:style style:name="T55" style:family="text">
      <style:text-properties fo:color="#363435" style:font-name="Times New Roman" fo:font-size="12pt" fo:letter-spacing="-0.0071in" style:font-size-asian="12pt" style:font-size-complex="12pt"/>
    </style:style>
    <style:style style:name="T56" style:family="text">
      <style:text-properties fo:color="#363435" style:font-name="Times New Roman" fo:font-size="12pt" fo:letter-spacing="0.0209in" style:font-size-asian="12pt" style:font-size-complex="12pt"/>
    </style:style>
    <style:style style:name="T57" style:family="text">
      <style:text-properties fo:color="#363435" style:font-name="Times New Roman" fo:font-size="12pt" fo:letter-spacing="-0.0217in" style:font-size-asian="12pt" style:font-size-complex="12pt"/>
    </style:style>
    <style:style style:name="T58" style:family="text">
      <style:text-properties fo:color="#363435" style:font-name="Times New Roman" fo:font-size="12pt" fo:letter-spacing="-0.0063in" style:font-size-asian="12pt" style:font-size-complex="12pt"/>
    </style:style>
    <style:style style:name="T59" style:family="text">
      <style:text-properties fo:color="#363435" style:font-name="Times New Roman" fo:font-size="12pt" fo:letter-spacing="-0.0228in" style:font-size-asian="12pt" style:font-size-complex="12pt"/>
    </style:style>
    <style:style style:name="T60" style:family="text">
      <style:text-properties fo:color="#363435" style:font-name="Times New Roman" fo:font-size="12pt" fo:letter-spacing="-0.0075in" style:font-size-asian="12pt" style:font-size-complex="12pt"/>
    </style:style>
    <style:style style:name="T61" style:family="text">
      <style:text-properties fo:color="#363435" style:font-name="Times New Roman" fo:font-size="12pt" fo:letter-spacing="-0.0173in" style:font-size-asian="12pt" style:font-size-complex="12pt"/>
    </style:style>
    <style:style style:name="T62" style:family="text">
      <style:text-properties fo:color="#363435" style:font-name="Times New Roman" fo:font-size="12pt" fo:letter-spacing="-0.0173in" fo:font-weight="bold" style:font-size-asian="12pt" style:font-weight-asian="bold" style:font-size-complex="12pt" style:font-weight-complex="bold"/>
    </style:style>
    <style:style style:name="T63" style:family="text">
      <style:text-properties fo:color="#363435" style:font-name="Times New Roman" fo:font-size="12pt" fo:letter-spacing="0.0165in" style:font-size-asian="12pt" style:font-size-complex="12pt"/>
    </style:style>
    <style:style style:name="T64" style:family="text">
      <style:text-properties fo:color="#363435" style:font-name="Times New Roman" fo:font-size="12pt" fo:letter-spacing="0.0181in" style:font-size-asian="12pt" style:font-size-complex="12pt"/>
    </style:style>
    <style:style style:name="T65" style:family="text">
      <style:text-properties fo:color="#363435" style:font-name="Times New Roman" fo:font-size="12pt" fo:letter-spacing="0.0193in" style:font-size-asian="12pt" style:font-size-complex="12pt"/>
    </style:style>
    <style:style style:name="T66" style:family="text">
      <style:text-properties fo:color="#363435" style:font-name="Times New Roman" fo:font-size="12pt" fo:letter-spacing="0.0283in" style:font-size-asian="12pt" style:font-size-complex="12pt"/>
    </style:style>
    <style:style style:name="T67" style:family="text">
      <style:text-properties fo:color="#363435" style:font-name="Times New Roman" fo:font-size="12pt" fo:letter-spacing="0.0228in" style:font-size-asian="12pt" style:font-size-complex="12pt"/>
    </style:style>
    <style:style style:name="T68" style:family="text">
      <style:text-properties fo:color="#363435" style:font-name="Times New Roman" fo:font-size="12pt" fo:letter-spacing="0.0236in" style:font-size-asian="12pt" style:font-size-complex="12pt"/>
    </style:style>
    <style:style style:name="T69" style:family="text">
      <style:text-properties fo:color="#363435" style:font-name="Times New Roman" fo:font-size="12pt" fo:letter-spacing="0.0161in" style:font-size-asian="12pt" style:font-size-complex="12pt"/>
    </style:style>
    <style:style style:name="T70" style:family="text">
      <style:text-properties fo:color="#363435" style:font-name="Times New Roman" fo:font-size="12pt" fo:letter-spacing="0.0008in" style:font-size-asian="12pt" style:font-size-complex="12pt"/>
    </style:style>
    <style:style style:name="T71" style:family="text">
      <style:text-properties fo:color="#363435" style:font-name="Times New Roman" fo:font-size="12pt" fo:letter-spacing="-0.0083in" style:font-size-asian="12pt" style:font-size-complex="12pt"/>
    </style:style>
    <style:style style:name="T72" style:family="text">
      <style:text-properties fo:color="#363435" style:font-name="Times New Roman" fo:font-size="12pt" fo:letter-spacing="-0.0264in" style:font-size-asian="12pt" style:font-size-complex="12pt"/>
    </style:style>
    <style:style style:name="T73" style:family="text">
      <style:text-properties fo:color="#363435" style:font-name="Times New Roman" fo:font-size="12pt" fo:letter-spacing="-0.0189in" style:font-size-asian="12pt" style:font-size-complex="12pt"/>
    </style:style>
    <style:style style:name="T74" style:family="text">
      <style:text-properties fo:color="#363435" style:font-name="Times New Roman" fo:font-size="12pt" fo:letter-spacing="-0.0209in" style:font-size-asian="12pt" style:font-size-complex="12pt"/>
    </style:style>
    <style:style style:name="T75" style:family="text">
      <style:text-properties fo:color="#363435" style:font-name="Times New Roman" fo:font-size="12pt" fo:letter-spacing="-0.0244in" style:font-size-asian="12pt" style:font-size-complex="12pt"/>
    </style:style>
    <style:style style:name="T76" style:family="text">
      <style:text-properties fo:color="#363435" style:font-name="Times New Roman" fo:font-size="12pt" fo:letter-spacing="-0.022in" style:font-size-asian="12pt" style:font-size-complex="12pt"/>
    </style:style>
    <style:style style:name="T77" style:family="text">
      <style:text-properties fo:color="#363435" style:text-position="0% 100%" style:font-name="Arial" fo:font-size="13pt" fo:letter-spacing="-0.0043in" fo:font-weight="bold" style:font-size-asian="13pt" style:font-weight-asian="bold" style:font-name-complex="Arial" style:font-size-complex="13pt" style:font-weight-complex="bold"/>
    </style:style>
    <style:style style:name="T78" style:family="text">
      <style:text-properties fo:color="#363435" style:text-position="0% 100%" style:font-name="Arial" fo:font-size="13pt" fo:font-weight="bold" style:font-size-asian="13pt" style:font-weight-asian="bold" style:font-name-complex="Arial" style:font-size-complex="13pt" style:font-weight-complex="bold"/>
    </style:style>
    <style:style style:name="T79" style:family="text">
      <style:text-properties fo:color="#363435" style:text-position="0% 100%" style:font-name="Arial" fo:font-size="13pt" fo:letter-spacing="-0.0217in" fo:font-weight="bold" style:font-size-asian="13pt" style:font-weight-asian="bold" style:font-name-complex="Arial" style:font-size-complex="13pt" style:font-weight-complex="bold"/>
    </style:style>
    <style:style style:name="T80" style:family="text">
      <style:text-properties fo:color="#363435" style:text-position="0% 100%" style:font-name="Times New Roman"/>
    </style:style>
    <style:style style:name="T81" style:family="text">
      <style:text-properties fo:color="#363435" style:text-position="0% 100%" style:font-name="Times New Roman" fo:letter-spacing="-0.0008in"/>
    </style:style>
    <style:style style:name="T82" style:family="text">
      <style:text-properties fo:color="#363435" style:text-position="0% 100%" style:font-name="Times New Roman" fo:letter-spacing="0.0118in"/>
    </style:style>
    <style:style style:name="T83" style:family="text">
      <style:text-properties fo:color="#363435" style:text-position="0% 100%" style:font-name="Times New Roman" fo:letter-spacing="0.0165in"/>
    </style:style>
    <style:style style:name="T84" style:family="text">
      <style:text-properties fo:color="#363435" style:text-position="0% 100%" style:font-name="Times New Roman" fo:font-size="12pt" fo:font-weight="bold" style:font-size-asian="12pt" style:font-weight-asian="bold" style:font-size-complex="12pt" style:font-weight-complex="bold"/>
    </style:style>
    <style:style style:name="T85" style:family="text">
      <style:text-properties fo:color="#363435" style:text-position="0% 100%" style:font-name="Times New Roman" fo:font-size="12pt" fo:letter-spacing="-0.0028in" style:font-size-asian="12pt" style:font-size-complex="12pt"/>
    </style:style>
    <style:style style:name="T86" style:family="text">
      <style:text-properties fo:color="#363435" style:text-position="0% 100%" style:font-name="Times New Roman" fo:font-size="12pt" style:font-size-asian="12pt" style:font-size-complex="12pt"/>
    </style:style>
    <style:style style:name="T87" style:family="text">
      <style:text-properties fo:color="#363435" style:text-position="0% 100%" style:font-name="Times New Roman" fo:font-size="12pt" fo:letter-spacing="-0.0154in" style:font-size-asian="12pt" style:font-size-complex="12pt"/>
    </style:style>
    <style:style style:name="T88" style:family="text">
      <style:text-properties fo:color="#363435" style:text-position="0% 100%" style:font-name="Times New Roman" fo:font-size="12pt" fo:letter-spacing="0.0134in" style:font-size-asian="12pt" style:font-size-complex="12pt"/>
    </style:style>
    <style:style style:name="T89" style:family="text">
      <style:text-properties fo:color="#363435" style:text-position="0% 100%" style:font-name="Times New Roman" fo:font-size="12pt" fo:letter-spacing="-0.0035in" style:font-size-asian="12pt" style:font-size-complex="12pt"/>
    </style:style>
    <style:style style:name="T90" style:family="text">
      <style:text-properties fo:color="#363435" style:text-position="0% 100%" style:font-name="Times New Roman" fo:font-size="12pt" fo:letter-spacing="0.0327in" style:font-size-asian="12pt" style:font-size-complex="12pt"/>
    </style:style>
    <style:style style:name="T91" style:family="text">
      <style:text-properties fo:color="#363435" style:text-position="0% 100%" style:font-name="Times New Roman" fo:font-size="12pt" fo:letter-spacing="-0.0165in" style:font-size-asian="12pt" style:font-size-complex="12pt"/>
    </style:style>
    <style:style style:name="T92" style:family="text">
      <style:text-properties fo:color="#363435" style:text-position="0% 100%" style:font-name="Times New Roman" fo:font-size="12pt" fo:letter-spacing="-0.002in" fo:font-weight="bold" style:font-size-asian="12pt" style:font-weight-asian="bold" style:font-size-complex="12pt" style:font-weight-complex="bold"/>
    </style:style>
    <style:style style:name="T93" style:family="text">
      <style:text-properties fo:color="#363435" style:text-position="0% 100%" style:font-name="Times New Roman" fo:font-size="12pt" fo:letter-spacing="-0.0055in" style:font-size-asian="12pt" style:font-size-complex="12pt"/>
    </style:style>
    <style:style style:name="T94" style:family="text">
      <style:text-properties fo:color="#363435" style:text-position="0% 100%" style:font-name="Times New Roman" fo:font-size="12pt" fo:letter-spacing="-0.0016in" style:font-size-asian="12pt" style:font-size-complex="12pt"/>
    </style:style>
    <style:style style:name="T95" style:family="text">
      <style:text-properties fo:color="#363435" style:text-position="0% 100%" style:font-name="Times New Roman" fo:font-size="12pt" fo:letter-spacing="-0.0047in" style:font-size-asian="12pt" style:font-size-complex="12pt"/>
    </style:style>
    <style:style style:name="T96" style:family="text">
      <style:text-properties fo:color="#363435" style:text-position="-13% 100%" style:font-name="Times New Roman" fo:font-size="12pt" fo:letter-spacing="-0.002in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7" style:family="text">
      <style:text-properties fo:color="#363435" style:text-position="-12% 100%" style:font-name="Times New Roman" fo:font-size="12pt" fo:letter-spacing="-0.002in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8" style:family="text">
      <style:text-properties fo:color="#363435" style:text-position="-12% 100%" style:font-name="Times New Roman" fo:font-size="12pt" fo:letter-spacing="-0.0154in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9" style:family="text">
      <style:text-properties fo:color="#363435" style:text-position="-12% 100%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0" style:family="text">
      <style:text-properties fo:color="#363435" style:text-position="-12% 100%" style:font-name="Times New Roman" fo:font-size="12pt" fo:letter-spacing="-0.0091in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1" style:family="text">
      <style:text-properties fo:color="#363435" style:text-position="-12% 100%" style:font-name="Times New Roman" fo:font-size="12pt" fo:letter-spacing="-0.0016in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2" style:family="text">
      <style:text-properties fo:color="#363435" style:text-position="-12% 100%" style:font-name="Times New Roman" fo:font-size="12pt" fo:letter-spacing="-0.0075in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3" style:family="text">
      <style:text-properties fo:color="#363435" style:text-position="-12% 100%" style:font-name="Times New Roman" fo:font-size="12pt" fo:letter-spacing="-0.0217in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4" style:family="text">
      <style:text-properties fo:color="#363435" style:text-position="-12% 100%" style:font-name="Times New Roman" fo:font-size="12pt" fo:letter-spacing="-0.0126in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5" style:family="text">
      <style:text-properties fo:color="#363435" style:text-position="-12% 100%" style:font-name="Times New Roman" fo:font-size="12pt" fo:letter-spacing="-0.0035in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6" style:family="text">
      <style:text-properties fo:color="#363435" style:text-position="-4% 100%" fo:font-size="12pt" fo:letter-spacing="-0.0047in" style:font-size-asian="12pt" style:font-size-complex="12pt"/>
    </style:style>
    <style:style style:name="T107" style:family="text">
      <style:text-properties fo:color="#363435" style:text-position="-4% 100%" style:font-name="Times New Roman" fo:font-size="12pt" fo:letter-spacing="-0.002in" style:font-size-asian="12pt" style:font-size-complex="12pt"/>
    </style:style>
    <style:style style:name="T108" style:family="text">
      <style:text-properties fo:color="#363435" style:text-position="-4% 100%" style:font-name="Times New Roman" fo:font-size="12pt" style:font-size-asian="12pt" style:font-size-complex="12pt"/>
    </style:style>
    <style:style style:name="T109" style:family="text">
      <style:text-properties fo:color="#363435" style:text-position="-4% 100%" style:font-name="Times New Roman" fo:font-size="12pt" fo:letter-spacing="-0.0138in" style:font-size-asian="12pt" style:font-size-complex="12pt"/>
    </style:style>
    <style:style style:name="T110" style:family="text">
      <style:text-properties fo:color="#363435" style:text-position="-4% 100%" style:font-name="Times New Roman" fo:font-size="12pt" fo:letter-spacing="-0.0047in" style:font-size-asian="12pt" style:font-size-complex="12pt"/>
    </style:style>
    <style:style style:name="T111" style:family="text">
      <style:text-properties fo:color="#363435" style:text-position="41% 100%" style:font-name="Times New Roman" fo:font-size="12pt" fo:letter-spacing="-0.0016in" fo:font-weight="bold" style:font-size-asian="12pt" style:font-weight-asian="bold" style:font-size-complex="12pt" style:font-weight-complex="bold"/>
    </style:style>
    <style:style style:name="T112" style:family="text">
      <style:text-properties fo:color="#363435" style:text-position="41% 100%" style:font-name="Times New Roman" fo:font-size="12pt" fo:font-weight="bold" style:font-size-asian="12pt" style:font-weight-asian="bold" style:font-size-complex="12pt" style:font-weight-complex="bold"/>
    </style:style>
    <style:style style:name="T113" style:family="text">
      <style:text-properties fo:color="#363435" style:text-position="41% 100%" style:font-name="Times New Roman" fo:font-size="12pt" fo:letter-spacing="-0.0028in" fo:font-weight="bold" style:font-size-asian="12pt" style:font-weight-asian="bold" style:font-size-complex="12pt" style:font-weight-complex="bold"/>
    </style:style>
    <style:style style:name="T114" style:family="text">
      <style:text-properties fo:color="#363435" style:text-position="41% 100%" style:font-name="Times New Roman" fo:font-size="12pt" fo:letter-spacing="-0.0217in" fo:font-weight="bold" style:font-size-asian="12pt" style:font-weight-asian="bold" style:font-size-complex="12pt" style:font-weight-complex="bold"/>
    </style:style>
    <style:style style:name="T115" style:family="text">
      <style:text-properties fo:color="#363435" style:text-position="41% 100%" style:font-name="Times New Roman" fo:font-size="12pt" fo:letter-spacing="-0.0138in" fo:font-weight="bold" style:font-size-asian="12pt" style:font-weight-asian="bold" style:font-size-complex="12pt" style:font-weight-complex="bold"/>
    </style:style>
    <style:style style:name="T116" style:family="text">
      <style:text-properties fo:color="#363435" fo:font-size="12pt" style:font-size-asian="12pt" style:font-size-complex="12pt"/>
    </style:style>
    <style:style style:name="T117" style:family="text">
      <style:text-properties fo:color="#363435" fo:font-size="12pt" fo:letter-spacing="-0.0008in" style:font-size-asian="12pt" style:font-size-complex="12pt"/>
    </style:style>
    <style:style style:name="T118" style:family="text">
      <style:text-properties fo:color="#363435" fo:font-size="12pt" fo:letter-spacing="-0.0043in" style:font-size-asian="12pt" style:font-size-complex="12pt"/>
    </style:style>
    <style:style style:name="T119" style:family="text">
      <style:text-properties fo:color="#363435" style:text-position="4% 100%" fo:font-size="12pt" style:font-size-asian="12pt" style:font-size-complex="12pt"/>
    </style:style>
    <style:style style:name="T120" style:family="text">
      <style:text-properties fo:color="#363435" style:text-position="4% 100%" style:font-name="Times New Roman" fo:font-size="12pt" fo:letter-spacing="-0.0028in" style:font-size-asian="12pt" style:font-size-complex="12pt"/>
    </style:style>
    <style:style style:name="T121" style:family="text">
      <style:text-properties fo:color="#363435" style:text-position="4% 100%" style:font-name="Times New Roman" fo:font-size="12pt" style:font-size-asian="12pt" style:font-size-complex="12pt"/>
    </style:style>
    <style:style style:name="T122" style:family="text">
      <style:text-properties fo:color="#363435" style:text-position="4% 100%" style:font-name="Times New Roman" fo:font-size="12pt" fo:letter-spacing="-0.0161in" style:font-size-asian="12pt" style:font-size-complex="12pt"/>
    </style:style>
    <style:style style:name="T123" style:family="text">
      <style:text-properties fo:color="#363435" style:text-position="4% 100%" style:font-name="Times New Roman" fo:font-size="12pt" fo:letter-spacing="-0.0047in" style:font-size-asian="12pt" style:font-size-complex="12pt"/>
    </style:style>
    <style:style style:name="T124" style:family="text">
      <style:text-properties fo:color="#363435" style:text-position="4% 100%" style:font-name="Times New Roman" fo:font-size="12pt" fo:letter-spacing="-0.0138in" style:font-size-asian="12pt" style:font-size-complex="12pt"/>
    </style:style>
    <style:style style:name="T125" style:family="text">
      <style:text-properties fo:color="#363435" style:text-position="18% 100%" style:font-name="Times New Roman" fo:font-size="12pt" fo:letter-spacing="-0.0008in" style:font-size-asian="12pt" style:font-size-complex="12pt"/>
    </style:style>
    <style:style style:name="T126" style:family="text">
      <style:text-properties fo:color="#363435" style:text-position="16% 100%" style:font-name="Times New Roman" fo:font-size="12pt" style:font-size-asian="12pt" style:font-size-complex="12pt"/>
    </style:style>
    <style:style style:name="T127" style:family="text">
      <style:text-properties fo:color="#363435" style:text-position="16% 100%" style:font-name="Times New Roman" fo:font-size="12pt" fo:letter-spacing="0.0071in" style:font-size-asian="12pt" style:font-size-complex="12pt"/>
    </style:style>
    <style:style style:name="T128" style:family="text">
      <style:text-properties fo:color="#363435" style:text-position="16% 100%" style:font-name="Times New Roman" fo:font-size="12pt" fo:letter-spacing="-0.0008in" style:font-size-asian="12pt" style:font-size-complex="12pt"/>
    </style:style>
    <style:style style:name="T129" style:family="text">
      <style:text-properties fo:color="#363435" style:text-position="16% 100%" style:font-name="Times New Roman" fo:font-size="12pt" fo:letter-spacing="-0.0126in" style:font-size-asian="12pt" style:font-size-complex="12pt"/>
    </style:style>
    <style:style style:name="T130" style:family="text">
      <style:text-properties fo:color="#363435" style:text-position="16% 100%" style:font-name="Times New Roman" fo:font-size="12pt" fo:letter-spacing="-0.0063in" style:font-size-asian="12pt" style:font-size-complex="12pt"/>
    </style:style>
    <style:style style:name="T131" style:family="text">
      <style:text-properties fo:color="#363435" style:text-position="-27% 100%" style:font-name="Times New Roman" fo:font-size="12pt" fo:letter-spacing="-0.002in" style:font-size-asian="12pt" style:font-size-complex="12pt"/>
    </style:style>
    <style:style style:name="T132" style:family="text">
      <style:text-properties fo:color="#363435" style:text-position="-25% 100%" style:font-name="Times New Roman" fo:font-size="12pt" fo:letter-spacing="-0.0008in" style:font-size-asian="12pt" style:font-size-complex="12pt"/>
    </style:style>
    <style:style style:name="T133" style:family="text">
      <style:text-properties fo:color="#363435" style:text-position="-25% 100%" style:font-name="Times New Roman" fo:font-size="12pt" fo:letter-spacing="-0.0028in" style:font-size-asian="12pt" style:font-size-complex="12pt"/>
    </style:style>
    <style:style style:name="T134" style:family="text">
      <style:text-properties fo:color="#363435" style:text-position="-25% 100%" style:font-name="Times New Roman" fo:font-size="12pt" style:font-size-asian="12pt" style:font-size-complex="12pt"/>
    </style:style>
    <style:style style:name="T135" style:family="text">
      <style:text-properties fo:color="#363435" style:text-position="-25% 100%" style:font-name="Times New Roman" fo:font-size="12pt" fo:letter-spacing="0.0075in" style:font-size-asian="12pt" style:font-size-complex="12pt"/>
    </style:style>
    <style:style style:name="T136" style:family="text">
      <style:text-properties fo:color="#363435" style:text-position="-25% 100%" style:font-name="Times New Roman" fo:font-size="12pt" fo:letter-spacing="-0.0055in" style:font-size-asian="12pt" style:font-size-complex="12pt"/>
    </style:style>
    <style:style style:name="T137" style:family="text">
      <style:text-properties fo:color="#363435" style:text-position="-25% 100%" style:font-name="Times New Roman" fo:font-size="12pt" fo:letter-spacing="0.0043in" style:font-size-asian="12pt" style:font-size-complex="12pt"/>
    </style:style>
    <style:style style:name="T138" style:family="text">
      <style:text-properties fo:color="#363435" style:text-position="-25% 100%" style:font-name="Times New Roman" fo:font-size="12pt" fo:letter-spacing="-0.0217in" style:font-size-asian="12pt" style:font-size-complex="12pt"/>
    </style:style>
    <style:style style:name="T139" style:family="text">
      <style:text-properties style:font-name="Times New Roman" fo:font-size="12pt" style:font-size-asian="12pt" style:font-size-complex="12pt"/>
    </style:style>
    <style:style style:name="T140" style:family="text">
      <style:text-properties style:font-name="Times New Roman" fo:font-size="6.5pt" style:font-size-asian="6.5pt" style:font-size-complex="6.5pt"/>
    </style:style>
    <style:style style:name="T141" style:family="text">
      <style:text-properties fo:color="#000000" style:font-name="Times New Roman" fo:font-size="5pt" style:font-size-asian="5pt" style:font-size-complex="5pt"/>
    </style:style>
    <style:style style:name="T142" style:family="text">
      <style:text-properties fo:color="#000000" style:font-name="Times New Roman" fo:font-size="5.5pt" style:font-size-asian="5.5pt" style:font-size-complex="5.5pt"/>
    </style:style>
    <style:style style:name="T143" style:family="text">
      <style:text-properties fo:color="#000000" style:font-name="Times New Roman" fo:font-size="10pt" style:font-size-asian="10pt" style:font-size-complex="10pt"/>
    </style:style>
    <style:style style:name="T144" style:family="text">
      <style:text-properties fo:color="#000000" style:font-name="Times New Roman" fo:font-size="6pt" style:font-size-asian="6pt" style:font-size-complex="6pt"/>
    </style:style>
    <style:style style:name="T145" style:family="text">
      <style:text-properties fo:color="#000000" fo:font-size="12pt" fo:letter-spacing="-0.0008in" style:font-size-asian="12pt" style:font-size-complex="12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" fo:background-color="#ffffff" style:background-transparency="100%" fo:padding="0.0102in" fo:border="none">
        <style:background-image/>
      </style:graphic-properties>
    </style:style>
    <style:style style:name="Sect1" style:family="section">
      <style:section-properties style:writing-mode="lr-tb" style:editable="false">
        <style:columns fo:column-count="2">
          <style:column style:rel-width="6689*" fo:start-indent="0in" fo:end-indent="0.2354in"/>
          <style:column style:rel-width="2890*" fo:start-indent="0.2354in" fo:end-indent="0in"/>
        </style:columns>
        <text:notes-configuration text:note-class="footnote"/>
      </style:section-properties>
    </style:style>
    <style:style style:name="Sect2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3" style:family="section">
      <style:section-properties style:writing-mode="lr-tb" style:editable="false">
        <style:columns fo:column-count="2">
          <style:column style:rel-width="4029*" fo:start-indent="0in" fo:end-indent="0.6173in"/>
          <style:column style:rel-width="5551*" fo:start-indent="0.6173in" fo:end-indent="0in"/>
        </style:columns>
        <text:notes-configuration text:note-class="footnote"/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ge"/>
    </style:style>
    <style:style style:name="gr2" style:family="graphic">
      <style:graphic-properties draw:stroke="solid" svg:stroke-width="0.0138in" svg:stroke-color="#363435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="hidden" style:run-through="foreground"/>
    </style:style>
    <style:style style:name="gr3" style:family="graphic">
      <style:graphic-properties draw:stroke="solid" svg:stroke-width="0.0071in" svg:stroke-color="#363435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="hidden" style:run-through="foreground"/>
    </style:style>
    <style:style style:name="gr4" style:family="graphic">
      <style:graphic-properties draw:stroke="solid" svg:stroke-width="0.0071in" svg:stroke-color="#363435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ge"/>
    </style:style>
    <style:style style:name="gr5" style:family="graphic">
      <style:graphic-properties draw:stroke="solid" svg:stroke-width="0.0071in" svg:stroke-color="#363435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="hidden" style:run-through="foreground"/>
    </style:style>
    <style:style style:name="gr6" style:family="graphic">
      <style:graphic-properties draw:stroke="solid" svg:stroke-width="0.0071in" svg:stroke-color="#363435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ge"/>
    </style:style>
    <style:style style:name="gr7" style:family="graphic">
      <style:graphic-properties draw:stroke="solid" svg:stroke-width="0.0138in" svg:stroke-color="#363435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  <style:style style:name="gr8" style:family="graphic">
      <style:graphic-properties draw:stroke="solid" svg:stroke-width="0.0071in" svg:stroke-color="#c7c8ca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ircl</text:span><text:span text:style-name="T2">e</text:span><text:span text:style-name="T3"> </text:span><text:span text:style-name="T2">:</text:span></text:p>
      <text:p text:style-name="P2"><text:span text:style-name="T77">Divisio</text:span><text:span text:style-name="T78">n</text:span><text:span text:style-name="T79"> </text:span><text:span text:style-name="T78">:</text:span></text:p>
      <text:p text:style-name="P3"/>
      <text:p text:style-name="P8"/>
      <text:p text:style-name="P26"><draw:custom-shape text:anchor-type="char" draw:z-index="7" draw:style-name="gr7" draw:text-style-name="P119" svg:width="1.3642in" svg:height="0.3606in" svg:x="5.8917in" svg:y="1.4693in"><text:p/><draw:enhanced-geometry svg:viewBox="0 0 21600 21600" draw:type="rectangle" draw:enhanced-path="M 0 0 L 21600 0 21600 21600 0 21600 0 0 Z N"/></draw:custom-shape><draw:frame draw:style-name="fr1" draw:name="Frame1" text:anchor-type="char" svg:x="4.3717in" svg:y="0.7756in" svg:width="2.9091in" svg:height="0.7193in" draw:z-index="12"><draw:text-box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B"/><table:table-column table:style-name="Table1.G"/><table:table-column table:style-name="Table1.H"/><table:table-row table:style-name="Table1.1"><table:table-cell table:style-name="Table1.A1" table:number-columns-spanned="8" office:value-type="string"><text:p text:style-name="P17"><text:span text:style-name="T4">02<text:tab/>Period</text:span><text:span text:style-name="T5"> </text:span><text:span text:style-name="T4">covered</text:span><text:span text:style-name="T5"> </text:span><text:span text:style-name="T4">by</text:span><text:span text:style-name="T5"> </text:span><text:span text:style-name="T4">this</text:span><text:span text:style-name="T5"> </text:span><text:span text:style-name="T4">Return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2"><table:table-cell table:style-name="Table1.A2" table:number-rows-spanned="2" office:value-type="string"><text:p text:style-name="P18">From</text:p></table:table-cell><table:table-cell table:style-name="Table1.A2" office:value-type="string"><text:p text:style-name="P19"><text:span text:style-name="T7">D</text:span><text:span text:style-name="T4">D</text:span></text:p></table:table-cell><table:table-cell table:style-name="Table1.A2" office:value-type="string"><text:p text:style-name="P21"><text:span text:style-name="T8">M</text:span><text:span text:style-name="T4">M</text:span></text:p></table:table-cell><table:table-cell table:style-name="Table1.A2" office:value-type="string"><text:p text:style-name="P22"><text:span text:style-name="T9">Y</text:span><text:span text:style-name="T4">Y</text:span></text:p></table:table-cell><table:table-cell table:style-name="Table1.A2" table:number-rows-spanned="2" office:value-type="string"><text:p text:style-name="P21"><text:span text:style-name="T10">T</text:span><text:span text:style-name="T4">o</text:span></text:p></table:table-cell><table:table-cell table:style-name="Table1.A2" office:value-type="string"><text:p text:style-name="P23"><text:span text:style-name="T7">D</text:span><text:span text:style-name="T4">D</text:span></text:p></table:table-cell><table:table-cell table:style-name="Table1.A2" office:value-type="string"><text:p text:style-name="P25"><text:span text:style-name="T8">M</text:span><text:span text:style-name="T4">M</text:span></text:p></table:table-cell><table:table-cell table:style-name="Table1.A1" office:value-type="string"><text:p text:style-name="P19"><text:span text:style-name="T9">Y</text:span><text:span text:style-name="T4">Y</text:span></text:p></table:table-cell></table:table-row><table:table-row table:style-name="Table1.3"><table:covered-table-cell/><table:table-cell table:style-name="Table1.A2" office:value-type="string"><text:p text:style-name="P13"><text:text-input text:description="">$vat200ap.fromDD</text:text-input></text:p></table:table-cell><table:table-cell table:style-name="Table1.A2" office:value-type="string"><text:p text:style-name="P13"><text:text-input text:description="">$vat200ap.fromMM</text:text-input></text:p></table:table-cell><table:table-cell table:style-name="Table1.A2" office:value-type="string"><text:p text:style-name="P13"><text:text-input text:description="">$vat200ap.fromYY</text:text-input></text:p></table:table-cell><table:covered-table-cell/><table:table-cell table:style-name="Table1.A2" office:value-type="string"><text:p text:style-name="P13"><text:text-input text:description="">$vat200ap.toDD</text:text-input></text:p></table:table-cell><table:table-cell table:style-name="Table1.A2" office:value-type="string"><text:p text:style-name="P13"><text:text-input text:description="">$vat200ap.toMM</text:text-input></text:p></table:table-cell><table:table-cell table:style-name="Table1.A1" office:value-type="string"><text:p text:style-name="P13"><text:text-input text:description="">$vat200ap.toYY</text:text-input></text:p></table:table-cell></table:table-row></table:table><text:p text:style-name="P12"/></draw:text-box></draw:frame><text:span text:style-name="T96">M</text:span><text:span text:style-name="T97">ONTH</text:span><text:span text:style-name="T98">L</text:span><text:span text:style-name="T99">Y</text:span><text:span text:style-name="T100"> </text:span><text:span text:style-name="T101">RETURN</text:span><text:span text:style-name="T102"> </text:span><text:span text:style-name="T101">FOR</text:span><text:span text:style-name="T102"> </text:span><text:span text:style-name="T103">V</text:span><text:span text:style-name="T101">ALUE</text:span><text:span text:style-name="T102"> </text:span><text:span text:style-name="T101">ADDED</text:span><text:span text:style-name="T102"> </text:span><text:span text:style-name="T104">T</text:span><text:span text:style-name="T105">AX</text:span></text:p>
      <text:p text:style-name="P27"><text:span text:style-name="T107">(Se</text:span><text:span text:style-name="T108">e</text:span><text:span text:style-name="T109"> </text:span><text:span text:style-name="T107">Rul</text:span><text:span text:style-name="T108">e</text:span><text:span text:style-name="T109"> </text:span><text:span text:style-name="T107">23(1)</text:span><text:span text:style-name="T108">)<text:tab/></text:span><text:span text:style-name="T111">FOR</text:span><text:span text:style-name="T112">M</text:span><text:span text:style-name="T113"> </text:span><text:span text:style-name="T114">V</text:span><text:span text:style-name="T115">A</text:span><text:span text:style-name="T112">T</text:span><text:span text:style-name="T113"> </text:span><text:span text:style-name="T111">200</text:span></text:p>
      <text:p text:style-name="P28"/>
      <text:p text:style-name="P9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F"/>
        <table:table-column table:style-name="Table2.J"/>
        <table:table-column table:style-name="Table2.K"/>
        <table:table-row table:style-name="Table2.1">
          <table:table-cell table:style-name="Table2.A1" table:number-columns-spanned="11" office:value-type="string">
            <text:p text:style-name="P30"><text:span text:style-name="T27">01<text:tab/></text:span><text:span text:style-name="T28">T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</table:table>
      <text:p text:style-name="P31"/>
      <text:p text:style-name="P15"/>
      <text:p text:style-name="P33"><text:span text:style-name="T29">03.Nam</text:span><text:span text:style-name="T27">e</text:span><text:span text:style-name="T31"> </text:span><text:span text:style-name="T29">o</text:span><text:span text:style-name="T27">f</text:span><text:span text:style-name="T27"><text:text-input text:description="">$vat200ap.companyName</text:text-input></text:span><text:span text:style-name="T31"> </text:span><text:span text:style-name="T29">Enterprises: </text:span><text:span text:style-name="T32">Address:</text:span><text:span text:style-name="T32"><text:text-input text:description="">$vat200ap.companyAddress</text:text-input></text:span></text:p>
      <text:p text:style-name="P34"><draw:g text:anchor-type="char" draw:z-index="2" draw:style-name="gr1"><draw:custom-shape draw:style-name="gr2" draw:text-style-name="P119" svg:width="6.4913in" svg:height="0.7894in" svg:x="0.7866in" svg:y="-0.539in"><text:p/><draw:enhanced-geometry svg:viewBox="0 0 21600 21600" draw:type="rectangle" draw:enhanced-path="M 0 0 L 21600 0 21600 21600 0 21600 0 0 Z N"/></draw:custom-shape><draw:custom-shape draw:style-name="gr3" draw:text-style-name="P119" svg:width="4.8831in" svg:height="0.0012in" svg:x="2.4028in" svg:y="-0.3256in"><text:p/><draw:enhanced-geometry svg:viewBox="0 0 7022 0" draw:type="non-primitive" draw:enhanced-path="M 0 0 A L 7021 0 A N"/></draw:custom-shape><draw:custom-shape draw:style-name="gr3" draw:text-style-name="P119" svg:width="5.6752in" svg:height="0.0012in" svg:x="1.6102in" svg:y="-0.098in"><text:p/><draw:enhanced-geometry svg:viewBox="0 0 8161 0" draw:type="non-primitive" draw:enhanced-path="M 0 0 A L 8160 0 A N"/></draw:custom-shape><draw:custom-shape draw:style-name="gr3" draw:text-style-name="P119" svg:width="1.2697in" svg:height="0.0012in" svg:x="5.1193in" svg:y="0.1366in"><text:p/><draw:enhanced-geometry svg:viewBox="0 0 1827 0" draw:type="non-primitive" draw:enhanced-path="M 0 0 A L 1827 0 A N"/></draw:custom-shape><draw:custom-shape draw:style-name="gr3" draw:text-style-name="P119" svg:width="1.9642in" svg:height="0.0012in" svg:x="1.4201in" svg:y="0.1366in"><text:p/><draw:enhanced-geometry svg:viewBox="0 0 2825 0" draw:type="non-primitive" draw:enhanced-path="M 0 0 A L 2825 0 A N"/></draw:custom-shape></draw:g><text:span text:style-name="T81">Fa</text:span><text:span text:style-name="T80">x</text:span><text:span text:style-name="T82"> </text:span><text:span text:style-name="T81">No</text:span><text:span text:style-name="T80">.</text:span><text:span text:style-name="T80"><text:text-input text:description="">$vat200ap.faxNo</text:text-input></text:span><text:span text:style-name="T80"><text:tab/></text:span><text:span text:style-name="T81">Phon</text:span><text:span text:style-name="T80">e</text:span><text:span text:style-name="T83"> </text:span><text:span text:style-name="T81">No.</text:span><text:span text:style-name="T81"><text:text-input text:description="">$vat200ap.phoneNo</text:text-input></text:span></text:p>
      <text:p text:style-name="P4"/>
      <text:p text:style-name="P9"/>
      <text:p text:style-name="P35"><draw:g text:anchor-type="char" draw:z-index="5" draw:style-name="gr1"><draw:custom-shape draw:style-name="gr5" draw:text-style-name="P119" svg:width="1.7622in" svg:height="0.2941in" svg:x="5.5307in" svg:y="-0.0193in"><text:p/><draw:enhanced-geometry svg:viewBox="0 0 21600 21600" draw:type="rectangle" draw:enhanced-path="M 0 0 L 21600 0 21600 21600 0 21600 0 0 Z N"/></draw:custom-shape><draw:custom-shape draw:style-name="gr3" draw:text-style-name="P119" svg:width="0.0012in" svg:height="0.2807in" svg:x="5.9063in" svg:y="-0.0236in"><text:p/><draw:enhanced-geometry svg:viewBox="0 0 0 396" draw:type="non-primitive" draw:enhanced-path="M 0 0 A L 0 396 A N"/></draw:custom-shape></draw:g><draw:custom-shape text:anchor-type="char" draw:z-index="6" draw:style-name="gr6" draw:text-style-name="P119" svg:width="0.0012in" svg:height="0.2752in" svg:x="5.9083in" svg:y="1.0465in"><text:p/><draw:enhanced-geometry svg:viewBox="0 0 0 396" draw:type="non-primitive" draw:enhanced-path="M 0 0 A L 0 396 A N"/></draw:custom-shape><text:span text:style-name="T34">I</text:span><text:span text:style-name="T27">f</text:span><text:span text:style-name="T35"> </text:span><text:span text:style-name="T34">yo</text:span><text:span text:style-name="T27">u</text:span><text:span text:style-name="T35"> </text:span><text:span text:style-name="T34">hav</text:span><text:span text:style-name="T27">e</text:span><text:span text:style-name="T35"> </text:span><text:span text:style-name="T34">mad</text:span><text:span text:style-name="T27">e</text:span><text:span text:style-name="T35"> </text:span><text:span text:style-name="T34">n</text:span><text:span text:style-name="T27">o</text:span><text:span text:style-name="T35"> </text:span><text:span text:style-name="T34">purchase</text:span><text:span text:style-name="T27">s</text:span><text:span text:style-name="T35"> </text:span><text:span text:style-name="T34">an</text:span><text:span text:style-name="T27">d</text:span><text:span text:style-name="T35"> </text:span><text:span text:style-name="T34">n</text:span><text:span text:style-name="T27">o</text:span><text:span text:style-name="T35"> </text:span><text:span text:style-name="T34">sales</text:span><text:span text:style-name="T27">,</text:span><text:span text:style-name="T35"> </text:span><text:span text:style-name="T34">cros</text:span><text:span text:style-name="T27">s</text:span><text:span text:style-name="T35"> </text:span><text:span text:style-name="T34">thi</text:span><text:span text:style-name="T27">s</text:span><text:span text:style-name="T35"> </text:span><text:span text:style-name="T34">box</text:span><text:span text:style-name="T27">.<text:tab/></text:span><text:span text:style-name="T32">0</text:span><text:span text:style-name="T27">4</text:span><text:span text:style-name="T116"><text:text-input text:description=""/></text:span><text:span text:style-name="T141"><text:text-input text:description="">$vat200ap.noPurchasesAndSales</text:text-input></text:span></text:p>
      <text:p text:style-name="P10"/>
      <text:p text:style-name="P9"/>
      <text:p text:style-name="P36"><draw:custom-shape text:anchor-type="char" draw:z-index="3" draw:style-name="gr4" draw:text-style-name="P119" svg:width="1.0185in" svg:height="0.2295in" svg:x="6.2583in" svg:y="1.4661in"><text:p/><draw:enhanced-geometry svg:viewBox="0 0 21600 21600" draw:type="rectangle" draw:enhanced-path="M 0 0 L 21600 0 21600 21600 0 21600 0 0 Z N"/></draw:custom-shape><draw:g text:anchor-type="char" draw:z-index="4" draw:style-name="gr1"><draw:custom-shape draw:style-name="gr5" draw:text-style-name="P119" svg:width="1.1295in" svg:height="0.2087in" svg:x="5.1354in" svg:y="2.4941in"><text:p/><draw:enhanced-geometry svg:viewBox="0 0 21600 21600" draw:type="rectangle" draw:enhanced-path="M 0 0 L 21600 0 21600 21600 0 21600 0 0 Z N"/></draw:custom-shape><draw:custom-shape draw:style-name="gr5" draw:text-style-name="P119" svg:width="1.0213in" svg:height="0.1858in" svg:x="6.2673in" svg:y="2.2925in"><text:p/><draw:enhanced-geometry svg:viewBox="0 0 21600 21600" draw:type="rectangle" draw:enhanced-path="M 0 0 L 21600 0 21600 21600 0 21600 0 0 Z N"/></draw:custom-shape></draw:g><text:span text:style-name="T33">I</text:span><text:span text:style-name="T36">f</text:span><text:span text:style-name="T37"> </text:span><text:span text:style-name="T33">yo</text:span><text:span text:style-name="T36">u</text:span><text:span text:style-name="T37"> </text:span><text:span text:style-name="T33">hav</text:span><text:span text:style-name="T36">e</text:span><text:span text:style-name="T37"> </text:span><text:span text:style-name="T33">n</text:span><text:span text:style-name="T36">o</text:span><text:span text:style-name="T37"> </text:span><text:span text:style-name="T33">entr</text:span><text:span text:style-name="T36">y</text:span><text:span text:style-name="T37"> </text:span><text:span text:style-name="T33">fo</text:span><text:span text:style-name="T36">r</text:span><text:span text:style-name="T37"> </text:span><text:span text:style-name="T36">a</text:span><text:span text:style-name="T37"> </text:span><text:span text:style-name="T33">box</text:span><text:span text:style-name="T36">,</text:span><text:span text:style-name="T37"> </text:span><text:span text:style-name="T33">inser</text:span><text:span text:style-name="T36">t</text:span><text:span text:style-name="T37"> </text:span><text:span text:style-name="T33">“NIL”</text:span><text:span text:style-name="T36">.</text:span><text:span text:style-name="T39"> </text:span><text:span text:style-name="T33">D</text:span><text:span text:style-name="T36">o</text:span><text:span text:style-name="T37"> </text:span><text:span text:style-name="T33">no</text:span><text:span text:style-name="T36">t</text:span><text:span text:style-name="T37"> </text:span><text:span text:style-name="T33">leav</text:span><text:span text:style-name="T36">e</text:span><text:span text:style-name="T37"> </text:span><text:span text:style-name="T33">an</text:span><text:span text:style-name="T36">y</text:span><text:span text:style-name="T37"> </text:span><text:span text:style-name="T33">bo</text:span><text:span text:style-name="T36">x</text:span><text:span text:style-name="T37"> </text:span><text:span text:style-name="T33">blan</text:span><text:span text:style-name="T36">k</text:span><text:span text:style-name="T37"> </text:span><text:span text:style-name="T33">unles</text:span><text:span text:style-name="T36">s</text:span><text:span text:style-name="T37"> </text:span><text:span text:style-name="T33">yo</text:span><text:span text:style-name="T36">u</text:span><text:span text:style-name="T37"> </text:span><text:span text:style-name="T33">cros</text:span><text:span text:style-name="T36">s</text:span><text:span text:style-name="T37"> </text:span><text:span text:style-name="T33">box</text:span></text:p>
      <text:p text:style-name="P37"><draw:frame draw:style-name="fr1" draw:name="Frame2" text:anchor-type="char" svg:x="0.7583in" svg:y="0.4409in" svg:width="6.5354in" svg:height="0.8583in" draw:z-index="13"><draw:text-box><table:table table:name="Table3" table:style-name="Table3"><table:table-column table:style-name="Table3.A"/><table:table-column table:style-name="Table3.B"/><table:table-column table:style-name="Table3.C"/><table:table-row table:style-name="Table3.1"><table:table-cell table:style-name="Table3.A1" office:value-type="string"><text:p text:style-name="P38"><text:span text:style-name="T40">Inpu</text:span><text:span text:style-name="T27">t</text:span><text:span text:style-name="T42"> </text:span><text:span text:style-name="T40">ta</text:span><text:span text:style-name="T27">x</text:span><text:span text:style-name="T42"> </text:span><text:span text:style-name="T40">credi</text:span><text:span text:style-name="T27">t</text:span><text:span text:style-name="T42"> </text:span><text:span text:style-name="T40">fro</text:span><text:span text:style-name="T27">m</text:span><text:span text:style-name="T42"> </text:span><text:span text:style-name="T40">previou</text:span><text:span text:style-name="T27">s</text:span><text:span text:style-name="T42"> </text:span><text:span text:style-name="T40">month</text:span></text:p></table:table-cell><table:table-cell table:style-name="Table3.A1" office:value-type="string"><text:p text:style-name="P40"><text:span text:style-name="T32">0</text:span><text:span text:style-name="T27">5</text:span></text:p></table:table-cell><table:table-cell table:style-name="Table3.C1" office:value-type="string"><text:p text:style-name="P13"><text:text-input text:description="">$vat200ap.taxCreditFromPreMnth</text:text-input></text:p></table:table-cell></table:table-row><table:table-row table:style-name="Table3.2"><table:table-cell table:style-name="Table3.A1" office:value-type="string"><text:p text:style-name="P39"><text:span text:style-name="T28">(Bo</text:span><text:span text:style-name="T27">x</text:span><text:span text:style-name="T44"> </text:span><text:span text:style-name="T28">2</text:span><text:span text:style-name="T27">4</text:span><text:span text:style-name="T44"> </text:span><text:span text:style-name="T28">o</text:span><text:span text:style-name="T27">r</text:span><text:span text:style-name="T44"> </text:span><text:span text:style-name="T28">2</text:span><text:span text:style-name="T27">4</text:span><text:span text:style-name="T44"> </text:span><text:span text:style-name="T28">(b</text:span><text:span text:style-name="T27">)</text:span><text:span text:style-name="T44"> </text:span><text:span text:style-name="T28">o</text:span><text:span text:style-name="T27">f</text:span><text:span text:style-name="T44"> </text:span><text:span text:style-name="T28">you</text:span><text:span text:style-name="T27">r</text:span><text:span text:style-name="T44"> </text:span><text:span text:style-name="T28">previou</text:span><text:span text:style-name="T27">s</text:span><text:span text:style-name="T44"> </text:span><text:span text:style-name="T28">ta</text:span><text:span text:style-name="T27">x</text:span><text:span text:style-name="T44"> </text:span><text:span text:style-name="T28">return)</text:span></text:p></table:table-cell><table:table-cell table:style-name="Table3.A1" office:value-type="string"><text:p text:style-name="P14"/></table:table-cell><table:table-cell table:style-name="Table3.A1" office:value-type="string"><text:p text:style-name="P14"/></table:table-cell></table:table-row><table:table-row table:style-name="Table3.3"><table:table-cell table:style-name="Table3.A1" office:value-type="string"><text:p text:style-name="P41"><text:span text:style-name="T11">PURCHASE</text:span><text:span text:style-name="T12">S</text:span><text:span text:style-name="T13"> </text:span><text:span text:style-name="T11">I</text:span><text:span text:style-name="T12">N</text:span><text:span text:style-name="T13"> </text:span><text:span text:style-name="T11">TH</text:span><text:span text:style-name="T12">E</text:span><text:span text:style-name="T13"> </text:span><text:span text:style-name="T11">MONTH </text:span><text:span text:style-name="T14">(INPUT)</text:span></text:p></table:table-cell><table:table-cell table:style-name="Table3.A1" office:value-type="string"><text:p text:style-name="P42"><text:span text:style-name="T6">valu</text:span><text:span text:style-name="T12">e</text:span><text:span text:style-name="T15"> </text:span><text:span text:style-name="T6">excludin</text:span><text:span text:style-name="T12">g</text:span><text:span text:style-name="T15"> </text:span><text:span text:style-name="T16">V</text:span><text:span text:style-name="T17">A</text:span><text:span text:style-name="T12">T </text:span><text:span text:style-name="T11">(A</text:span><text:span text:style-name="T12">)</text:span></text:p></table:table-cell><table:table-cell table:style-name="Table3.A1" office:value-type="string"><text:p text:style-name="P43"><text:span text:style-name="T18">V</text:span><text:span text:style-name="T19">A</text:span><text:span text:style-name="T12">T</text:span><text:span text:style-name="T20"> </text:span><text:span text:style-name="T21">claime</text:span><text:span text:style-name="T12">d</text:span></text:p><text:p text:style-name="P44"><text:span text:style-name="T22">(B</text:span><text:span text:style-name="T12">)</text:span></text:p></table:table-cell></table:table-row></table:table><text:p text:style-name="P12"/></draw:text-box></draw:frame><text:span text:style-name="T84">04.</text:span></text:p>
      <text:p text:style-name="P32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5">6</text:p>
          </table:table-cell>
          <table:table-cell table:style-name="Table4.A1" office:value-type="string">
            <text:p text:style-name="P48"><text:span text:style-name="T120">Exemp</text:span><text:span text:style-name="T121">t</text:span><text:span text:style-name="T122"> </text:span><text:span text:style-name="T120">o</text:span><text:span text:style-name="T121">r</text:span><text:span text:style-name="T122"> </text:span><text:span text:style-name="T120">non-creditabl</text:span><text:span text:style-name="T121">e</text:span><text:span text:style-name="T122"> </text:span><text:span text:style-name="T120">Purchases</text:span></text:p>
          </table:table-cell>
          <table:table-cell table:style-name="Table4.A1" office:value-type="string">
            <text:p text:style-name="P50"><text:span text:style-name="T123">Rs</text:span><text:span text:style-name="T121">.</text:span><text:span text:style-name="T119"><text:text-input text:description="">$vat200ap.exemptPurA</text:text-input></text:span></text:p>
          </table:table-cell>
          <table:table-cell table:style-name="Table4.D1" office:value-type="string">
            <text:p text:style-name="P14"/>
          </table:table-cell>
        </table:table-row>
        <table:table-row table:style-name="Table4.2">
          <table:table-cell table:style-name="Table4.A1" office:value-type="string">
            <text:p text:style-name="P46">7</text:p>
          </table:table-cell>
          <table:table-cell table:style-name="Table4.A1" office:value-type="string">
            <text:p text:style-name="P49"><text:span text:style-name="T34">4</text:span><text:span text:style-name="T27">%</text:span><text:span text:style-name="T35"> </text:span><text:span text:style-name="T34">Rat</text:span><text:span text:style-name="T27">e</text:span><text:span text:style-name="T35"> </text:span><text:span text:style-name="T34">Purchases</text:span></text:p>
          </table:table-cell>
          <table:table-cell table:style-name="Table4.A1" office:value-type="string">
            <text:p text:style-name="P51"><text:span text:style-name="T45">Rs</text:span><text:span text:style-name="T27">.</text:span><text:span text:style-name="T116"><text:text-input text:description="">$var200ap.fourPurA</text:text-input></text:span></text:p>
          </table:table-cell>
          <table:table-cell table:style-name="Table4.D2" office:value-type="string">
            <text:p text:style-name="P52"><text:span text:style-name="T45">Rs</text:span><text:span text:style-name="T27">.</text:span><text:span text:style-name="T116"><text:text-input text:description=""/></text:span><text:span text:style-name="T116"><text:text-input text:description="">$vat200ap.fourPurB</text:text-input></text:span></text:p>
          </table:table-cell>
        </table:table-row>
        <table:table-row table:style-name="Table4.2">
          <table:table-cell table:style-name="Table4.A1" office:value-type="string">
            <text:p text:style-name="P46">8</text:p>
          </table:table-cell>
          <table:table-cell table:style-name="Table4.A1" office:value-type="string">
            <text:p text:style-name="P49"><text:span text:style-name="T28">12.5</text:span><text:span text:style-name="T27">%</text:span><text:span text:style-name="T44"> </text:span><text:span text:style-name="T28">Rat</text:span><text:span text:style-name="T27">e</text:span><text:span text:style-name="T44"> </text:span><text:span text:style-name="T28">Purchases</text:span></text:p>
          </table:table-cell>
          <table:table-cell table:style-name="Table4.A1" office:value-type="string">
            <text:p text:style-name="P51"><text:span text:style-name="T45">Rs</text:span><text:span text:style-name="T27">.</text:span><text:span text:style-name="T116"><text:text-input text:description="">$vat200ap.twelvPurA</text:text-input></text:span></text:p>
          </table:table-cell>
          <table:table-cell table:style-name="Table4.D2" office:value-type="string">
            <text:p text:style-name="P52"><text:span text:style-name="T45">Rs</text:span><text:span text:style-name="T27">.</text:span><text:span text:style-name="T116"><text:text-input text:description="">$vat200ap.twelvPurB</text:text-input></text:span></text:p>
          </table:table-cell>
        </table:table-row>
        <table:table-row table:style-name="Table4.2">
          <table:table-cell table:style-name="Table4.A1" office:value-type="string">
            <text:p text:style-name="P46">9</text:p>
          </table:table-cell>
          <table:table-cell table:style-name="Table4.A1" office:value-type="string">
            <text:p text:style-name="P49"><text:span text:style-name="T34">1</text:span><text:span text:style-name="T27">%</text:span><text:span text:style-name="T35"> </text:span><text:span text:style-name="T34">Rat</text:span><text:span text:style-name="T27">e</text:span><text:span text:style-name="T35"> </text:span><text:span text:style-name="T34">Purchases</text:span></text:p>
          </table:table-cell>
          <table:table-cell table:style-name="Table4.A1" office:value-type="string">
            <text:p text:style-name="P51"><text:span text:style-name="T45">Rs</text:span><text:span text:style-name="T27">.</text:span><text:span text:style-name="T116"><text:text-input text:description="">$vat200ap.onePurA</text:text-input></text:span></text:p>
          </table:table-cell>
          <table:table-cell table:style-name="Table4.D2" office:value-type="string">
            <text:p text:style-name="P52"><text:span text:style-name="T45">Rs</text:span><text:span text:style-name="T27">.</text:span><text:span text:style-name="T116"><text:text-input text:description="">$vat200ap.onePurB</text:text-input></text:span></text:p>
          </table:table-cell>
        </table:table-row>
        <table:table-row table:style-name="Table4.2">
          <table:table-cell table:style-name="Table4.A1" office:value-type="string">
            <text:p text:style-name="P46">10</text:p>
          </table:table-cell>
          <table:table-cell table:style-name="Table4.A1" office:value-type="string">
            <text:p text:style-name="P49"><text:span text:style-name="T29">Specia</text:span><text:span text:style-name="T27">l</text:span><text:span text:style-name="T46"> </text:span><text:span text:style-name="T29">Rat</text:span><text:span text:style-name="T27">e</text:span><text:span text:style-name="T46"> </text:span><text:span text:style-name="T29">Purchases</text:span></text:p>
          </table:table-cell>
          <table:table-cell table:style-name="Table4.A1" office:value-type="string">
            <text:p text:style-name="P51"><text:span text:style-name="T45">Rs</text:span><text:span text:style-name="T27">.</text:span><text:span text:style-name="T116"><text:text-input text:description="">$vat200ap.specialRatePurA</text:text-input></text:span></text:p>
          </table:table-cell>
          <table:table-cell table:style-name="Table4.D1" office:value-type="string">
            <text:p text:style-name="P14"/>
          </table:table-cell>
        </table:table-row>
        <table:table-row table:style-name="Table4.2">
          <table:table-cell table:style-name="Table4.A1" office:value-type="string">
            <text:p text:style-name="P47"><text:span text:style-name="T47">1</text:span><text:span text:style-name="T27">1</text:span></text:p>
          </table:table-cell>
          <table:table-cell table:style-name="Table4.A1" office:value-type="string">
            <text:p text:style-name="P49"><text:span text:style-name="T46">T</text:span><text:span text:style-name="T48">ota</text:span><text:span text:style-name="T27">l</text:span><text:span text:style-name="T50"> </text:span><text:span text:style-name="T48">Amoun</text:span><text:span text:style-name="T27">t</text:span><text:span text:style-name="T50"> </text:span><text:span text:style-name="T48">o</text:span><text:span text:style-name="T27">f</text:span><text:span text:style-name="T50"> </text:span><text:span text:style-name="T48">inpu</text:span><text:span text:style-name="T27">t</text:span><text:span text:style-name="T50"> </text:span><text:span text:style-name="T48">ta</text:span><text:span text:style-name="T27">x</text:span><text:span text:style-name="T50"> </text:span><text:span text:style-name="T48">(5+7(B)+8(B)+9(B))</text:span></text:p>
          </table:table-cell>
          <table:table-cell table:style-name="Table4.C6" office:value-type="string">
            <text:p text:style-name="P14"/>
          </table:table-cell>
          <table:table-cell table:style-name="Table4.D2" office:value-type="string">
            <text:p text:style-name="P52"><text:span text:style-name="T45">Rs</text:span><text:span text:style-name="T27">.</text:span><text:span text:style-name="T116"><text:text-input text:description="">$vat200ap.totalPurB</text:text-input></text:span></text:p>
          </table:table-cell>
        </table:table-row>
        <table:table-row table:style-name="Table4.7">
          <table:table-cell table:style-name="Table4.D2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53"/>
      <text:p text:style-name="P58"><draw:frame draw:style-name="fr1" draw:name="Frame3" text:anchor-type="char" svg:x="4.7783in" svg:y="1.5744in" svg:width="2.4953in" svg:height="0.1965in" draw:z-index="0"><draw:text-box><text:p text:style-name="P55"><text:span text:style-name="T45">Rs</text:span><text:span text:style-name="T27">.<text:tab/></text:span><text:span text:style-name="T45">Rs</text:span><text:span text:style-name="T27">.</text:span></text:p></draw:text-box></draw:frame><draw:frame draw:style-name="fr1" draw:name="Frame4" text:anchor-type="char" svg:x="4.7799in" svg:y="1.9626in" svg:width="1.3283in" svg:height="0.3937in" draw:z-index="1"><draw:text-box><text:p text:style-name="P56"/><text:p text:style-name="P57"><text:span text:style-name="T45">Rs</text:span><text:span text:style-name="T27">.</text:span></text:p></draw:text-box></draw:frame><draw:custom-shape text:anchor-type="char" draw:z-index="8" draw:style-name="gr8" draw:text-style-name="P119" svg:width="2.4953in" svg:height="0.1969in" svg:x="4.7783in" svg:y="1.5736in"><text:p/><draw:enhanced-geometry svg:viewBox="0 0 21600 21600" draw:type="rectangle" draw:enhanced-path="M 0 0 L 21600 0 21600 21600 0 21600 0 0 Z N"/></draw:custom-shape><draw:custom-shape text:anchor-type="char" draw:z-index="10" draw:style-name="gr4" draw:text-style-name="P119" svg:width="1.1815in" svg:height="0.6189in" svg:x="6.098in" svg:y="0.3398in"><text:p/><draw:enhanced-geometry svg:viewBox="0 0 21600 21600" draw:type="rectangle" draw:enhanced-path="M 0 0 L 21600 0 21600 21600 0 21600 0 0 Z N"/></draw:custom-shape><draw:custom-shape text:anchor-type="char" draw:z-index="11" draw:style-name="gr4" draw:text-style-name="P119" svg:width="1.3287in" svg:height="0.3941in" svg:x="4.7799in" svg:y="1.9618in"><text:p/><draw:enhanced-geometry svg:viewBox="0 0 21600 21600" draw:type="rectangle" draw:enhanced-path="M 0 0 L 21600 0 21600 21600 0 21600 0 0 Z N"/></draw:custom-shape><text:span text:style-name="T23">SALE</text:span><text:span text:style-name="T12">S</text:span><text:span text:style-name="T18"> </text:span><text:span text:style-name="T23">I</text:span><text:span text:style-name="T12">N</text:span><text:span text:style-name="T18"> </text:span><text:span text:style-name="T23">TH</text:span><text:span text:style-name="T12">E</text:span><text:span text:style-name="T18"> </text:span><text:span text:style-name="T23">MONT</text:span><text:span text:style-name="T12">H<text:tab/></text:span><text:span text:style-name="T6">valu</text:span><text:span text:style-name="T12">e</text:span><text:span text:style-name="T15"> </text:span><text:span text:style-name="T6">excludin</text:span><text:span text:style-name="T12">g</text:span><text:span text:style-name="T15"> </text:span><text:span text:style-name="T16">V</text:span><text:span text:style-name="T17">A</text:span><text:span text:style-name="T12">T<text:tab/></text:span><text:span text:style-name="T24">V</text:span><text:span text:style-name="T20">A</text:span><text:span text:style-name="T12">T</text:span><text:span text:style-name="T25"> </text:span><text:span text:style-name="T26">du</text:span><text:span text:style-name="T12">e</text:span></text:p>
      <text:p text:style-name="P60"><text:span text:style-name="T12">(OUTPUT)<text:tab/></text:span><text:span text:style-name="T11">(A</text:span><text:span text:style-name="T12">)<text:tab/></text:span><text:span text:style-name="T22">(B</text:span><text:span text:style-name="T12">)</text:span></text:p>
      <text:p text:style-name="P5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61">12</text:p>
          </table:table-cell>
          <table:table-cell table:style-name="Table5.A1" office:value-type="string">
            <text:p text:style-name="P64"><text:span text:style-name="T40">Exemp</text:span><text:span text:style-name="T27">t</text:span><text:span text:style-name="T51"> </text:span><text:span text:style-name="T40">Sales</text:span></text:p>
          </table:table-cell>
          <table:table-cell table:style-name="Table5.A1" office:value-type="string">
            <text:p text:style-name="P67"><text:span text:style-name="T40">Rs.</text:span><text:span text:style-name="T118"><text:text-input text:description="">$vat200ap.exemptSalA</text:text-input></text:span></text:p>
          </table:table-cell>
          <table:table-cell table:style-name="Table5.D1" table:number-rows-spanned="3" office:value-type="string">
            <text:p text:style-name="P14"/>
          </table:table-cell>
        </table:table-row>
        <table:table-row table:style-name="Table5.2">
          <table:table-cell table:style-name="Table5.A1" office:value-type="string">
            <text:p text:style-name="P62">13</text:p>
          </table:table-cell>
          <table:table-cell table:style-name="Table5.A1" office:value-type="string">
            <text:p text:style-name="P65"><text:span text:style-name="T29">Zer</text:span><text:span text:style-name="T27">o</text:span><text:span text:style-name="T31"> </text:span><text:span text:style-name="T29">Rat</text:span><text:span text:style-name="T27">e</text:span><text:span text:style-name="T31"> </text:span><text:span text:style-name="T29">Sale</text:span><text:span text:style-name="T27">s</text:span><text:span text:style-name="T31"> </text:span><text:span text:style-name="T27">–</text:span><text:span text:style-name="T31"> </text:span><text:span text:style-name="T29">Internationa</text:span><text:span text:style-name="T27">l</text:span><text:span text:style-name="T31"> </text:span><text:span text:style-name="T29">Exports</text:span></text:p>
          </table:table-cell>
          <table:table-cell table:style-name="Table5.A1" office:value-type="string">
            <text:p text:style-name="P68"><text:span text:style-name="T45">Rs</text:span><text:span text:style-name="T27">.</text:span><text:span text:style-name="T116"><text:text-input text:description="">$vat200ap.zeroIESalA</text:text-input></text:span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63">14</text:p>
          </table:table-cell>
          <table:table-cell table:style-name="Table5.A1" office:value-type="string">
            <text:p text:style-name="P70"><text:span text:style-name="T32">Zer</text:span><text:span text:style-name="T27">o</text:span><text:span text:style-name="T52"> </text:span><text:span text:style-name="T32">Rat</text:span><text:span text:style-name="T27">e</text:span><text:span text:style-name="T52"> </text:span><text:span text:style-name="T32">Sale</text:span><text:span text:style-name="T27">s</text:span><text:span text:style-name="T52"> </text:span><text:span text:style-name="T27">–</text:span><text:span text:style-name="T52"> </text:span><text:span text:style-name="T32">Other</text:span><text:span text:style-name="T27">s</text:span><text:span text:style-name="T52"> </text:span><text:span text:style-name="T32">(CS</text:span><text:span text:style-name="T27">T</text:span><text:span text:style-name="T52"> </text:span><text:span text:style-name="T32">Sales)</text:span></text:p>
          </table:table-cell>
          <table:table-cell table:style-name="Table5.A1" office:value-type="string">
            <text:p text:style-name="P68"><text:span text:style-name="T45">Rs</text:span><text:span text:style-name="T27">.</text:span><text:span text:style-name="T116"><text:text-input text:description="">$vat200ap.zeroOtherSalA</text:text-input></text:span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62">15</text:p>
          </table:table-cell>
          <table:table-cell table:style-name="Table5.A1" office:value-type="string">
            <text:p text:style-name="P65"><text:span text:style-name="T35">T</text:span><text:span text:style-name="T34">a</text:span><text:span text:style-name="T27">x</text:span><text:span text:style-name="T35"> </text:span><text:span text:style-name="T34">Du</text:span><text:span text:style-name="T27">e</text:span><text:span text:style-name="T35"> </text:span><text:span text:style-name="T34">o</text:span><text:span text:style-name="T27">n</text:span><text:span text:style-name="T35"> </text:span><text:span text:style-name="T34">Purchas</text:span><text:span text:style-name="T27">e</text:span><text:span text:style-name="T35"> </text:span><text:span text:style-name="T34">o</text:span><text:span text:style-name="T27">f</text:span><text:span text:style-name="T35"> </text:span><text:span text:style-name="T34">goods</text:span></text:p>
          </table:table-cell>
          <table:table-cell table:style-name="Table5.A1" office:value-type="string">
            <text:p text:style-name="P68"><text:span text:style-name="T45">Rs</text:span><text:span text:style-name="T27">.</text:span><text:span text:style-name="T116"><text:text-input text:description="">$vat200ap.dueOnPurGoodsA</text:text-input></text:span></text:p>
          </table:table-cell>
          <table:table-cell table:style-name="Table5.D4" office:value-type="string">
            <text:p text:style-name="P71"><text:span text:style-name="T45">Rs</text:span><text:span text:style-name="T27">.</text:span><text:span text:style-name="T116"><text:text-input text:description="">$vat200ap.dueOnPurGoodsB</text:text-input></text:span></text:p>
          </table:table-cell>
        </table:table-row>
        <table:table-row table:style-name="Table5.2">
          <table:table-cell table:style-name="Table5.A1" office:value-type="string">
            <text:p text:style-name="P62">16</text:p>
          </table:table-cell>
          <table:table-cell table:style-name="Table5.A1" office:value-type="string">
            <text:p text:style-name="P65"><text:span text:style-name="T28">4</text:span><text:span text:style-name="T27">%</text:span><text:span text:style-name="T53"> </text:span><text:span text:style-name="T28">Rat</text:span><text:span text:style-name="T27">e</text:span><text:span text:style-name="T53"> </text:span><text:span text:style-name="T28">Sales</text:span></text:p>
          </table:table-cell>
          <table:table-cell table:style-name="Table5.A1" office:value-type="string">
            <text:p text:style-name="P68"><text:span text:style-name="T45">Rs</text:span><text:span text:style-name="T27">.</text:span><text:span text:style-name="T116"><text:text-input text:description="">$vat200ap.fourSalA</text:text-input></text:span></text:p>
          </table:table-cell>
          <table:table-cell table:style-name="Table5.D4" office:value-type="string">
            <text:p text:style-name="P71"><text:span text:style-name="T45">Rs</text:span><text:span text:style-name="T27">.</text:span><text:span text:style-name="T116"><text:text-input text:description="">$vat200ap.fourSalB</text:text-input></text:span></text:p>
          </table:table-cell>
        </table:table-row>
        <table:table-row table:style-name="Table5.2">
          <table:table-cell table:style-name="Table5.A1" office:value-type="string">
            <text:p text:style-name="P62">17</text:p>
          </table:table-cell>
          <table:table-cell table:style-name="Table5.A1" office:value-type="string">
            <text:p text:style-name="P65"><text:span text:style-name="T32">12.5</text:span><text:span text:style-name="T27">%</text:span><text:span text:style-name="T52"> </text:span><text:span text:style-name="T32">Rat</text:span><text:span text:style-name="T27">e</text:span><text:span text:style-name="T52"> </text:span><text:span text:style-name="T32">Sales</text:span></text:p>
          </table:table-cell>
          <table:table-cell table:style-name="Table5.A1" office:value-type="string">
            <text:p text:style-name="P68"><text:span text:style-name="T45">Rs</text:span><text:span text:style-name="T27">.</text:span><text:span text:style-name="T116"><text:text-input text:description=""/></text:span><text:span text:style-name="T116"><text:text-input text:description="">$vat200ap.twelvSalA</text:text-input></text:span></text:p>
          </table:table-cell>
          <table:table-cell table:style-name="Table5.D4" office:value-type="string">
            <text:p text:style-name="P71"><text:span text:style-name="T45">Rs</text:span><text:span text:style-name="T27">.</text:span><text:span text:style-name="T116"><text:text-input text:description="">$vat200ap.twelvSalB</text:text-input></text:span></text:p>
          </table:table-cell>
        </table:table-row>
        <table:table-row table:style-name="Table5.2">
          <table:table-cell table:style-name="Table5.A1" office:value-type="string">
            <text:p text:style-name="P62">18</text:p>
          </table:table-cell>
          <table:table-cell table:style-name="Table5.A1" office:value-type="string">
            <text:p text:style-name="P65"><text:span text:style-name="T29">Specia</text:span><text:span text:style-name="T27">l</text:span><text:span text:style-name="T46"> </text:span><text:span text:style-name="T29">Rat</text:span><text:span text:style-name="T27">e</text:span><text:span text:style-name="T46"> </text:span><text:span text:style-name="T29">Sales</text:span></text:p>
          </table:table-cell>
          <table:table-cell table:style-name="Table5.C7" office:value-type="string">
            <text:p text:style-name="P14"/>
          </table:table-cell>
          <table:table-cell table:style-name="Table5.D7" office:value-type="string">
            <text:p text:style-name="P14"/>
          </table:table-cell>
        </table:table-row>
        <table:table-row table:style-name="Table5.2">
          <table:table-cell table:style-name="Table5.A1" office:value-type="string">
            <text:p text:style-name="P62">19</text:p>
          </table:table-cell>
          <table:table-cell table:style-name="Table5.A1" office:value-type="string">
            <text:p text:style-name="P65"><text:span text:style-name="T28">1</text:span><text:span text:style-name="T27">%</text:span><text:span text:style-name="T53"> </text:span><text:span text:style-name="T28">Rat</text:span><text:span text:style-name="T27">e</text:span><text:span text:style-name="T53"> </text:span><text:span text:style-name="T28">Sales</text:span></text:p>
          </table:table-cell>
          <table:table-cell table:style-name="Table5.A1" office:value-type="string">
            <text:p text:style-name="P24"><text:span text:style-name="T47">R</text:span><text:span text:style-name="T27">s</text:span><text:span text:style-name="T116"><text:text-input text:description="">$vat200ap.oneSalA</text:text-input></text:span></text:p>
          </table:table-cell>
          <table:table-cell table:style-name="Table5.D4" office:value-type="string">
            <text:p text:style-name="P71"><text:span text:style-name="T45">Rs</text:span><text:span text:style-name="T27">.</text:span><text:span text:style-name="T116"><text:text-input text:description="">$vat200ap.oneSalB</text:text-input></text:span></text:p>
          </table:table-cell>
        </table:table-row>
        <table:table-row table:style-name="Table5.9">
          <table:table-cell table:style-name="Table5.A1" office:value-type="string">
            <text:p text:style-name="P62">20</text:p>
          </table:table-cell>
          <table:table-cell table:style-name="Table5.A1" office:value-type="string">
            <text:p text:style-name="P65"><text:span text:style-name="T54">T</text:span><text:span text:style-name="T29">ota</text:span><text:span text:style-name="T27">l</text:span><text:span text:style-name="T31"> </text:span><text:span text:style-name="T29">amoun</text:span><text:span text:style-name="T27">t</text:span><text:span text:style-name="T31"> </text:span><text:span text:style-name="T29">o</text:span><text:span text:style-name="T27">f</text:span><text:span text:style-name="T31"> </text:span><text:span text:style-name="T29">outpu</text:span><text:span text:style-name="T27">t</text:span><text:span text:style-name="T31"> </text:span><text:span text:style-name="T29">ta</text:span><text:span text:style-name="T27">x</text:span><text:span text:style-name="T31"> </text:span><text:span text:style-name="T29">(15(B)+16(B)+</text:span></text:p>
            <text:p text:style-name="P66"><text:span text:style-name="T32">17(B</text:span><text:span text:style-name="T27">)</text:span><text:span text:style-name="T55"> </text:span><text:span text:style-name="T27">+</text:span><text:span text:style-name="T56"> </text:span><text:span text:style-name="T32">19(B)</text:span></text:p>
          </table:table-cell>
          <table:table-cell table:style-name="Table5.C9" office:value-type="string">
            <text:p text:style-name="P14"/>
          </table:table-cell>
          <table:table-cell table:style-name="Table5.D4" office:value-type="string">
            <text:p text:style-name="P13"><text:text-input text:description="">$vat200ap.totalSalB</text:text-input></text:p>
          </table:table-cell>
        </table:table-row>
      </table:table>
      <text:p text:style-name="P72"><text:soft-page-break/></text:p>
      <text:p text:style-name="P59"><draw:custom-shape text:anchor-type="char" draw:z-index="9" draw:style-name="gr4" draw:text-style-name="P119" svg:width="1.1823in" svg:height="0.2087in" svg:x="6.0929in" svg:y="0.0665in"><text:p/><draw:enhanced-geometry svg:viewBox="0 0 21600 21600" draw:type="rectangle" draw:enhanced-path="M 0 0 L 21600 0 21600 21600 0 21600 0 0 Z N"/></draw:custom-shape><text:span text:style-name="T125">2</text:span><text:span text:style-name="T126">1 </text:span><text:span text:style-name="T127"><text:s/></text:span><text:span text:style-name="T128">I</text:span><text:span text:style-name="T126">f</text:span><text:span text:style-name="T129"> </text:span><text:span text:style-name="T128">tota</text:span><text:span text:style-name="T126">l</text:span><text:span text:style-name="T129"> </text:span><text:span text:style-name="T128">o</text:span><text:span text:style-name="T126">f</text:span><text:span text:style-name="T129"> </text:span><text:span text:style-name="T128">bo</text:span><text:span text:style-name="T126">x</text:span><text:span text:style-name="T129"> </text:span><text:span text:style-name="T128">2</text:span><text:span text:style-name="T126">0</text:span><text:span text:style-name="T129"> </text:span><text:span text:style-name="T128">exceed</text:span><text:span text:style-name="T126">s</text:span><text:span text:style-name="T129"> </text:span><text:span text:style-name="T128">bo</text:span><text:span text:style-name="T126">x</text:span><text:span text:style-name="T129"> </text:span><text:span text:style-name="T130">1</text:span><text:span text:style-name="T126">1</text:span><text:span text:style-name="T129"> </text:span><text:span text:style-name="T128">pa</text:span><text:span text:style-name="T126">y</text:span><text:span text:style-name="T129"> </text:span><text:span text:style-name="T128">thi</text:span><text:span text:style-name="T126">s</text:span><text:span text:style-name="T129"> </text:span><text:span text:style-name="T128">amoun</text:span><text:span text:style-name="T126">t<text:tab/></text:span><text:span text:style-name="T110">Rs.</text:span><text:span text:style-name="T106"><text:text-input text:description="">$vat200ap.totalOf20And11</text:text-input></text:span></text:p>
      <text:p text:style-name="P73"/>
      <text:p text:style-name="P9"/>
      <text:p text:style-name="P9"/>
      <text:p text:style-name="P9"/>
      <text:p text:style-name="P9"/>
      <text:p text:style-name="P9"/>
      <text:p text:style-name="P9"/>
      <text:p text:style-name="P76">90</text:p>
      <text:p text:style-name="P77"><text:span text:style-name="T85">22</text:span><text:span text:style-name="T86">. <text:s/></text:span><text:span text:style-name="T85">Paymen</text:span><text:span text:style-name="T86">t</text:span><text:span text:style-name="T87"> </text:span><text:span text:style-name="T86">/</text:span><text:span text:style-name="T87"> </text:span><text:span text:style-name="T85">Adjustmen</text:span><text:span text:style-name="T86">t</text:span><text:span text:style-name="T88"> </text:span><text:span text:style-name="T85">Details:</text:span>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78">Details</text:p>
          </table:table-cell>
          <table:table-cell table:style-name="Table6.A1" office:value-type="string">
            <text:p text:style-name="P83"><text:span text:style-name="T38">Challa</text:span><text:span text:style-name="T27">n</text:span><text:span text:style-name="T57"> </text:span><text:span text:style-name="T27">/ </text:span><text:span text:style-name="T40">Instrumen</text:span><text:span text:style-name="T27">t</text:span><text:span text:style-name="T42"> </text:span><text:span text:style-name="T40">No.</text:span></text:p>
          </table:table-cell>
          <table:table-cell table:style-name="Table6.A1" office:value-type="string">
            <text:p text:style-name="P84">Date</text:p>
          </table:table-cell>
          <table:table-cell table:style-name="Table6.A1" office:value-type="string">
            <text:p text:style-name="P85"><text:span text:style-name="T38">Bank/ </text:span><text:span text:style-name="T53">T</text:span><text:span text:style-name="T58">reasury</text:span></text:p>
          </table:table-cell>
          <table:table-cell table:style-name="Table6.A1" office:value-type="string">
            <text:p text:style-name="P86">Branch</text:p>
            <text:p text:style-name="P87">Code</text:p>
          </table:table-cell>
          <table:table-cell table:style-name="Table6.F1" office:value-type="string">
            <text:p text:style-name="P88">Amount</text:p>
          </table:table-cell>
        </table:table-row>
        <table:table-row table:style-name="Table6.2">
          <table:table-cell table:style-name="Table6.A1" office:value-type="string">
            <text:p text:style-name="P79"><text:span text:style-name="T58">Paymen</text:span><text:span text:style-name="T27">t</text:span><text:span text:style-name="T59"> </text:span><text:span text:style-name="T58">Details:</text:span></text:p>
            <text:p text:style-name="P89"/>
            <text:p text:style-name="P81">Adjustment</text:p>
            <text:p text:style-name="P82"><text:span text:style-name="T38">(Giv</text:span><text:span text:style-name="T27">e</text:span><text:span text:style-name="T57"> </text:span><text:span text:style-name="T38">Detail</text:span><text:span text:style-name="T27">s</text:span><text:span text:style-name="T57"> </text:span><text:span text:style-name="T38">in</text:span></text:p>
            <text:p text:style-name="P82"><text:span text:style-name="T32">22(a</text:span><text:span text:style-name="T27">)</text:span><text:span text:style-name="T60"> </text:span><text:span text:style-name="T27">)</text:span>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F1" office:value-type="string">
            <text:p text:style-name="P14"/>
          </table:table-cell>
        </table:table-row>
        <table:table-row table:style-name="Table6.3">
          <table:table-cell table:style-name="Table6.A1" table:number-columns-spanned="5" office:value-type="string">
            <text:p text:style-name="P29"/>
            <text:p text:style-name="P90"><text:span text:style-name="T43">T</text:span><text:span text:style-name="T30">ota</text:span><text:span text:style-name="T36">l</text:span></text:p>
          </table:table-cell>
          <table:covered-table-cell/>
          <table:covered-table-cell/>
          <table:covered-table-cell/>
          <table:covered-table-cell/>
          <table:table-cell table:style-name="Table6.F1" office:value-type="string">
            <text:p text:style-name="P14"/>
          </table:table-cell>
        </table:table-row>
      </table:table>
      <text:p text:style-name="P91"><text:span text:style-name="T89">22(a)</text:span><text:span text:style-name="T86">.</text:span><text:span text:style-name="T90"> </text:span><text:span text:style-name="T89">Adjustmen</text:span><text:span text:style-name="T86">t</text:span><text:span text:style-name="T91"> </text:span><text:span text:style-name="T89">Details:</text:span></text:p>
      <text:p text:style-name="P74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5"/>
            <text:p text:style-name="P80"><text:span text:style-name="T48">Natur</text:span><text:span text:style-name="T27">e</text:span><text:span text:style-name="T61"> </text:span><text:span text:style-name="T48">o</text:span><text:span text:style-name="T27">f</text:span><text:span text:style-name="T61"> </text:span><text:span text:style-name="T48">Adjustment</text:span></text:p>
          </table:table-cell>
          <table:table-cell table:style-name="Table7.A1" office:value-type="string">
            <text:p text:style-name="P75"/>
            <text:p text:style-name="P93">Details</text:p>
          </table:table-cell>
          <table:table-cell table:style-name="Table7.C1" office:value-type="string">
            <text:p text:style-name="P75"/>
            <text:p text:style-name="P94">Amount</text:p>
          </table:table-cell>
        </table:table-row>
        <table:table-row table:style-name="Table7.2"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  <table:table-cell table:style-name="Table7.C1" office:value-type="string">
            <text:p text:style-name="P14"/>
          </table:table-cell>
        </table:table-row>
      </table:table>
      <text:p text:style-name="P7"/>
      <text:p text:style-name="P95"><text:span text:style-name="T32">I</text:span><text:span text:style-name="T27">f</text:span><text:span text:style-name="T40"> </text:span><text:span text:style-name="T32">tota</text:span><text:span text:style-name="T27">l</text:span><text:span text:style-name="T40"> </text:span><text:span text:style-name="T32">o</text:span><text:span text:style-name="T27">f</text:span><text:span text:style-name="T40"> </text:span><text:span text:style-name="T32">bo</text:span><text:span text:style-name="T27">x</text:span><text:span text:style-name="T40"> </text:span><text:span text:style-name="T58">1</text:span><text:span text:style-name="T27">1</text:span><text:span text:style-name="T40"> </text:span><text:span text:style-name="T32">exceed</text:span><text:span text:style-name="T27">s</text:span><text:span text:style-name="T40"> </text:span><text:span text:style-name="T32">tota</text:span><text:span text:style-name="T27">l</text:span><text:span text:style-name="T40"> </text:span><text:span text:style-name="T32">o</text:span><text:span text:style-name="T27">f</text:span><text:span text:style-name="T40"> </text:span><text:span text:style-name="T32">bo</text:span><text:span text:style-name="T27">x</text:span><text:span text:style-name="T40"> </text:span><text:span text:style-name="T32">2</text:span><text:span text:style-name="T27">0</text:span><text:span text:style-name="T40"> </text:span><text:span text:style-name="T32">(o</text:span><text:span text:style-name="T27">r</text:span><text:span text:style-name="T40"> </text:span><text:span text:style-name="T32">th</text:span><text:span text:style-name="T27">e</text:span><text:span text:style-name="T40"> </text:span><text:span text:style-name="T32">paymen</text:span><text:span text:style-name="T27">t</text:span><text:span text:style-name="T40"> </text:span><text:span text:style-name="T32">an</text:span><text:span text:style-name="T27">d</text:span><text:span text:style-name="T40"> </text:span><text:span text:style-name="T32">adjustmen</text:span><text:span text:style-name="T27">t</text:span><text:span text:style-name="T40"> </text:span><text:span text:style-name="T32">i</text:span><text:span text:style-name="T27">n</text:span><text:span text:style-name="T40"> </text:span><text:span text:style-name="T32">boxe</text:span><text:span text:style-name="T27">s</text:span><text:span text:style-name="T40"> </text:span><text:span text:style-name="T32">2</text:span><text:span text:style-name="T27">2</text:span><text:span text:style-name="T40"> </text:span><text:span text:style-name="T32">an</text:span><text:span text:style-name="T27">d</text:span><text:span text:style-name="T40"> </text:span><text:span text:style-name="T32">22(a</text:span><text:span text:style-name="T27">)</text:span><text:span text:style-name="T40"> </text:span><text:span text:style-name="T32">put</text:span><text:span text:style-name="T27"> </text:span><text:span text:style-name="T29">togethe</text:span><text:span text:style-name="T27">r</text:span><text:span text:style-name="T31"> </text:span><text:span text:style-name="T29">excee</text:span><text:span text:style-name="T27">d</text:span><text:span text:style-name="T31"> </text:span><text:span text:style-name="T29">th</text:span><text:span text:style-name="T27">e</text:span><text:span text:style-name="T31"> </text:span><text:span text:style-name="T29">ta</text:span><text:span text:style-name="T27">x</text:span><text:span text:style-name="T31"> </text:span><text:span text:style-name="T29">du</text:span><text:span text:style-name="T27">e</text:span><text:span text:style-name="T31"> </text:span><text:span text:style-name="T29">i</text:span><text:span text:style-name="T27">n</text:span><text:span text:style-name="T31"> </text:span><text:span text:style-name="T29">bo</text:span><text:span text:style-name="T27">x</text:span><text:span text:style-name="T31"> </text:span><text:span text:style-name="T29">21</text:span><text:span text:style-name="T27">)</text:span><text:span text:style-name="T31"> </text:span><text:span text:style-name="T29">an</text:span><text:span text:style-name="T27">d</text:span><text:span text:style-name="T31"> </text:span><text:span text:style-name="T29">yo</text:span><text:span text:style-name="T27">u</text:span><text:span text:style-name="T31"> </text:span><text:span text:style-name="T29">hav</text:span><text:span text:style-name="T27">e</text:span><text:span text:style-name="T31"> </text:span><text:span text:style-name="T29">declare</text:span><text:span text:style-name="T27">d</text:span><text:span text:style-name="T31"> </text:span><text:span text:style-name="T29">export</text:span><text:span text:style-name="T27">s</text:span><text:span text:style-name="T31"> </text:span><text:span text:style-name="T29">i</text:span><text:span text:style-name="T27">n</text:span><text:span text:style-name="T31"> </text:span><text:span text:style-name="T29">bo</text:span><text:span text:style-name="T27">x</text:span><text:span text:style-name="T31"> </text:span><text:span text:style-name="T29">13(A</text:span><text:span text:style-name="T27">)</text:span><text:span text:style-name="T31"> </text:span><text:span text:style-name="T29">an</text:span><text:span text:style-name="T27">d</text:span><text:span text:style-name="T31"> </text:span><text:span text:style-name="T29">no</text:span><text:span text:style-name="T27">t</text:span><text:span text:style-name="T31"> </text:span><text:span text:style-name="T29">adjustin</text:span><text:span text:style-name="T27">g</text:span><text:span text:style-name="T31"> </text:span><text:span text:style-name="T29">the</text:span><text:span text:style-name="T27"> </text:span><text:span text:style-name="T29">exces</text:span><text:span text:style-name="T27">s</text:span><text:span text:style-name="T31"> </text:span><text:span text:style-name="T29">amoun</text:span><text:span text:style-name="T27">t</text:span><text:span text:style-name="T31"> </text:span><text:span text:style-name="T29">agains</text:span><text:span text:style-name="T27">t</text:span><text:span text:style-name="T31"> </text:span><text:span text:style-name="T29">ta</text:span><text:span text:style-name="T27">x</text:span><text:span text:style-name="T31"> </text:span><text:span text:style-name="T29">liabilit</text:span><text:span text:style-name="T27">y</text:span><text:span text:style-name="T31"> </text:span><text:span text:style-name="T29">i</text:span><text:span text:style-name="T27">f</text:span><text:span text:style-name="T31"> </text:span><text:span text:style-name="T29">an</text:span><text:span text:style-name="T27">y</text:span><text:span text:style-name="T31"> </text:span><text:span text:style-name="T29">unde</text:span><text:span text:style-name="T27">r</text:span><text:span text:style-name="T31"> </text:span><text:span text:style-name="T29">th</text:span><text:span text:style-name="T27">e</text:span><text:span text:style-name="T31"> </text:span><text:span text:style-name="T29">CS</text:span><text:span text:style-name="T27">T</text:span><text:span text:style-name="T31"> </text:span><text:span text:style-name="T29">Act</text:span><text:span text:style-name="T27">,</text:span><text:span text:style-name="T31"> </text:span><text:span text:style-name="T29">yo</text:span><text:span text:style-name="T27">u</text:span><text:span text:style-name="T31"> </text:span><text:span text:style-name="T29">ca</text:span><text:span text:style-name="T27">n</text:span><text:span text:style-name="T31"> </text:span><text:span text:style-name="T29">clai</text:span><text:span text:style-name="T27">m</text:span><text:span text:style-name="T31"> </text:span><text:span text:style-name="T27">a</text:span><text:span text:style-name="T31"> </text:span><text:span text:style-name="T29">refun</text:span><text:span text:style-name="T27">d</text:span><text:span text:style-name="T31"> </text:span><text:span text:style-name="T29">i</text:span><text:span text:style-name="T27">n</text:span><text:span text:style-name="T31"> </text:span><text:span text:style-name="T29">bo</text:span><text:span text:style-name="T27">x</text:span><text:span text:style-name="T31"> </text:span><text:span text:style-name="T29">2</text:span><text:span text:style-name="T27">3</text:span><text:span text:style-name="T31"> </text:span><text:span text:style-name="T29">o</text:span><text:span text:style-name="T27">r</text:span><text:span text:style-name="T31"> </text:span><text:span text:style-name="T29">carr</text:span><text:span text:style-name="T27">y</text:span><text:span text:style-name="T31"> </text:span><text:span text:style-name="T27">a </text:span><text:span text:style-name="T28">credi</text:span><text:span text:style-name="T27">t</text:span><text:span text:style-name="T44"> </text:span><text:span text:style-name="T28">forwar</text:span><text:span text:style-name="T27">d</text:span><text:span text:style-name="T44"> </text:span><text:span text:style-name="T28">i</text:span><text:span text:style-name="T27">n</text:span><text:span text:style-name="T63"> </text:span><text:span text:style-name="T28">bo</text:span><text:span text:style-name="T27">x</text:span><text:span text:style-name="T44"> </text:span><text:span text:style-name="T28">24.</text:span></text:p>
      <text:p text:style-name="P96"><text:span text:style-name="T28">I</text:span><text:span text:style-name="T27">f</text:span><text:span text:style-name="T53"> </text:span><text:span text:style-name="T28">yo</text:span><text:span text:style-name="T27">u</text:span><text:span text:style-name="T53"> </text:span><text:span text:style-name="T28">hav</text:span><text:span text:style-name="T27">e</text:span><text:span text:style-name="T53"> </text:span><text:span text:style-name="T28">declare</text:span><text:span text:style-name="T27">d</text:span><text:span text:style-name="T53"> </text:span><text:span text:style-name="T28">n</text:span><text:span text:style-name="T27">o</text:span><text:span text:style-name="T53"> </text:span><text:span text:style-name="T28">export</text:span><text:span text:style-name="T27">s</text:span><text:span text:style-name="T53"> </text:span><text:span text:style-name="T28">i</text:span><text:span text:style-name="T27">n</text:span><text:span text:style-name="T53"> </text:span><text:span text:style-name="T28">bo</text:span><text:span text:style-name="T27">x</text:span><text:span text:style-name="T53"> </text:span><text:span text:style-name="T28">13(A</text:span><text:span text:style-name="T27">)</text:span><text:span text:style-name="T53"> </text:span><text:span text:style-name="T28">yo</text:span><text:span text:style-name="T27">u</text:span><text:span text:style-name="T53"> </text:span><text:span text:style-name="T28">mus</text:span><text:span text:style-name="T27">t</text:span><text:span text:style-name="T53"> </text:span><text:span text:style-name="T28">carr</text:span><text:span text:style-name="T27">y</text:span><text:span text:style-name="T53"> </text:span><text:span text:style-name="T28">th</text:span><text:span text:style-name="T27">e</text:span><text:span text:style-name="T53"> </text:span><text:span text:style-name="T28">credi</text:span><text:span text:style-name="T27">t</text:span><text:span text:style-name="T53"> </text:span><text:span text:style-name="T28">forwar</text:span><text:span text:style-name="T27">d</text:span><text:span text:style-name="T53"> </text:span><text:span text:style-name="T28">i</text:span><text:span text:style-name="T27">n</text:span><text:span text:style-name="T53"> </text:span><text:span text:style-name="T28">bo</text:span><text:span text:style-name="T27">x</text:span><text:span text:style-name="T64"> </text:span><text:span text:style-name="T28">24</text:span><text:span text:style-name="T27">,</text:span><text:span text:style-name="T53"> </text:span><text:span text:style-name="T28">unles</text:span><text:span text:style-name="T27">s</text:span><text:span text:style-name="T53"> </text:span><text:span text:style-name="T28">you</text:span><text:span text:style-name="T27"> </text:span><text:span text:style-name="T48">hav</text:span><text:span text:style-name="T27">e</text:span><text:span text:style-name="T61"> </text:span><text:span text:style-name="T48">carrie</text:span><text:span text:style-name="T27">d</text:span><text:span text:style-name="T61"> </text:span><text:span text:style-name="T48">forwar</text:span><text:span text:style-name="T27">d</text:span><text:span text:style-name="T61"> </text:span><text:span text:style-name="T27">a</text:span><text:span text:style-name="T61"> </text:span><text:span text:style-name="T48">ta</text:span><text:span text:style-name="T27">x</text:span><text:span text:style-name="T61"> </text:span><text:span text:style-name="T48">credi</text:span><text:span text:style-name="T27">t</text:span><text:span text:style-name="T61"> </text:span><text:span text:style-name="T48">an</text:span><text:span text:style-name="T27">d</text:span><text:span text:style-name="T61"> </text:span><text:span text:style-name="T48">no</text:span><text:span text:style-name="T27">t</text:span><text:span text:style-name="T61"> </text:span><text:span text:style-name="T48">adjustin</text:span><text:span text:style-name="T27">g</text:span><text:span text:style-name="T61"> </text:span><text:span text:style-name="T48">th</text:span><text:span text:style-name="T27">e</text:span><text:span text:style-name="T61"> </text:span><text:span text:style-name="T48">exces</text:span><text:span text:style-name="T27">s</text:span><text:span text:style-name="T61"> </text:span><text:span text:style-name="T48">amoun</text:span><text:span text:style-name="T27">t</text:span><text:span text:style-name="T61"> </text:span><text:span text:style-name="T48">agains</text:span><text:span text:style-name="T27">t</text:span><text:span text:style-name="T61"> </text:span><text:span text:style-name="T48">th</text:span><text:span text:style-name="T27">e</text:span><text:span text:style-name="T61"> </text:span><text:span text:style-name="T48">ta</text:span><text:span text:style-name="T27">x</text:span><text:span text:style-name="T61"> </text:span><text:span text:style-name="T48">liabilit</text:span><text:span text:style-name="T27">y</text:span><text:span text:style-name="T61"> </text:span><text:span text:style-name="T48">i</text:span><text:span text:style-name="T27">f</text:span><text:span text:style-name="T61"> </text:span><text:span text:style-name="T48">an</text:span><text:span text:style-name="T27">y</text:span><text:span text:style-name="T61"> </text:span><text:span text:style-name="T48">under</text:span><text:span text:style-name="T27"> </text:span><text:span text:style-name="T32">th</text:span><text:span text:style-name="T27">e</text:span><text:span text:style-name="T52"> </text:span><text:span text:style-name="T32">CS</text:span><text:span text:style-name="T27">T</text:span><text:span text:style-name="T52"> </text:span><text:span text:style-name="T32">Act.</text:span></text:p>
      <text:p text:style-name="P97"/>
      <text:p text:style-name="P99"><draw:g text:anchor-type="char" draw:z-index="14" draw:style-name="gr1"><draw:custom-shape draw:style-name="gr5" draw:text-style-name="P119" svg:width="1.4161in" svg:height="0.3913in" svg:x="1.5091in" svg:y="-0.1055in"><text:p/><draw:enhanced-geometry svg:viewBox="0 0 21600 21600" draw:type="rectangle" draw:enhanced-path="M 0 0 L 21600 0 21600 21600 0 21600 0 0 Z N"/></draw:custom-shape><draw:custom-shape draw:style-name="gr3" draw:text-style-name="P119" svg:width="0.0012in" svg:height="0.3862in" svg:x="1.7882in" svg:y="-0.1102in"><text:p/><draw:enhanced-geometry svg:viewBox="0 0 0 548" draw:type="non-primitive" draw:enhanced-path="M 0 0 A L 0 548 A N"/></draw:custom-shape></draw:g><draw:g text:anchor-type="char" draw:z-index="16" draw:style-name="gr1"><draw:custom-shape draw:style-name="gr5" draw:text-style-name="P119" svg:width="1.7378in" svg:height="0.3913in" svg:x="5.7299in" svg:y="-0.1429in"><text:p/><draw:enhanced-geometry svg:viewBox="0 0 21600 21600" draw:type="rectangle" draw:enhanced-path="M 0 0 L 21600 0 21600 21600 0 21600 0 0 Z N"/></draw:custom-shape><draw:custom-shape draw:style-name="gr3" draw:text-style-name="P119" svg:width="0.0012in" svg:height="0.3862in" svg:x="6.0591in" svg:y="-0.1409in"><text:p/><draw:enhanced-geometry svg:viewBox="0 0 0 548" draw:type="non-primitive" draw:enhanced-path="M 0 0 A L 0 548 A N"/></draw:custom-shape></draw:g><text:span text:style-name="T32">Refun</text:span><text:span text:style-name="T27">d </text:span><text:span text:style-name="T65"><text:s/></text:span><text:span text:style-name="T32">2</text:span><text:span text:style-name="T27">3 </text:span><text:span text:style-name="T65"><text:s/></text:span><text:span text:style-name="T32">Rs</text:span><text:span text:style-name="T27">.</text:span><text:span text:style-name="T116"><text:text-input text:description="">$vat200ap.refund</text:text-input></text:span><text:span text:style-name="T27"><text:tab/></text:span><text:span text:style-name="T32">Credi</text:span><text:span text:style-name="T27">t</text:span><text:span text:style-name="T116"><text:text-input text:description="">$vat200ap.creditCarriedForward</text:text-input></text:span><text:span text:style-name="T29"> </text:span><text:span text:style-name="T32">carrie</text:span><text:span text:style-name="T27">d</text:span><text:span text:style-name="T29"> </text:span><text:span text:style-name="T32">forwar</text:span><text:span text:style-name="T27">d<text:tab/></text:span><text:span text:style-name="T32">2</text:span><text:span text:style-name="T27">4 </text:span><text:span text:style-name="T66"><text:s/></text:span><text:span text:style-name="T32">Rs.</text:span></text:p>
      <text:p text:style-name="P100"/>
      <text:p text:style-name="P104"><text:span text:style-name="T131">24</text:span><text:span text:style-name="T132">(</text:span><text:span text:style-name="T133">a</text:span><text:span text:style-name="T134">)</text:span><text:span text:style-name="T135"> </text:span><text:span text:style-name="T136">I</text:span><text:span text:style-name="T134">f</text:span><text:span text:style-name="T137"> </text:span><text:span text:style-name="T136">yo</text:span><text:span text:style-name="T134">u</text:span><text:span text:style-name="T138"> </text:span><text:span text:style-name="T136">wan</text:span><text:span text:style-name="T134">t</text:span><text:span text:style-name="T138"> </text:span><text:span text:style-name="T136">t</text:span><text:span text:style-name="T134">o</text:span><text:span text:style-name="T138"> </text:span><text:span text:style-name="T136">adjus</text:span><text:span text:style-name="T134">t</text:span><text:span text:style-name="T138"> </text:span><text:span text:style-name="T136">th</text:span><text:span text:style-name="T134">e</text:span><text:span text:style-name="T138"> </text:span><text:span text:style-name="T136">exces</text:span><text:span text:style-name="T134">s</text:span><text:span text:style-name="T138"> </text:span><text:span text:style-name="T136">amoun</text:span><text:span text:style-name="T134">t</text:span><text:span text:style-name="T138"> </text:span><text:span text:style-name="T136">agains</text:span><text:span text:style-name="T134">t</text:span><text:span text:style-name="T138"> </text:span><text:span text:style-name="T136">th</text:span><text:span text:style-name="T134">e</text:span><text:span text:style-name="T138"> </text:span><text:span text:style-name="T136">liabilit</text:span><text:span text:style-name="T134">y</text:span><text:span text:style-name="T138"> </text:span><text:span text:style-name="T136">under</text:span></text:p>
      <text:section text:style-name="Sect1" text:name="Section1">
        <text:p text:style-name="P6"/>
        <text:p text:style-name="P105"><text:span text:style-name="T29">th</text:span><text:span text:style-name="T27">e</text:span><text:span text:style-name="T46"> </text:span><text:span text:style-name="T29">CS</text:span><text:span text:style-name="T27">T</text:span><text:span text:style-name="T46"> </text:span><text:span text:style-name="T29">Ac</text:span><text:span text:style-name="T27">t</text:span><text:span text:style-name="T46"> </text:span><text:span text:style-name="T29">pleas</text:span><text:span text:style-name="T27">e</text:span><text:span text:style-name="T46"> </text:span><text:span text:style-name="T29">fil</text:span><text:span text:style-name="T27">l</text:span><text:span text:style-name="T46"> </text:span><text:span text:style-name="T29">i</text:span><text:span text:style-name="T27">n</text:span><text:span text:style-name="T46"> </text:span><text:span text:style-name="T29">boxe</text:span><text:span text:style-name="T27">s</text:span><text:span text:style-name="T46"> </text:span><text:span text:style-name="T29">24(a</text:span><text:span text:style-name="T27">)</text:span><text:span text:style-name="T46"> </text:span><text:span text:style-name="T29">an</text:span><text:span text:style-name="T27">d</text:span><text:span text:style-name="T46"> </text:span><text:span text:style-name="T29">24(b</text:span><text:span text:style-name="T27">)</text:span><text:span text:style-name="T46"> </text:span><text:span text:style-name="T44">T</text:span><text:span text:style-name="T29">a</text:span><text:span text:style-name="T27">x</text:span><text:span text:style-name="T46"> </text:span><text:span text:style-name="T29">du</text:span><text:span text:style-name="T27">e</text:span><text:span text:style-name="T46"> </text:span><text:span text:style-name="T29">under</text:span><text:span text:style-name="T27"> </text:span><text:span text:style-name="T29">th</text:span><text:span text:style-name="T27">e</text:span><text:span text:style-name="T31"> </text:span><text:span text:style-name="T29">CS</text:span><text:span text:style-name="T27">T</text:span><text:span text:style-name="T31"> </text:span><text:span text:style-name="T29">Ac</text:span><text:span text:style-name="T27">t</text:span><text:span text:style-name="T31"> </text:span><text:span text:style-name="T29">an</text:span><text:span text:style-name="T27">d</text:span><text:span text:style-name="T31"> </text:span><text:span text:style-name="T29">adjuste</text:span><text:span text:style-name="T27">d</text:span><text:span text:style-name="T31"> </text:span><text:span text:style-name="T29">agains</text:span><text:span text:style-name="T27">t</text:span><text:span text:style-name="T31"> </text:span><text:span text:style-name="T29">th</text:span><text:span text:style-name="T27">e</text:span><text:span text:style-name="T31"> </text:span><text:span text:style-name="T29">exces</text:span><text:span text:style-name="T27">s</text:span><text:span text:style-name="T31"> </text:span><text:span text:style-name="T29">amoun</text:span><text:span text:style-name="T27">t</text:span><text:span text:style-name="T31"> </text:span><text:span text:style-name="T29">i</text:span><text:span text:style-name="T27">n</text:span><text:span text:style-name="T31"> </text:span><text:span text:style-name="T29">bo</text:span><text:span text:style-name="T27">x</text:span><text:span text:style-name="T31"> </text:span><text:span text:style-name="T29">24.</text:span></text:p>
        <text:p text:style-name="P92"><text:span text:style-name="T28">24(b</text:span><text:span text:style-name="T27">)</text:span><text:span text:style-name="T64"> </text:span><text:span text:style-name="T28">Ne</text:span><text:span text:style-name="T27">t</text:span><text:span text:style-name="T53"> </text:span><text:span text:style-name="T28">credi</text:span><text:span text:style-name="T27">t</text:span><text:span text:style-name="T53"> </text:span><text:span text:style-name="T28">carrie</text:span><text:span text:style-name="T27">d</text:span><text:span text:style-name="T53"> </text:span><text:span text:style-name="T28">forward</text:span></text:p>
        <text:p text:style-name="P100"/>
        <text:p text:style-name="P106"><draw:custom-shape text:anchor-type="char" draw:z-index="15" draw:style-name="gr4" draw:text-style-name="P119" svg:width="6.4894in" svg:height="1.1303in" svg:x="0.9866in" svg:y="-0.0047in"><text:p/><draw:enhanced-geometry svg:viewBox="0 0 21600 21600" draw:type="rectangle" draw:enhanced-path="M 0 0 L 21600 0 21600 21600 0 21600 0 0 Z N"/></draw:custom-shape><text:span text:style-name="T92">Declaration:</text:span></text:p>
        <text:p text:style-name="P11"/>
        <text:p text:style-name="Standard"/>
        <text:p text:style-name="P16"><text:span text:style-name="T32">24(a</text:span><text:span text:style-name="T27">) </text:span><text:span text:style-name="T67"><text:s/></text:span><text:span text:style-name="T32">Rs.</text:span><text:span text:style-name="T117"><text:text-input text:description="">$vat200ap.adjustTaxDue</text:text-input></text:span></text:p>
        <text:p text:style-name="P9"/>
        <text:p text:style-name="P107"/>
        <text:p text:style-name="P12"><draw:g text:anchor-type="char" draw:z-index="17" draw:style-name="gr1"><draw:custom-shape draw:style-name="gr5" draw:text-style-name="P119" svg:width="1.7378in" svg:height="0.3921in" svg:x="5.7299in" svg:y="-0.5701in"><text:p/><draw:enhanced-geometry svg:viewBox="0 0 21600 21600" draw:type="rectangle" draw:enhanced-path="M 0 0 L 21600 0 21600 21600 0 21600 0 0 Z N"/></draw:custom-shape><draw:custom-shape draw:style-name="gr3" draw:text-style-name="P119" svg:width="0.0012in" svg:height="0.3878in" svg:x="6.1528in" svg:y="-0.5681in"><text:p/><draw:enhanced-geometry svg:viewBox="0 0 0 549" draw:type="non-primitive" draw:enhanced-path="M 0 0 A L 0 548 A N"/></draw:custom-shape></draw:g><draw:g text:anchor-type="char" draw:z-index="18" draw:style-name="gr1"><draw:custom-shape draw:style-name="gr5" draw:text-style-name="P119" svg:width="1.7378in" svg:height="0.3913in" svg:x="5.7299in" svg:y="-0.0874in"><text:p/><draw:enhanced-geometry svg:viewBox="0 0 21600 21600" draw:type="rectangle" draw:enhanced-path="M 0 0 L 21600 0 21600 21600 0 21600 0 0 Z N"/></draw:custom-shape><draw:custom-shape draw:style-name="gr3" draw:text-style-name="P119" svg:width="0.0012in" svg:height="0.387in" svg:x="6.1528in" svg:y="-0.0874in"><text:p/><draw:enhanced-geometry svg:viewBox="0 0 0 549" draw:type="non-primitive" draw:enhanced-path="M 0 0 A L 0 549 A N"/></draw:custom-shape></draw:g><text:span text:style-name="T32">24(b</text:span><text:span text:style-name="T27">) </text:span><text:span text:style-name="T68"><text:s/></text:span><text:span text:style-name="T32">Rs.</text:span><text:span text:style-name="T145"><text:text-input text:description="">$vat200ap.netCreditCarried</text:text-input></text:span></text:p>
      </text:section>
      <text:section text:style-name="Sect2" text:name="Section2">
        <text:p text:style-name="P98"/>
        <text:p text:style-name="P108"><text:span text:style-name="T32">25</text:span><text:span text:style-name="T27">.</text:span><text:span text:style-name="T63"> </text:span><text:span text:style-name="T34">Name…………………………..bein</text:span><text:span text:style-name="T27">g</text:span><text:span text:style-name="T35"> </text:span><text:span text:style-name="T34">(title</text:span><text:span text:style-name="T27">)</text:span><text:span text:style-name="T35"> </text:span><text:span text:style-name="T34">……………………</text:span><text:span text:style-name="T27">…</text:span><text:span text:style-name="T69"> </text:span><text:span text:style-name="T34">o</text:span><text:span text:style-name="T27">f</text:span><text:span text:style-name="T35"> </text:span><text:span text:style-name="T34">th</text:span><text:span text:style-name="T27">e</text:span><text:span text:style-name="T35"> </text:span><text:span text:style-name="T34">abov</text:span><text:span text:style-name="T27">e</text:span><text:span text:style-name="T35"> </text:span><text:span text:style-name="T34">enterpris</text:span><text:span text:style-name="T27">e</text:span><text:span text:style-name="T35"> </text:span><text:span text:style-name="T34">do</text:span><text:span text:style-name="T27"> </text:span><text:span text:style-name="T48">hereb</text:span><text:span text:style-name="T27">y</text:span><text:span text:style-name="T50"> </text:span><text:span text:style-name="T48">declar</text:span><text:span text:style-name="T27">e</text:span><text:span text:style-name="T50"> </text:span><text:span text:style-name="T48">tha</text:span><text:span text:style-name="T27">t</text:span><text:span text:style-name="T50"> </text:span><text:span text:style-name="T48">th</text:span><text:span text:style-name="T27">e</text:span><text:span text:style-name="T50"> </text:span><text:span text:style-name="T48">informatio</text:span><text:span text:style-name="T27">n</text:span><text:span text:style-name="T50"> </text:span><text:span text:style-name="T48">give</text:span><text:span text:style-name="T27">n</text:span><text:span text:style-name="T50"> </text:span><text:span text:style-name="T48">i</text:span><text:span text:style-name="T27">n</text:span><text:span text:style-name="T50"> </text:span><text:span text:style-name="T48">thi</text:span><text:span text:style-name="T27">s</text:span><text:span text:style-name="T50"> </text:span><text:span text:style-name="T48">retur</text:span><text:span text:style-name="T27">n</text:span><text:span text:style-name="T50"> </text:span><text:span text:style-name="T48">i</text:span><text:span text:style-name="T27">s</text:span><text:span text:style-name="T50"> </text:span><text:span text:style-name="T48">tru</text:span><text:span text:style-name="T27">e</text:span><text:span text:style-name="T50"> </text:span><text:span text:style-name="T48">an</text:span><text:span text:style-name="T27">d</text:span><text:span text:style-name="T50"> </text:span><text:span text:style-name="T48">correct.</text:span></text:p>
        <text:p text:style-name="P110"><text:span text:style-name="T32">S</text:span><text:span text:style-name="T70">i</text:span><text:span text:style-name="T32">gnatur</text:span><text:span text:style-name="T27">e</text:span><text:span text:style-name="T38"> </text:span><text:span text:style-name="T27">&amp;</text:span><text:span text:style-name="T38"> </text:span><text:span text:style-name="T32">Stamp.......………</text:span><text:span text:style-name="T27">.<text:tab/></text:span><text:span text:style-name="T32">Dat</text:span><text:span text:style-name="T27">e</text:span><text:span text:style-name="T38"> </text:span><text:span text:style-name="T32">o</text:span><text:span text:style-name="T27">f</text:span><text:span text:style-name="T38"> </text:span><text:span text:style-name="T32">declaratio</text:span><text:span text:style-name="T27">n</text:span><text:span text:style-name="T38"> </text:span><text:span text:style-name="T32">…………..………</text:span><text:span text:style-name="T27"> </text:span><text:span text:style-name="T34">Pleas</text:span><text:span text:style-name="T27">e</text:span><text:span text:style-name="T46"> </text:span><text:span text:style-name="T34">Note:</text:span></text:p>
        <text:p text:style-name="P109"><text:span text:style-name="T28">1</text:span><text:span text:style-name="T27">)</text:span><text:span text:style-name="T53"> </text:span><text:span text:style-name="T71">Thi</text:span><text:span text:style-name="T27">s</text:span><text:span text:style-name="T72"> </text:span><text:span text:style-name="T71">retur</text:span><text:span text:style-name="T27">n</text:span><text:span text:style-name="T72"> </text:span><text:span text:style-name="T71">an</text:span><text:span text:style-name="T27">d</text:span><text:span text:style-name="T72"> </text:span><text:span text:style-name="T71">paymen</text:span><text:span text:style-name="T27">t</text:span><text:span text:style-name="T72"> </text:span><text:span text:style-name="T71">mus</text:span><text:span text:style-name="T27">t</text:span><text:span text:style-name="T72"> </text:span><text:span text:style-name="T71">b</text:span><text:span text:style-name="T27">e</text:span><text:span text:style-name="T72"> </text:span><text:span text:style-name="T71">presente</text:span><text:span text:style-name="T27">d</text:span><text:span text:style-name="T72"> </text:span><text:span text:style-name="T71">o</text:span><text:span text:style-name="T27">n</text:span><text:span text:style-name="T72"> </text:span><text:span text:style-name="T71">o</text:span><text:span text:style-name="T27">r</text:span><text:span text:style-name="T72"> </text:span><text:span text:style-name="T71">befor</text:span><text:span text:style-name="T27">e</text:span><text:span text:style-name="T72"> </text:span><text:span text:style-name="T71">20t</text:span><text:span text:style-name="T27">h</text:span><text:span text:style-name="T72"> </text:span><text:span text:style-name="T71">da</text:span><text:span text:style-name="T27">y</text:span><text:span text:style-name="T72"> </text:span><text:span text:style-name="T71">o</text:span><text:span text:style-name="T27">f</text:span><text:span text:style-name="T72"> </text:span><text:span text:style-name="T71">th</text:span><text:span text:style-name="T27">e</text:span><text:span text:style-name="T72"> </text:span><text:span text:style-name="T71">followin</text:span><text:span text:style-name="T27">g</text:span><text:span text:style-name="T72"> </text:span><text:span text:style-name="T71">mont</text:span><text:span text:style-name="T27">h</text:span><text:span text:style-name="T72"> </text:span><text:span text:style-name="T71">mentione</text:span><text:span text:style-name="T27">d</text:span><text:span text:style-name="T72"> </text:span><text:span text:style-name="T71">i</text:span><text:span text:style-name="T27">n</text:span><text:span text:style-name="T72"> </text:span><text:span text:style-name="T71">bo</text:span><text:span text:style-name="T27">x</text:span><text:span text:style-name="T72"> </text:span><text:span text:style-name="T71">02.</text:span></text:p>
        <text:p text:style-name="P109"><text:span text:style-name="T28">2</text:span><text:span text:style-name="T27">)</text:span><text:span text:style-name="T35"> </text:span><text:span text:style-name="T28">I</text:span><text:span text:style-name="T27">n</text:span><text:span text:style-name="T35"> </text:span><text:span text:style-name="T28">cas</text:span><text:span text:style-name="T27">e</text:span><text:span text:style-name="T35"> </text:span><text:span text:style-name="T28">th</text:span><text:span text:style-name="T27">e</text:span><text:span text:style-name="T35"> </text:span><text:span text:style-name="T28">paymen</text:span><text:span text:style-name="T27">t</text:span><text:span text:style-name="T35"> </text:span><text:span text:style-name="T28">i</text:span><text:span text:style-name="T27">s</text:span><text:span text:style-name="T35"> </text:span><text:span text:style-name="T28">mad</text:span><text:span text:style-name="T27">e</text:span><text:span text:style-name="T35"> </text:span><text:span text:style-name="T28">b</text:span><text:span text:style-name="T27">y</text:span><text:span text:style-name="T35"> </text:span><text:span text:style-name="T27">a</text:span><text:span text:style-name="T35"> </text:span><text:span text:style-name="T28">challa</text:span><text:span text:style-name="T27">n</text:span><text:span text:style-name="T35"> </text:span><text:span text:style-name="T28">i</text:span><text:span text:style-name="T27">n</text:span><text:span text:style-name="T35"> </text:span><text:span text:style-name="T28">th</text:span><text:span text:style-name="T27">e</text:span><text:span text:style-name="T35"> </text:span><text:span text:style-name="T28">bank</text:span><text:span text:style-name="T27">,</text:span><text:span text:style-name="T35"> </text:span><text:span text:style-name="T28">pleas</text:span><text:span text:style-name="T27">e</text:span><text:span text:style-name="T35"> </text:span><text:span text:style-name="T28">enclos</text:span><text:span text:style-name="T27">e</text:span><text:span text:style-name="T35"> </text:span><text:span text:style-name="T27">a</text:span><text:span text:style-name="T35"> </text:span><text:span text:style-name="T28">cop</text:span><text:span text:style-name="T27">y</text:span><text:span text:style-name="T35"> </text:span><text:span text:style-name="T28">o</text:span><text:span text:style-name="T27">f</text:span><text:span text:style-name="T35"> </text:span><text:span text:style-name="T28">th</text:span><text:span text:style-name="T27">e</text:span><text:span text:style-name="T35"> </text:span><text:span text:style-name="T28">same.</text:span></text:p>
        <text:p text:style-name="P109"><text:span text:style-name="T34">3</text:span><text:span text:style-name="T27">)</text:span><text:span text:style-name="T54"> </text:span><text:span text:style-name="T73">Y</text:span><text:span text:style-name="T34">o</text:span><text:span text:style-name="T27">u</text:span><text:span text:style-name="T54"> </text:span><text:span text:style-name="T34">wil</text:span><text:span text:style-name="T27">l</text:span><text:span text:style-name="T54"> </text:span><text:span text:style-name="T34">be</text:span><text:span text:style-name="T27">,</text:span><text:span text:style-name="T54"> </text:span><text:span text:style-name="T34">a</text:span><text:span text:style-name="T27">s</text:span><text:span text:style-name="T54"> </text:span><text:span text:style-name="T34">pe</text:span><text:span text:style-name="T27">r</text:span><text:span text:style-name="T54"> </text:span><text:span text:style-name="T34">provision</text:span><text:span text:style-name="T27">s</text:span><text:span text:style-name="T54"> </text:span><text:span text:style-name="T34">o</text:span><text:span text:style-name="T27">f</text:span><text:span text:style-name="T54"> </text:span><text:span text:style-name="T34">th</text:span><text:span text:style-name="T27">e</text:span><text:span text:style-name="T54"> </text:span><text:span text:style-name="T34">AP</text:span><text:span text:style-name="T59">V</text:span><text:span text:style-name="T74">A</text:span><text:span text:style-name="T27">T</text:span><text:span text:style-name="T54"> </text:span><text:span text:style-name="T34">Ac</text:span><text:span text:style-name="T27">t</text:span><text:span text:style-name="T54"> </text:span><text:span text:style-name="T34">2005</text:span><text:span text:style-name="T27">,</text:span><text:span text:style-name="T54"> </text:span><text:span text:style-name="T34">subjec</text:span><text:span text:style-name="T27">t</text:span><text:span text:style-name="T54"> </text:span><text:span text:style-name="T34">t</text:span><text:span text:style-name="T27">o</text:span><text:span text:style-name="T54"> </text:span><text:span text:style-name="T34">penaltie</text:span><text:span text:style-name="T27">s</text:span><text:span text:style-name="T54"> </text:span><text:span text:style-name="T34">i</text:span><text:span text:style-name="T27">f</text:span><text:span text:style-name="T54"> </text:span><text:span text:style-name="T34">you:</text:span></text:p>
        <text:p text:style-name="P111"><text:span text:style-name="T27">-<text:tab/></text:span><text:span text:style-name="T48">Fai</text:span><text:span text:style-name="T27">l</text:span><text:span text:style-name="T50"> </text:span><text:span text:style-name="T48">t</text:span><text:span text:style-name="T27">o</text:span><text:span text:style-name="T50"> </text:span><text:span text:style-name="T48">fil</text:span><text:span text:style-name="T27">e</text:span><text:span text:style-name="T50"> </text:span><text:span text:style-name="T48">th</text:span><text:span text:style-name="T27">e</text:span><text:span text:style-name="T50"> </text:span><text:span text:style-name="T75">V</text:span><text:span text:style-name="T76">A</text:span><text:span text:style-name="T27">T</text:span><text:span text:style-name="T50"> </text:span><text:span text:style-name="T48">retur</text:span><text:span text:style-name="T27">n</text:span><text:span text:style-name="T50"> </text:span><text:span text:style-name="T48">a</text:span><text:span text:style-name="T27">t</text:span><text:span text:style-name="T50"> </text:span><text:span text:style-name="T48">th</text:span><text:span text:style-name="T27">e</text:span><text:span text:style-name="T50"> </text:span><text:span text:style-name="T48">Loca</text:span><text:span text:style-name="T27">l</text:span><text:span text:style-name="T50"> </text:span><text:span text:style-name="T54">T</text:span><text:span text:style-name="T48">a</text:span><text:span text:style-name="T27">x</text:span><text:span text:style-name="T50"> </text:span><text:span text:style-name="T48">O</text:span><text:span text:style-name="T45">f</text:span><text:span text:style-name="T48">fic</text:span><text:span text:style-name="T27">e</text:span><text:span text:style-name="T50"> </text:span><text:span text:style-name="T48">eve</text:span><text:span text:style-name="T27">n</text:span><text:span text:style-name="T50"> </text:span><text:span text:style-name="T48">i</text:span><text:span text:style-name="T27">f</text:span><text:span text:style-name="T50"> </text:span><text:span text:style-name="T48">i</text:span><text:span text:style-name="T27">t</text:span><text:span text:style-name="T50"> </text:span><text:span text:style-name="T48">i</text:span><text:span text:style-name="T27">s</text:span><text:span text:style-name="T50"> </text:span><text:span text:style-name="T27">a</text:span><text:span text:style-name="T50"> </text:span><text:span text:style-name="T48">ni</text:span><text:span text:style-name="T27">l</text:span><text:span text:style-name="T50"> </text:span><text:span text:style-name="T48">return.</text:span></text:p>
        <text:p text:style-name="P111"><text:span text:style-name="T27">-<text:tab/></text:span><text:span text:style-name="T34">Mak</text:span><text:span text:style-name="T27">e</text:span><text:span text:style-name="T35"> </text:span><text:span text:style-name="T27">a</text:span><text:span text:style-name="T35"> </text:span><text:span text:style-name="T34">lat</text:span><text:span text:style-name="T27">e</text:span><text:span text:style-name="T35"> </text:span><text:span text:style-name="T34">paymen</text:span><text:span text:style-name="T27">t</text:span><text:span text:style-name="T35"> </text:span><text:span text:style-name="T34">o</text:span><text:span text:style-name="T27">f</text:span><text:span text:style-name="T35"> </text:span><text:span text:style-name="T34">tax</text:span></text:p>
        <text:p text:style-name="P112"><text:span text:style-name="T86">-<text:tab/></text:span><text:span text:style-name="T85">Mak</text:span><text:span text:style-name="T86">e</text:span><text:span text:style-name="T87"> </text:span><text:span text:style-name="T86">a</text:span><text:span text:style-name="T87"> </text:span><text:span text:style-name="T85">fals</text:span><text:span text:style-name="T86">e</text:span><text:span text:style-name="T87"> </text:span><text:span text:style-name="T85">declaration.</text:span></text:p>
        <text:p text:style-name="P113"/>
      </text:section>
      <text:section text:style-name="Sect3" text:name="Section3">
        <text:p text:style-name="P115"><text:span text:style-name="T49">FO</text:span><text:span text:style-name="T36">R</text:span><text:span text:style-name="T62"> </text:span><text:span text:style-name="T49">OFFICIA</text:span><text:span text:style-name="T36">L</text:span><text:span text:style-name="T62"> </text:span><text:span text:style-name="T49">US</text:span><text:span text:style-name="T36">E</text:span><text:span text:style-name="T62"> </text:span><text:span text:style-name="T49">ON</text:span><text:span text:style-name="T43">L</text:span><text:span text:style-name="T41">Y</text:span><text:span text:style-name="T27">: </text:span><text:span text:style-name="T48">Dat</text:span><text:span text:style-name="T27">e</text:span><text:span text:style-name="T50"> </text:span><text:span text:style-name="T48">o</text:span><text:span text:style-name="T27">f</text:span><text:span text:style-name="T50"> </text:span><text:span text:style-name="T48">Receipt:</text:span></text:p>
        <text:p text:style-name="P114"><draw:custom-shape text:anchor-type="char" draw:z-index="19" draw:style-name="gr4" draw:text-style-name="P119" svg:width="6.4894in" svg:height="1.1661in" svg:x="0.9866in" svg:y="-0.5646in"><text:p/><draw:enhanced-geometry svg:viewBox="0 0 21600 21600" draw:type="rectangle" draw:enhanced-path="M 0 0 L 21600 0 21600 21600 0 21600 0 0 Z N"/></draw:custom-shape><text:span text:style-name="T120">Amoun</text:span><text:span text:style-name="T121">t</text:span><text:span text:style-name="T122"> </text:span><text:span text:style-name="T120">o</text:span><text:span text:style-name="T121">f</text:span><text:span text:style-name="T122"> </text:span><text:span text:style-name="T124">T</text:span><text:span text:style-name="T120">a</text:span><text:span text:style-name="T121">x</text:span><text:span text:style-name="T122"> </text:span><text:span text:style-name="T120">Pai</text:span><text:span text:style-name="T121">d</text:span><text:span text:style-name="T122"> </text:span><text:span text:style-name="T120">Rs.</text:span></text:p>
        <text:p text:style-name="P101"/>
        <text:p text:style-name="Standard"/>
        <text:p text:style-name="P103"><text:soft-page-break/></text:p>
        <text:p text:style-name="P9"/>
        <text:p text:style-name="P9"/>
        <text:p text:style-name="P9"/>
        <text:p text:style-name="P9"/>
        <text:p text:style-name="P116"><text:span text:style-name="T40">Mod</text:span><text:span text:style-name="T27">e</text:span><text:span text:style-name="T73"> </text:span><text:span text:style-name="T40">o</text:span><text:span text:style-name="T27">f</text:span><text:span text:style-name="T73"> </text:span><text:span text:style-name="T40">Payment</text:span><text:span text:style-name="T27">:</text:span><text:span text:style-name="T73"> </text:span><text:span text:style-name="T40">Signatur</text:span><text:span text:style-name="T27">e</text:span><text:span text:style-name="T73"> </text:span><text:span text:style-name="T40">o</text:span><text:span text:style-name="T27">f</text:span><text:span text:style-name="T73"> </text:span><text:span text:style-name="T40">Receivin</text:span><text:span text:style-name="T27">g</text:span><text:span text:style-name="T73"> </text:span><text:span text:style-name="T40">Officer</text:span></text:p>
        <text:p text:style-name="P117"><text:span text:style-name="T93">W</text:span><text:span text:style-name="T94">it</text:span><text:span text:style-name="T86">h</text:span><text:span text:style-name="T95"> </text:span><text:span text:style-name="T94">Stamp</text:span></text:p>
      </text:section>
      <text:section text:style-name="Sect4" text:name="Section4">
        <text:p text:style-name="P102"/>
        <text:p text:style-name="P9"/>
        <text:p text:style-name="P118">9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en" fo:country="US" style:font-name-asian="Times New Roman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38in" fo:page-height="11.6925in" style:num-format="1" style:print-orientation="portrait" fo:margin-top="0.722in" fo:margin-bottom="0.1945in" fo:margin-left="0.6807in" fo:margin-right="0.9028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25in" style:num-format="1" style:print-orientation="portrait" fo:margin-top="0.722in" fo:margin-bottom="0.1945in" fo:margin-left="0.9028in" fo:margin-right="0.7083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FORMS-revised.p65</dc:title>
    <dc:description>Document was created by {applicationname}, version: {version}</dc:description>
    <meta:initial-creator>shanker</meta:initial-creator>
    <meta:creation-date>2012-01-25T18:40:00</meta:creation-date>
    <dc:date>2012-01-27T18:57:29.70</dc:date>
    <meta:editing-cycles>2</meta:editing-cycles>
    <meta:editing-duration>PT574H11M08S</meta:editing-duration>
    <meta:document-statistic meta:table-count="7" meta:image-count="0" meta:object-count="0" meta:page-count="4" meta:paragraph-count="130" meta:word-count="585" meta:character-count="3687"/>
    <meta:generator>OpenOffice.org/3.1$Win32 OpenOffice.org_project/310m11$Build-9399</meta:generator>
  </office:meta>
</office:document-meta>
</file>